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Tahoma1" svg:font-family="Tahoma"/>
    <style:font-face style:name="Liberation Serif" svg:font-family="'Liberation Serif'" style:font-family-generic="roman" style:font-pitch="variable"/>
    <style:font-face style:name="NanumGothic" svg:font-family="NanumGothic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la1" style:family="table">
      <style:table-properties style:width="17cm" table:align="center"/>
    </style:style>
    <style:style style:name="Tabella1.A" style:family="table-column">
      <style:table-column-properties style:column-width="8.5cm"/>
    </style:style>
    <style:style style:name="Tabella1.1" style:family="table-row">
      <style:table-row-properties style:min-row-height="0.196cm"/>
    </style:style>
    <style:style style:name="Tabella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ella1.B1" style:family="table-cell">
      <style:table-cell-properties fo:padding="0.097cm" fo:border="0.05pt solid #ffffff"/>
    </style:style>
    <style:style style:name="P1" style:family="paragraph" style:parent-style-name="Subtitle">
      <style:paragraph-properties fo:text-align="start" style:justify-single-word="false"/>
      <style:text-properties officeooo:rsid="001e6e0f" officeooo:paragraph-rsid="001e6e0f"/>
    </style:style>
    <style:style style:name="P2" style:family="paragraph" style:parent-style-name="Subtitle">
      <style:paragraph-properties fo:text-align="start" style:justify-single-word="false"/>
      <style:text-properties officeooo:rsid="00157061" officeooo:paragraph-rsid="00157061"/>
    </style:style>
    <style:style style:name="P3" style:family="paragraph" style:parent-style-name="Subtitle">
      <style:paragraph-properties fo:text-align="start" style:justify-single-word="false"/>
      <style:text-properties officeooo:rsid="002b96e8" officeooo:paragraph-rsid="002b96e8"/>
    </style:style>
    <style:style style:name="P4" style:family="paragraph" style:parent-style-name="Subtitle">
      <style:paragraph-properties fo:text-align="start" style:justify-single-word="false"/>
      <style:text-properties officeooo:rsid="003b2ea3" officeooo:paragraph-rsid="003b2ea3"/>
    </style:style>
    <style:style style:name="P5" style:family="paragraph" style:parent-style-name="Subtitle">
      <style:text-properties fo:language="it" fo:country="IT" officeooo:rsid="00832958" officeooo:paragraph-rsid="00832958" style:language-asian="zxx" style:country-asian="none" style:language-complex="zxx" style:country-complex="none"/>
    </style:style>
    <style:style style:name="P6" style:family="paragraph" style:parent-style-name="Subtitle">
      <style:text-properties fo:language="it" fo:country="IT" officeooo:rsid="00c9e211" style:language-asian="zxx" style:country-asian="none" style:language-complex="zxx" style:country-complex="none"/>
    </style:style>
    <style:style style:name="P7" style:family="paragraph" style:parent-style-name="Text_20_body">
      <style:paragraph-properties fo:text-align="start" style:justify-single-word="false"/>
      <style:text-properties officeooo:rsid="004b351c" officeooo:paragraph-rsid="004d8cd2"/>
    </style:style>
    <style:style style:name="P8" style:family="paragraph" style:parent-style-name="Text_20_body">
      <style:text-properties fo:language="it" fo:country="IT" officeooo:rsid="009779d7" officeooo:paragraph-rsid="009779d7" style:language-asian="zxx" style:country-asian="none" style:language-complex="zxx" style:country-complex="none"/>
    </style:style>
    <style:style style:name="P9" style:family="paragraph" style:parent-style-name="Text_20_body">
      <style:text-properties fo:language="it" fo:country="IT" officeooo:rsid="0122ec65" officeooo:paragraph-rsid="0122ec65" style:language-asian="zxx" style:country-asian="none" style:language-complex="zxx" style:country-complex="none"/>
    </style:style>
    <style:style style:name="P10" style:family="paragraph" style:parent-style-name="Heading_20_1">
      <style:paragraph-properties fo:text-align="center" style:justify-single-word="false"/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P11" style:family="paragraph" style:parent-style-name="Text_20_body" style:list-style-name="L1">
      <style:paragraph-properties fo:text-align="start" style:justify-single-word="false"/>
      <style:text-properties officeooo:rsid="0026627b" officeooo:paragraph-rsid="0026627b"/>
    </style:style>
    <style:style style:name="P12" style:family="paragraph" style:parent-style-name="Text_20_body" style:list-style-name="L1">
      <style:paragraph-properties fo:text-align="start" style:justify-single-word="false"/>
      <style:text-properties officeooo:rsid="00270361" officeooo:paragraph-rsid="00270361"/>
    </style:style>
    <style:style style:name="P13" style:family="paragraph" style:parent-style-name="Text_20_body" style:list-style-name="L2">
      <style:paragraph-properties fo:text-align="start" style:justify-single-word="false"/>
      <style:text-properties officeooo:rsid="00157061" officeooo:paragraph-rsid="00157061"/>
    </style:style>
    <style:style style:name="P14" style:family="paragraph" style:parent-style-name="Text_20_body" style:list-style-name="L2">
      <style:paragraph-properties fo:text-align="start" style:justify-single-word="false"/>
      <style:text-properties officeooo:rsid="0015c949" officeooo:paragraph-rsid="0015c949"/>
    </style:style>
    <style:style style:name="P15" style:family="paragraph" style:parent-style-name="Text_20_body" style:list-style-name="L2">
      <style:paragraph-properties fo:text-align="start" style:justify-single-word="false"/>
      <style:text-properties officeooo:rsid="0017321e" officeooo:paragraph-rsid="0017321e"/>
    </style:style>
    <style:style style:name="P16" style:family="paragraph" style:parent-style-name="Text_20_body" style:list-style-name="L2">
      <style:paragraph-properties fo:text-align="start" style:justify-single-word="false"/>
      <style:text-properties officeooo:rsid="00198345" officeooo:paragraph-rsid="00198345"/>
    </style:style>
    <style:style style:name="P17" style:family="paragraph" style:parent-style-name="Text_20_body" style:list-style-name="L2">
      <style:paragraph-properties fo:text-align="start" style:justify-single-word="false"/>
      <style:text-properties officeooo:rsid="0019eb62" officeooo:paragraph-rsid="0019eb62"/>
    </style:style>
    <style:style style:name="P18" style:family="paragraph" style:parent-style-name="Text_20_body" style:list-style-name="L2">
      <style:paragraph-properties fo:text-align="start" style:justify-single-word="false"/>
      <style:text-properties officeooo:rsid="001b322f" officeooo:paragraph-rsid="001b322f"/>
    </style:style>
    <style:style style:name="P19" style:family="paragraph" style:parent-style-name="Text_20_body" style:list-style-name="L2">
      <style:paragraph-properties fo:text-align="start" style:justify-single-word="false"/>
      <style:text-properties officeooo:rsid="001b322f" officeooo:paragraph-rsid="001d310e"/>
    </style:style>
    <style:style style:name="P20" style:family="paragraph" style:parent-style-name="Text_20_body" style:list-style-name="L2">
      <style:paragraph-properties fo:text-align="start" style:justify-single-word="false"/>
      <style:text-properties officeooo:rsid="001d310e" officeooo:paragraph-rsid="001d310e"/>
    </style:style>
    <style:style style:name="P21" style:family="paragraph" style:parent-style-name="Text_20_body" style:list-style-name="L3">
      <style:paragraph-properties fo:text-align="start" style:justify-single-word="false"/>
      <style:text-properties officeooo:rsid="001e6e0f" officeooo:paragraph-rsid="001e6e0f"/>
    </style:style>
    <style:style style:name="P22" style:family="paragraph" style:parent-style-name="Text_20_body" style:list-style-name="L3">
      <style:paragraph-properties fo:text-align="start" style:justify-single-word="false"/>
      <style:text-properties officeooo:rsid="001f751c" officeooo:paragraph-rsid="0020b671"/>
    </style:style>
    <style:style style:name="P23" style:family="paragraph" style:parent-style-name="Text_20_body" style:list-style-name="L3">
      <style:paragraph-properties fo:text-align="start" style:justify-single-word="false"/>
      <style:text-properties officeooo:rsid="0020b671" officeooo:paragraph-rsid="0020b671"/>
    </style:style>
    <style:style style:name="P24" style:family="paragraph" style:parent-style-name="Text_20_body" style:list-style-name="L3">
      <style:paragraph-properties fo:text-align="start" style:justify-single-word="false"/>
      <style:text-properties officeooo:rsid="0027f1ef" officeooo:paragraph-rsid="0027f1ef"/>
    </style:style>
    <style:style style:name="P25" style:family="paragraph" style:parent-style-name="Text_20_body" style:list-style-name="L4">
      <style:paragraph-properties fo:text-align="start" style:justify-single-word="false"/>
      <style:text-properties officeooo:rsid="002d451c" officeooo:paragraph-rsid="002d451c"/>
    </style:style>
    <style:style style:name="P26" style:family="paragraph" style:parent-style-name="Text_20_body" style:list-style-name="L4">
      <style:paragraph-properties fo:text-align="start" style:justify-single-word="false"/>
      <style:text-properties officeooo:rsid="002e3b20" officeooo:paragraph-rsid="002e3b20"/>
    </style:style>
    <style:style style:name="P27" style:family="paragraph" style:parent-style-name="Text_20_body" style:list-style-name="L4">
      <style:paragraph-properties fo:text-align="start" style:justify-single-word="false"/>
      <style:text-properties officeooo:rsid="00344be9" officeooo:paragraph-rsid="00344be9"/>
    </style:style>
    <style:style style:name="P28" style:family="paragraph" style:parent-style-name="Text_20_body" style:list-style-name="L4">
      <style:paragraph-properties fo:text-align="start" style:justify-single-word="false"/>
      <style:text-properties officeooo:rsid="002f6515" officeooo:paragraph-rsid="002f6515"/>
    </style:style>
    <style:style style:name="P29" style:family="paragraph" style:parent-style-name="Text_20_body" style:list-style-name="L4">
      <style:paragraph-properties fo:text-align="start" style:justify-single-word="false"/>
      <style:text-properties officeooo:rsid="003051ab" officeooo:paragraph-rsid="003051ab"/>
    </style:style>
    <style:style style:name="P30" style:family="paragraph" style:parent-style-name="Text_20_body" style:list-style-name="L4">
      <style:paragraph-properties fo:text-align="start" style:justify-single-word="false"/>
      <style:text-properties officeooo:rsid="003169d3" officeooo:paragraph-rsid="003169d3"/>
    </style:style>
    <style:style style:name="P31" style:family="paragraph" style:parent-style-name="Text_20_body" style:list-style-name="L4">
      <style:paragraph-properties fo:text-align="start" style:justify-single-word="false"/>
      <style:text-properties officeooo:rsid="0039027c" officeooo:paragraph-rsid="0039027c"/>
    </style:style>
    <style:style style:name="P32" style:family="paragraph" style:parent-style-name="Text_20_body" style:list-style-name="L4">
      <style:paragraph-properties fo:text-align="start" style:justify-single-word="false"/>
      <style:text-properties officeooo:rsid="0039c9c8" officeooo:paragraph-rsid="0039c9c8"/>
    </style:style>
    <style:style style:name="P33" style:family="paragraph" style:parent-style-name="Text_20_body" style:list-style-name="L5">
      <style:paragraph-properties fo:text-align="start" style:justify-single-word="false"/>
      <style:text-properties officeooo:rsid="003b8b1d" officeooo:paragraph-rsid="003b8b1d"/>
    </style:style>
    <style:style style:name="P34" style:family="paragraph" style:parent-style-name="Text_20_body" style:list-style-name="L5">
      <style:paragraph-properties fo:text-align="start" style:justify-single-word="false"/>
      <style:text-properties officeooo:rsid="003c4c61" officeooo:paragraph-rsid="003c4c61"/>
    </style:style>
    <style:style style:name="P35" style:family="paragraph" style:parent-style-name="Text_20_body" style:list-style-name="L5">
      <style:paragraph-properties fo:text-align="start" style:justify-single-word="false"/>
      <style:text-properties officeooo:rsid="003e0c8d" officeooo:paragraph-rsid="003e0c8d"/>
    </style:style>
    <style:style style:name="P36" style:family="paragraph" style:parent-style-name="Text_20_body" style:list-style-name="L5">
      <style:paragraph-properties fo:text-align="start" style:justify-single-word="false"/>
      <style:text-properties officeooo:rsid="003f79a8" officeooo:paragraph-rsid="003f79a8"/>
    </style:style>
    <style:style style:name="P37" style:family="paragraph" style:parent-style-name="Text_20_body" style:list-style-name="L5">
      <style:paragraph-properties fo:text-align="start" style:justify-single-word="false"/>
      <style:text-properties officeooo:rsid="0040211a" officeooo:paragraph-rsid="0040211a"/>
    </style:style>
    <style:style style:name="P38" style:family="paragraph" style:parent-style-name="Text_20_body" style:list-style-name="L5">
      <style:paragraph-properties fo:text-align="start" style:justify-single-word="false"/>
      <style:text-properties officeooo:rsid="0040ab78" officeooo:paragraph-rsid="0040ab78"/>
    </style:style>
    <style:style style:name="P39" style:family="paragraph" style:parent-style-name="Text_20_body" style:list-style-name="L5">
      <style:paragraph-properties fo:text-align="start" style:justify-single-word="false"/>
      <style:text-properties officeooo:rsid="00422c9f" officeooo:paragraph-rsid="00422c9f"/>
    </style:style>
    <style:style style:name="P40" style:family="paragraph" style:parent-style-name="Text_20_body" style:list-style-name="L5">
      <style:paragraph-properties fo:text-align="start" style:justify-single-word="false"/>
      <style:text-properties officeooo:rsid="0043f81c" officeooo:paragraph-rsid="0043f81c"/>
    </style:style>
    <style:style style:name="P41" style:family="paragraph" style:parent-style-name="Text_20_body" style:list-style-name="L5">
      <style:paragraph-properties fo:text-align="start" style:justify-single-word="false"/>
      <style:text-properties officeooo:rsid="00453839" officeooo:paragraph-rsid="00453839"/>
    </style:style>
    <style:style style:name="P42" style:family="paragraph" style:parent-style-name="Text_20_body" style:list-style-name="L5">
      <style:paragraph-properties fo:text-align="start" style:justify-single-word="false"/>
      <style:text-properties officeooo:rsid="00464aff" officeooo:paragraph-rsid="00464aff"/>
    </style:style>
    <style:style style:name="P43" style:family="paragraph" style:parent-style-name="Text_20_body" style:list-style-name="L5">
      <style:paragraph-properties fo:text-align="start" style:justify-single-word="false"/>
      <style:text-properties officeooo:rsid="004752f3" officeooo:paragraph-rsid="004752f3"/>
    </style:style>
    <style:style style:name="P44" style:family="paragraph" style:parent-style-name="Text_20_body" style:list-style-name="L5">
      <style:paragraph-properties fo:text-align="start" style:justify-single-word="false"/>
      <style:text-properties officeooo:rsid="004a5519" officeooo:paragraph-rsid="004a5519"/>
    </style:style>
    <style:style style:name="P45" style:family="paragraph" style:parent-style-name="Text_20_body" style:list-style-name="L5">
      <style:paragraph-properties fo:text-align="start" style:justify-single-word="false"/>
      <style:text-properties officeooo:rsid="004a5519" officeooo:paragraph-rsid="004b351c"/>
    </style:style>
    <style:style style:name="P46" style:family="paragraph" style:parent-style-name="Text_20_body" style:list-style-name="L5">
      <style:paragraph-properties fo:text-align="start" style:justify-single-word="false"/>
      <style:text-properties officeooo:rsid="005be9f3" officeooo:paragraph-rsid="005be9f3"/>
    </style:style>
    <style:style style:name="P47" style:family="paragraph" style:parent-style-name="Text_20_body" style:list-style-name="L5">
      <style:paragraph-properties fo:text-align="start" style:justify-single-word="false"/>
      <style:text-properties officeooo:rsid="0060fddc" officeooo:paragraph-rsid="0060fddc"/>
    </style:style>
    <style:style style:name="P48" style:family="paragraph" style:parent-style-name="Text_20_body" style:list-style-name="L5">
      <style:paragraph-properties fo:text-align="start" style:justify-single-word="false"/>
      <style:text-properties officeooo:rsid="006190c9" officeooo:paragraph-rsid="006190c9"/>
    </style:style>
    <style:style style:name="P49" style:family="paragraph" style:parent-style-name="Text_20_body" style:list-style-name="L5">
      <style:paragraph-properties fo:text-align="start" style:justify-single-word="false"/>
      <style:text-properties officeooo:rsid="0061e740" officeooo:paragraph-rsid="0061e740"/>
    </style:style>
    <style:style style:name="P50" style:family="paragraph" style:parent-style-name="Text_20_body" style:list-style-name="L5">
      <style:paragraph-properties fo:text-align="start" style:justify-single-word="false"/>
      <style:text-properties officeooo:rsid="004b351c" officeooo:paragraph-rsid="004b351c"/>
    </style:style>
    <style:style style:name="P51" style:family="paragraph" style:parent-style-name="Text_20_body" style:list-style-name="L5">
      <style:paragraph-properties fo:text-align="start" style:justify-single-word="false"/>
      <style:text-properties officeooo:rsid="004b351c" officeooo:paragraph-rsid="004d8cd2"/>
    </style:style>
    <style:style style:name="P52" style:family="paragraph" style:parent-style-name="Text_20_body" style:list-style-name="L5">
      <style:paragraph-properties fo:text-align="start" style:justify-single-word="false"/>
      <style:text-properties officeooo:rsid="00514146" officeooo:paragraph-rsid="00514146"/>
    </style:style>
    <style:style style:name="P53" style:family="paragraph" style:parent-style-name="Text_20_body" style:list-style-name="L5">
      <style:paragraph-properties fo:text-align="start" style:justify-single-word="false"/>
      <style:text-properties officeooo:rsid="00547823" officeooo:paragraph-rsid="00547823"/>
    </style:style>
    <style:style style:name="P54" style:family="paragraph" style:parent-style-name="Text_20_body" style:list-style-name="L5">
      <style:paragraph-properties fo:text-align="start" style:justify-single-word="false"/>
      <style:text-properties officeooo:rsid="00566563" officeooo:paragraph-rsid="00566563"/>
    </style:style>
    <style:style style:name="P55" style:family="paragraph" style:parent-style-name="Text_20_body" style:list-style-name="L5">
      <style:paragraph-properties fo:text-align="start" style:justify-single-word="false"/>
      <style:text-properties officeooo:rsid="0059822d" officeooo:paragraph-rsid="0059822d"/>
    </style:style>
    <style:style style:name="P56" style:family="paragraph" style:parent-style-name="Text_20_body" style:list-style-name="L5">
      <style:paragraph-properties fo:text-align="start" style:justify-single-word="false"/>
      <style:text-properties officeooo:rsid="005b2d58" officeooo:paragraph-rsid="005b2d58"/>
    </style:style>
    <style:style style:name="P57" style:family="paragraph" style:parent-style-name="Text_20_body" style:list-style-name="L5">
      <style:paragraph-properties fo:text-align="start" style:justify-single-word="false"/>
      <style:text-properties officeooo:rsid="005b7359" officeooo:paragraph-rsid="005b7359"/>
    </style:style>
    <style:style style:name="P58" style:family="paragraph" style:parent-style-name="Text_20_body" style:list-style-name="L5">
      <style:paragraph-properties fo:text-align="start" style:justify-single-word="false"/>
      <style:text-properties officeooo:rsid="00597056" officeooo:paragraph-rsid="00597056"/>
    </style:style>
    <style:style style:name="P59" style:family="paragraph" style:parent-style-name="Text_20_body" style:list-style-name="L5">
      <style:paragraph-properties fo:text-align="start" style:justify-single-word="false"/>
      <style:text-properties officeooo:rsid="00544ebf" officeooo:paragraph-rsid="00547823"/>
    </style:style>
    <style:style style:name="P60" style:family="paragraph" style:parent-style-name="Text_20_body" style:list-style-name="L5">
      <style:paragraph-properties fo:text-align="start" style:justify-single-word="false"/>
      <style:text-properties officeooo:rsid="00544ebf" officeooo:paragraph-rsid="00544ebf"/>
    </style:style>
    <style:style style:name="P61" style:family="paragraph" style:parent-style-name="Text_20_body" style:list-style-name="L5">
      <style:paragraph-properties fo:text-align="start" style:justify-single-word="false"/>
      <style:text-properties officeooo:rsid="005cd1ec" officeooo:paragraph-rsid="005cd1ec"/>
    </style:style>
    <style:style style:name="P62" style:family="paragraph" style:parent-style-name="Text_20_body" style:list-style-name="L5">
      <style:paragraph-properties fo:text-align="start" style:justify-single-word="false"/>
      <style:text-properties officeooo:rsid="005d6e51" officeooo:paragraph-rsid="005d6e51"/>
    </style:style>
    <style:style style:name="P63" style:family="paragraph" style:parent-style-name="Text_20_body" style:list-style-name="L5">
      <style:paragraph-properties fo:text-align="start" style:justify-single-word="false"/>
      <style:text-properties officeooo:rsid="005f7fa2" officeooo:paragraph-rsid="005f7fa2"/>
    </style:style>
    <style:style style:name="P64" style:family="paragraph" style:parent-style-name="Text_20_body" style:list-style-name="L5">
      <style:paragraph-properties fo:text-align="start" style:justify-single-word="false"/>
      <style:text-properties officeooo:rsid="005e69a1" officeooo:paragraph-rsid="005e69a1"/>
    </style:style>
    <style:style style:name="P65" style:family="paragraph" style:parent-style-name="Text_20_body" style:list-style-name="L5">
      <style:paragraph-properties fo:text-align="start" style:justify-single-word="false"/>
      <style:text-properties officeooo:rsid="005fcad0" officeooo:paragraph-rsid="005fcad0"/>
    </style:style>
    <style:style style:name="P66" style:family="paragraph" style:parent-style-name="Text_20_body" style:list-style-name="L5">
      <style:paragraph-properties fo:text-align="start" style:justify-single-word="false"/>
      <style:text-properties officeooo:rsid="006017a7" officeooo:paragraph-rsid="006017a7"/>
    </style:style>
    <style:style style:name="P67" style:family="paragraph" style:parent-style-name="Text_20_body" style:list-style-name="L5">
      <style:paragraph-properties fo:text-align="start" style:justify-single-word="false"/>
      <style:text-properties style:text-line-through-style="none" style:text-line-through-type="none" fo:font-size="15pt" fo:font-style="normal" style:text-underline-style="none" fo:font-weight="bold" officeooo:rsid="004b351c" officeooo:paragraph-rsid="004d8cd2" style:font-size-asian="15pt" style:font-style-asian="normal" style:font-weight-asian="bold" style:font-size-complex="15pt" style:font-style-complex="normal" style:font-weight-complex="bold"/>
    </style:style>
    <style:style style:name="P68" style:family="paragraph" style:parent-style-name="Text_20_body" style:list-style-name="L5">
      <style:paragraph-properties fo:text-align="start" style:justify-single-word="false"/>
      <style:text-properties style:text-underline-style="solid" style:text-underline-width="auto" style:text-underline-color="font-color" officeooo:rsid="004b351c" officeooo:paragraph-rsid="004d8cd2"/>
    </style:style>
    <style:style style:name="P69" style:family="paragraph" style:parent-style-name="Text_20_body" style:list-style-name="L5">
      <style:paragraph-properties fo:text-align="start" style:justify-single-word="false"/>
      <style:text-properties style:text-underline-style="solid" style:text-underline-width="auto" style:text-underline-color="font-color" fo:font-weight="bold" officeooo:rsid="004b351c" officeooo:paragraph-rsid="004d8cd2" style:font-weight-asian="bold" style:font-weight-complex="bold"/>
    </style:style>
    <style:style style:name="P70" style:family="paragraph" style:parent-style-name="Text_20_body" style:list-style-name="L5">
      <style:paragraph-properties fo:text-align="start" style:justify-single-word="false"/>
      <style:text-properties fo:font-size="15pt" style:text-underline-style="none" fo:font-weight="bold" officeooo:rsid="004b351c" officeooo:paragraph-rsid="004d8cd2" style:font-size-asian="15pt" style:font-weight-asian="bold" style:font-size-complex="15pt" style:font-weight-complex="bold"/>
    </style:style>
    <style:style style:name="P71" style:family="paragraph" style:parent-style-name="Text_20_body" style:list-style-name="L5">
      <style:paragraph-properties fo:text-align="start" style:justify-single-word="false"/>
      <style:text-properties officeooo:rsid="004c7402" officeooo:paragraph-rsid="004d8cd2"/>
    </style:style>
    <style:style style:name="P72" style:family="paragraph" style:parent-style-name="Text_20_body" style:list-style-name="L5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4cc774" officeooo:paragraph-rsid="004d8cd2" style:font-size-asian="10.5pt" style:font-weight-asian="normal" style:font-size-complex="12pt" style:font-weight-complex="normal"/>
    </style:style>
    <style:style style:name="P73" style:family="paragraph" style:parent-style-name="Text_20_body" style:list-style-name="L5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cc774" officeooo:paragraph-rsid="004d8cd2" style:font-size-asian="10.5pt" style:font-weight-asian="bold" style:font-size-complex="12pt" style:font-weight-complex="bold"/>
    </style:style>
    <style:style style:name="P74" style:family="paragraph" style:parent-style-name="Text_20_body" style:list-style-name="L5">
      <style:paragraph-properties fo:text-align="start" style:justify-single-word="false"/>
      <style:text-properties fo:font-size="12pt" style:text-underline-style="none" fo:font-weight="normal" officeooo:rsid="004cc774" officeooo:paragraph-rsid="004d8cd2" style:font-size-asian="10.5pt" style:font-weight-asian="normal" style:font-size-complex="12pt" style:font-weight-complex="normal"/>
    </style:style>
    <style:style style:name="P75" style:family="paragraph" style:parent-style-name="Text_20_body" style:list-style-name="L5">
      <style:paragraph-properties fo:text-align="start" style:justify-single-word="false"/>
      <style:text-properties fo:font-size="12pt" style:text-underline-style="none" fo:font-weight="bold" officeooo:rsid="004cc774" officeooo:paragraph-rsid="004d8cd2" style:font-size-asian="10.5pt" style:font-weight-asian="bold" style:font-size-complex="12pt" style:font-weight-complex="bold"/>
    </style:style>
    <style:style style:name="P76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P77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4f160" officeooo:paragraph-rsid="0064f160"/>
    </style:style>
    <style:style style:name="P78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5014f" officeooo:paragraph-rsid="0065014f"/>
    </style:style>
    <style:style style:name="P79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8ec7c" officeooo:paragraph-rsid="0078ec7c"/>
    </style:style>
    <style:style style:name="P80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9870f" officeooo:paragraph-rsid="0079870f"/>
    </style:style>
    <style:style style:name="P81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6922e" officeooo:paragraph-rsid="0066922e"/>
    </style:style>
    <style:style style:name="P82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6fbfa" officeooo:paragraph-rsid="0066fbfa"/>
    </style:style>
    <style:style style:name="P83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81b6f" officeooo:paragraph-rsid="00681b6f"/>
    </style:style>
    <style:style style:name="P84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81b6f" officeooo:paragraph-rsid="006ead87"/>
    </style:style>
    <style:style style:name="P85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8e9a2" officeooo:paragraph-rsid="0068e9a2"/>
    </style:style>
    <style:style style:name="P86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c8ad7" officeooo:paragraph-rsid="006c8ad7"/>
    </style:style>
    <style:style style:name="P87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ade89" officeooo:paragraph-rsid="006ade89"/>
    </style:style>
    <style:style style:name="P88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ead87" officeooo:paragraph-rsid="006ead87"/>
    </style:style>
    <style:style style:name="P89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e5912" officeooo:paragraph-rsid="006e5912"/>
    </style:style>
    <style:style style:name="P90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9f03c" officeooo:paragraph-rsid="0079f03c"/>
    </style:style>
    <style:style style:name="P91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3c3fa" officeooo:paragraph-rsid="0073c3fa"/>
    </style:style>
    <style:style style:name="P92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a5d02" officeooo:paragraph-rsid="007a5d02"/>
    </style:style>
    <style:style style:name="P93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3ef73" officeooo:paragraph-rsid="0073ef73"/>
    </style:style>
    <style:style style:name="P94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7155c" officeooo:paragraph-rsid="0077155c"/>
    </style:style>
    <style:style style:name="P95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c254c" officeooo:paragraph-rsid="007c254c"/>
    </style:style>
    <style:style style:name="P96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e0614" officeooo:paragraph-rsid="007e0614"/>
    </style:style>
    <style:style style:name="P97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f042b" officeooo:paragraph-rsid="007f042b"/>
    </style:style>
    <style:style style:name="P98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80ea1a" officeooo:paragraph-rsid="0080ea1a"/>
    </style:style>
    <style:style style:name="P99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8108fe" officeooo:paragraph-rsid="008108fe"/>
    </style:style>
    <style:style style:name="P100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82bd31" officeooo:paragraph-rsid="0082bd31"/>
    </style:style>
    <style:style style:name="P101" style:family="paragraph" style:parent-style-name="Text_20_body" style:list-style-name="L7">
      <style:paragraph-properties fo:text-align="start" style:justify-single-word="false"/>
      <style:text-properties officeooo:rsid="00681b6f" officeooo:paragraph-rsid="00681b6f"/>
    </style:style>
    <style:style style:name="P102" style:family="paragraph" style:parent-style-name="Text_20_body" style:list-style-name="L8">
      <style:text-properties fo:language="it" fo:country="IT" officeooo:rsid="00843f1f" officeooo:paragraph-rsid="00843f1f" style:language-asian="zxx" style:country-asian="none" style:language-complex="zxx" style:country-complex="none"/>
    </style:style>
    <style:style style:name="P103" style:family="paragraph" style:parent-style-name="Text_20_body" style:list-style-name="L8">
      <style:text-properties fo:language="it" fo:country="IT" officeooo:rsid="00852ac6" officeooo:paragraph-rsid="00852ac6" style:language-asian="zxx" style:country-asian="none" style:language-complex="zxx" style:country-complex="none"/>
    </style:style>
    <style:style style:name="P104" style:family="paragraph" style:parent-style-name="Text_20_body" style:list-style-name="L8">
      <style:text-properties fo:language="it" fo:country="IT" officeooo:rsid="0087559b" officeooo:paragraph-rsid="0087559b" style:language-asian="zxx" style:country-asian="none" style:language-complex="zxx" style:country-complex="none"/>
    </style:style>
    <style:style style:name="P105" style:family="paragraph" style:parent-style-name="Text_20_body" style:list-style-name="L8">
      <style:text-properties fo:language="it" fo:country="IT" officeooo:rsid="0088bf34" officeooo:paragraph-rsid="0088bf34" style:language-asian="zxx" style:country-asian="none" style:language-complex="zxx" style:country-complex="none"/>
    </style:style>
    <style:style style:name="P106" style:family="paragraph" style:parent-style-name="Text_20_body" style:list-style-name="L8">
      <style:text-properties fo:language="it" fo:country="IT" officeooo:rsid="008b056b" officeooo:paragraph-rsid="008b056b" style:language-asian="zxx" style:country-asian="none" style:language-complex="zxx" style:country-complex="none"/>
    </style:style>
    <style:style style:name="P107" style:family="paragraph" style:parent-style-name="Text_20_body" style:list-style-name="L8">
      <style:text-properties fo:language="it" fo:country="IT" officeooo:rsid="008ce3b0" officeooo:paragraph-rsid="008ce3b0" style:language-asian="zxx" style:country-asian="none" style:language-complex="zxx" style:country-complex="none"/>
    </style:style>
    <style:style style:name="P108" style:family="paragraph" style:parent-style-name="Text_20_body" style:list-style-name="L8">
      <style:text-properties fo:language="it" fo:country="IT" officeooo:rsid="008d8aab" officeooo:paragraph-rsid="008d8aab" style:language-asian="zxx" style:country-asian="none" style:language-complex="zxx" style:country-complex="none"/>
    </style:style>
    <style:style style:name="P109" style:family="paragraph" style:parent-style-name="Text_20_body" style:list-style-name="L8">
      <style:text-properties fo:language="it" fo:country="IT" officeooo:rsid="008db631" officeooo:paragraph-rsid="008db631" style:language-asian="zxx" style:country-asian="none" style:language-complex="zxx" style:country-complex="none"/>
    </style:style>
    <style:style style:name="P110" style:family="paragraph" style:parent-style-name="Text_20_body" style:list-style-name="L8">
      <style:text-properties fo:language="it" fo:country="IT" officeooo:rsid="008e0da8" officeooo:paragraph-rsid="008e0da8" style:language-asian="zxx" style:country-asian="none" style:language-complex="zxx" style:country-complex="none"/>
    </style:style>
    <style:style style:name="P111" style:family="paragraph" style:parent-style-name="Text_20_body" style:list-style-name="L8">
      <style:text-properties fo:language="it" fo:country="IT" officeooo:rsid="008f85d7" officeooo:paragraph-rsid="008f85d7" style:language-asian="zxx" style:country-asian="none" style:language-complex="zxx" style:country-complex="none"/>
    </style:style>
    <style:style style:name="P112" style:family="paragraph" style:parent-style-name="Text_20_body" style:list-style-name="L8">
      <style:text-properties fo:language="it" fo:country="IT" officeooo:rsid="008f85d7" officeooo:paragraph-rsid="00944478" style:language-asian="zxx" style:country-asian="none" style:language-complex="zxx" style:country-complex="none"/>
    </style:style>
    <style:style style:name="P113" style:family="paragraph" style:parent-style-name="Text_20_body" style:list-style-name="L8">
      <style:text-properties fo:language="it" fo:country="IT" officeooo:rsid="0090d58d" officeooo:paragraph-rsid="0090d58d" style:language-asian="zxx" style:country-asian="none" style:language-complex="zxx" style:country-complex="none"/>
    </style:style>
    <style:style style:name="P114" style:family="paragraph" style:parent-style-name="Text_20_body" style:list-style-name="L8">
      <style:text-properties fo:language="it" fo:country="IT" officeooo:rsid="00928279" officeooo:paragraph-rsid="00928279" style:language-asian="zxx" style:country-asian="none" style:language-complex="zxx" style:country-complex="none"/>
    </style:style>
    <style:style style:name="P115" style:family="paragraph" style:parent-style-name="Text_20_body" style:list-style-name="L8">
      <style:text-properties fo:language="it" fo:country="IT" officeooo:rsid="0092d648" officeooo:paragraph-rsid="0092d648" style:language-asian="zxx" style:country-asian="none" style:language-complex="zxx" style:country-complex="none"/>
    </style:style>
    <style:style style:name="P116" style:family="paragraph" style:parent-style-name="Text_20_body" style:list-style-name="L8">
      <style:text-properties fo:language="it" fo:country="IT" officeooo:rsid="009779d7" officeooo:paragraph-rsid="009779d7" style:language-asian="zxx" style:country-asian="none" style:language-complex="zxx" style:country-complex="none"/>
    </style:style>
    <style:style style:name="P117" style:family="paragraph" style:parent-style-name="Text_20_body" style:list-style-name="L9">
      <style:paragraph-properties fo:text-align="start" style:justify-single-word="false"/>
      <style:text-properties fo:language="it" fo:country="IT" officeooo:rsid="00984b1f" officeooo:paragraph-rsid="00984b1f" style:language-asian="zxx" style:country-asian="none" style:language-complex="zxx" style:country-complex="none"/>
    </style:style>
    <style:style style:name="P118" style:family="paragraph" style:parent-style-name="Text_20_body" style:list-style-name="L9">
      <style:paragraph-properties fo:text-align="start" style:justify-single-word="false"/>
      <style:text-properties fo:language="it" fo:country="IT" officeooo:rsid="009a06cd" officeooo:paragraph-rsid="009a06cd" style:language-asian="zxx" style:country-asian="none" style:language-complex="zxx" style:country-complex="none"/>
    </style:style>
    <style:style style:name="P119" style:family="paragraph" style:parent-style-name="Text_20_body" style:list-style-name="L9">
      <style:paragraph-properties fo:text-align="start" style:justify-single-word="false"/>
      <style:text-properties fo:language="it" fo:country="IT" officeooo:rsid="009ac604" officeooo:paragraph-rsid="009ac604" style:language-asian="zxx" style:country-asian="none" style:language-complex="zxx" style:country-complex="none"/>
    </style:style>
    <style:style style:name="P120" style:family="paragraph" style:parent-style-name="Text_20_body" style:list-style-name="L9">
      <style:paragraph-properties fo:text-align="start" style:justify-single-word="false"/>
      <style:text-properties fo:language="it" fo:country="IT" officeooo:rsid="009c305c" officeooo:paragraph-rsid="009c305c" style:language-asian="zxx" style:country-asian="none" style:language-complex="zxx" style:country-complex="none"/>
    </style:style>
    <style:style style:name="P121" style:family="paragraph" style:parent-style-name="Text_20_body" style:list-style-name="L9">
      <style:paragraph-properties fo:text-align="start" style:justify-single-word="false"/>
      <style:text-properties fo:language="it" fo:country="IT" officeooo:rsid="009daf37" officeooo:paragraph-rsid="009daf37" style:language-asian="zxx" style:country-asian="none" style:language-complex="zxx" style:country-complex="none"/>
    </style:style>
    <style:style style:name="P122" style:family="paragraph" style:parent-style-name="Text_20_body" style:list-style-name="L9">
      <style:paragraph-properties fo:text-align="start" style:justify-single-word="false"/>
      <style:text-properties fo:language="it" fo:country="IT" officeooo:rsid="00a030f0" officeooo:paragraph-rsid="00a030f0" style:language-asian="zxx" style:country-asian="none" style:language-complex="zxx" style:country-complex="none"/>
    </style:style>
    <style:style style:name="P123" style:family="paragraph" style:parent-style-name="Text_20_body" style:list-style-name="L9">
      <style:paragraph-properties fo:text-align="start" style:justify-single-word="false"/>
      <style:text-properties fo:language="it" fo:country="IT" officeooo:rsid="00a3db19" officeooo:paragraph-rsid="00a3db19" style:language-asian="zxx" style:country-asian="none" style:language-complex="zxx" style:country-complex="none"/>
    </style:style>
    <style:style style:name="P124" style:family="paragraph" style:parent-style-name="Text_20_body" style:list-style-name="L9">
      <style:paragraph-properties fo:text-align="start" style:justify-single-word="false"/>
      <style:text-properties fo:language="it" fo:country="IT" officeooo:rsid="00a03fff" officeooo:paragraph-rsid="00a03fff" style:language-asian="zxx" style:country-asian="none" style:language-complex="zxx" style:country-complex="none"/>
    </style:style>
    <style:style style:name="P125" style:family="paragraph" style:parent-style-name="Text_20_body" style:list-style-name="L9">
      <style:paragraph-properties fo:text-align="start" style:justify-single-word="false"/>
      <style:text-properties fo:language="it" fo:country="IT" officeooo:rsid="00a11307" officeooo:paragraph-rsid="00a11307" style:language-asian="zxx" style:country-asian="none" style:language-complex="zxx" style:country-complex="none"/>
    </style:style>
    <style:style style:name="P126" style:family="paragraph" style:parent-style-name="Text_20_body" style:list-style-name="L9">
      <style:paragraph-properties fo:text-align="start" style:justify-single-word="false"/>
      <style:text-properties fo:language="it" fo:country="IT" officeooo:rsid="00a1ce6a" officeooo:paragraph-rsid="00a1ce6a" style:language-asian="zxx" style:country-asian="none" style:language-complex="zxx" style:country-complex="none"/>
    </style:style>
    <style:style style:name="P127" style:family="paragraph" style:parent-style-name="Text_20_body" style:list-style-name="L9">
      <style:paragraph-properties fo:text-align="start" style:justify-single-word="false"/>
      <style:text-properties fo:language="it" fo:country="IT" officeooo:rsid="00a32ab0" officeooo:paragraph-rsid="00a32ab0" style:language-asian="zxx" style:country-asian="none" style:language-complex="zxx" style:country-complex="none"/>
    </style:style>
    <style:style style:name="P128" style:family="paragraph" style:parent-style-name="Text_20_body" style:list-style-name="L9">
      <style:paragraph-properties fo:text-align="start" style:justify-single-word="false"/>
      <style:text-properties fo:language="it" fo:country="IT" officeooo:rsid="00a5aa4f" officeooo:paragraph-rsid="00a5aa4f" style:language-asian="zxx" style:country-asian="none" style:language-complex="zxx" style:country-complex="none"/>
    </style:style>
    <style:style style:name="P129" style:family="paragraph" style:parent-style-name="Text_20_body" style:list-style-name="L9">
      <style:paragraph-properties fo:text-align="start" style:justify-single-word="false"/>
      <style:text-properties fo:language="it" fo:country="IT" officeooo:rsid="00a732f8" officeooo:paragraph-rsid="00a732f8" style:language-asian="zxx" style:country-asian="none" style:language-complex="zxx" style:country-complex="none"/>
    </style:style>
    <style:style style:name="P130" style:family="paragraph" style:parent-style-name="Text_20_body" style:list-style-name="L9">
      <style:paragraph-properties fo:text-align="start" style:justify-single-word="false"/>
      <style:text-properties fo:language="it" fo:country="IT" officeooo:rsid="00a860c2" officeooo:paragraph-rsid="00a860c2" style:language-asian="zxx" style:country-asian="none" style:language-complex="zxx" style:country-complex="none"/>
    </style:style>
    <style:style style:name="P131" style:family="paragraph" style:parent-style-name="Text_20_body" style:list-style-name="L9">
      <style:paragraph-properties fo:text-align="start" style:justify-single-word="false"/>
      <style:text-properties fo:language="it" fo:country="IT" officeooo:rsid="00a860c2" officeooo:paragraph-rsid="00ae10c7" style:language-asian="zxx" style:country-asian="none" style:language-complex="zxx" style:country-complex="none"/>
    </style:style>
    <style:style style:name="P132" style:family="paragraph" style:parent-style-name="Text_20_body" style:list-style-name="L9">
      <style:paragraph-properties fo:text-align="start" style:justify-single-word="false"/>
      <style:text-properties fo:language="it" fo:country="IT" officeooo:rsid="00a8d57c" officeooo:paragraph-rsid="00a8d57c" style:language-asian="zxx" style:country-asian="none" style:language-complex="zxx" style:country-complex="none"/>
    </style:style>
    <style:style style:name="P133" style:family="paragraph" style:parent-style-name="Text_20_body" style:list-style-name="L9">
      <style:paragraph-properties fo:text-align="start" style:justify-single-word="false"/>
      <style:text-properties fo:language="it" fo:country="IT" officeooo:rsid="00ae10c7" officeooo:paragraph-rsid="00ae10c7" style:language-asian="zxx" style:country-asian="none" style:language-complex="zxx" style:country-complex="none"/>
    </style:style>
    <style:style style:name="P134" style:family="paragraph" style:parent-style-name="Text_20_body" style:list-style-name="L9">
      <style:paragraph-properties fo:text-align="start" style:justify-single-word="false"/>
      <style:text-properties fo:language="it" fo:country="IT" officeooo:rsid="00af4515" officeooo:paragraph-rsid="00af4515" style:language-asian="zxx" style:country-asian="none" style:language-complex="zxx" style:country-complex="none"/>
    </style:style>
    <style:style style:name="P135" style:family="paragraph" style:parent-style-name="Text_20_body" style:list-style-name="L9">
      <style:paragraph-properties fo:text-align="start" style:justify-single-word="false"/>
      <style:text-properties fo:language="it" fo:country="IT" officeooo:rsid="00b12ecf" officeooo:paragraph-rsid="00b12ecf" style:language-asian="zxx" style:country-asian="none" style:language-complex="zxx" style:country-complex="none"/>
    </style:style>
    <style:style style:name="P136" style:family="paragraph" style:parent-style-name="Text_20_body" style:list-style-name="L9">
      <style:paragraph-properties fo:text-align="start" style:justify-single-word="false"/>
      <style:text-properties fo:language="it" fo:country="IT" officeooo:rsid="00b26b5c" officeooo:paragraph-rsid="00b26b5c" style:language-asian="zxx" style:country-asian="none" style:language-complex="zxx" style:country-complex="none"/>
    </style:style>
    <style:style style:name="P137" style:family="paragraph" style:parent-style-name="Text_20_body" style:list-style-name="L9">
      <style:paragraph-properties fo:text-align="start" style:justify-single-word="false"/>
      <style:text-properties fo:language="it" fo:country="IT" officeooo:rsid="00b50cf6" officeooo:paragraph-rsid="00b50cf6" style:language-asian="zxx" style:country-asian="none" style:language-complex="zxx" style:country-complex="none"/>
    </style:style>
    <style:style style:name="P138" style:family="paragraph" style:parent-style-name="Text_20_body" style:list-style-name="L9">
      <style:paragraph-properties fo:text-align="start" style:justify-single-word="false"/>
      <style:text-properties fo:language="it" fo:country="IT" officeooo:rsid="00b57718" officeooo:paragraph-rsid="00b57718" style:language-asian="zxx" style:country-asian="none" style:language-complex="zxx" style:country-complex="none"/>
    </style:style>
    <style:style style:name="P139" style:family="paragraph" style:parent-style-name="Text_20_body" style:list-style-name="L12">
      <style:text-properties fo:language="it" fo:country="IT" officeooo:rsid="00ca8703" officeooo:paragraph-rsid="00ca8703" style:language-asian="zxx" style:country-asian="none" style:language-complex="zxx" style:country-complex="none"/>
    </style:style>
    <style:style style:name="P140" style:family="paragraph" style:parent-style-name="Text_20_body" style:list-style-name="L12">
      <style:text-properties fo:language="it" fo:country="IT" officeooo:rsid="00ccee9a" officeooo:paragraph-rsid="00ccee9a" style:language-asian="zxx" style:country-asian="none" style:language-complex="zxx" style:country-complex="none"/>
    </style:style>
    <style:style style:name="P141" style:family="paragraph" style:parent-style-name="Text_20_body" style:list-style-name="L12">
      <style:text-properties fo:language="it" fo:country="IT" officeooo:rsid="00cdad32" officeooo:paragraph-rsid="00cdad32" style:language-asian="zxx" style:country-asian="none" style:language-complex="zxx" style:country-complex="none"/>
    </style:style>
    <style:style style:name="P142" style:family="paragraph" style:parent-style-name="Text_20_body" style:list-style-name="L12">
      <style:text-properties fo:language="it" fo:country="IT" officeooo:rsid="00ce490b" officeooo:paragraph-rsid="00ce490b" style:language-asian="zxx" style:country-asian="none" style:language-complex="zxx" style:country-complex="none"/>
    </style:style>
    <style:style style:name="P143" style:family="paragraph" style:parent-style-name="Text_20_body" style:list-style-name="L12">
      <style:text-properties fo:language="it" fo:country="IT" officeooo:rsid="00f62076" officeooo:paragraph-rsid="00f62076" style:language-asian="zxx" style:country-asian="none" style:language-complex="zxx" style:country-complex="none"/>
    </style:style>
    <style:style style:name="P144" style:family="paragraph" style:parent-style-name="Text_20_body" style:list-style-name="L12">
      <style:text-properties fo:language="it" fo:country="IT" officeooo:rsid="00f683d5" officeooo:paragraph-rsid="00f683d5" style:language-asian="zxx" style:country-asian="none" style:language-complex="zxx" style:country-complex="none"/>
    </style:style>
    <style:style style:name="P145" style:family="paragraph" style:parent-style-name="Text_20_body" style:list-style-name="L12">
      <style:text-properties fo:language="it" fo:country="IT" officeooo:rsid="00f97431" officeooo:paragraph-rsid="00f97431" style:language-asian="zxx" style:country-asian="none" style:language-complex="zxx" style:country-complex="none"/>
    </style:style>
    <style:style style:name="P146" style:family="paragraph" style:parent-style-name="Text_20_body" style:list-style-name="L12">
      <style:text-properties fo:language="it" fo:country="IT" officeooo:rsid="00fd71e1" officeooo:paragraph-rsid="00fd71e1" style:language-asian="zxx" style:country-asian="none" style:language-complex="zxx" style:country-complex="none"/>
    </style:style>
    <style:style style:name="P147" style:family="paragraph" style:parent-style-name="Text_20_body" style:list-style-name="L12">
      <style:text-properties fo:language="it" fo:country="IT" officeooo:rsid="00fe77df" officeooo:paragraph-rsid="00fe77df" style:language-asian="zxx" style:country-asian="none" style:language-complex="zxx" style:country-complex="none"/>
    </style:style>
    <style:style style:name="P148" style:family="paragraph" style:parent-style-name="Text_20_body" style:list-style-name="L12">
      <style:text-properties fo:language="it" fo:country="IT" officeooo:rsid="00cfa231" officeooo:paragraph-rsid="00cfa231" style:language-asian="zxx" style:country-asian="none" style:language-complex="zxx" style:country-complex="none"/>
    </style:style>
    <style:style style:name="P149" style:family="paragraph" style:parent-style-name="Text_20_body" style:list-style-name="L12">
      <style:text-properties fo:language="it" fo:country="IT" officeooo:rsid="00e16760" officeooo:paragraph-rsid="00e16760" style:language-asian="zxx" style:country-asian="none" style:language-complex="zxx" style:country-complex="none"/>
    </style:style>
    <style:style style:name="P150" style:family="paragraph" style:parent-style-name="Text_20_body" style:list-style-name="L12">
      <style:text-properties fo:language="it" fo:country="IT" officeooo:rsid="00e16760" officeooo:paragraph-rsid="00e225d1" style:language-asian="zxx" style:country-asian="none" style:language-complex="zxx" style:country-complex="none"/>
    </style:style>
    <style:style style:name="P151" style:family="paragraph" style:parent-style-name="Text_20_body" style:list-style-name="L12">
      <style:text-properties fo:language="it" fo:country="IT" officeooo:rsid="00e225d1" officeooo:paragraph-rsid="00e225d1" style:language-asian="zxx" style:country-asian="none" style:language-complex="zxx" style:country-complex="none"/>
    </style:style>
    <style:style style:name="P152" style:family="paragraph" style:parent-style-name="Text_20_body" style:list-style-name="L12">
      <style:text-properties fo:language="it" fo:country="IT" officeooo:rsid="00f4d1bb" officeooo:paragraph-rsid="00f4d1bb" style:language-asian="zxx" style:country-asian="none" style:language-complex="zxx" style:country-complex="none"/>
    </style:style>
    <style:style style:name="P153" style:family="paragraph" style:parent-style-name="Text_20_body" style:list-style-name="L12">
      <style:text-properties fo:language="it" fo:country="IT" officeooo:rsid="00d171b5" officeooo:paragraph-rsid="00e16760" style:language-asian="zxx" style:country-asian="none" style:language-complex="zxx" style:country-complex="none"/>
    </style:style>
    <style:style style:name="P154" style:family="paragraph" style:parent-style-name="Text_20_body" style:list-style-name="L12">
      <style:text-properties fo:language="it" fo:country="IT" officeooo:rsid="00d1fe62" officeooo:paragraph-rsid="00d1fe62" style:language-asian="zxx" style:country-asian="none" style:language-complex="zxx" style:country-complex="none"/>
    </style:style>
    <style:style style:name="P155" style:family="paragraph" style:parent-style-name="Text_20_body" style:list-style-name="L12">
      <style:text-properties fo:language="it" fo:country="IT" officeooo:rsid="00fedc55" officeooo:paragraph-rsid="00fedc55" style:language-asian="zxx" style:country-asian="none" style:language-complex="zxx" style:country-complex="none"/>
    </style:style>
    <style:style style:name="P156" style:family="paragraph" style:parent-style-name="Text_20_body" style:list-style-name="L12">
      <style:text-properties fo:language="it" fo:country="IT" officeooo:rsid="00d3d700" officeooo:paragraph-rsid="00d3d700" style:language-asian="zxx" style:country-asian="none" style:language-complex="zxx" style:country-complex="none"/>
    </style:style>
    <style:style style:name="P157" style:family="paragraph" style:parent-style-name="Text_20_body" style:list-style-name="L12">
      <style:text-properties fo:language="it" fo:country="IT" officeooo:rsid="00d4fda9" officeooo:paragraph-rsid="00d4fda9" style:language-asian="zxx" style:country-asian="none" style:language-complex="zxx" style:country-complex="none"/>
    </style:style>
    <style:style style:name="P158" style:family="paragraph" style:parent-style-name="Text_20_body" style:list-style-name="L12">
      <style:text-properties fo:language="it" fo:country="IT" officeooo:rsid="00d67729" officeooo:paragraph-rsid="00d67729" style:language-asian="zxx" style:country-asian="none" style:language-complex="zxx" style:country-complex="none"/>
    </style:style>
    <style:style style:name="P159" style:family="paragraph" style:parent-style-name="Text_20_body" style:list-style-name="L12">
      <style:text-properties fo:language="it" fo:country="IT" officeooo:rsid="00d870af" officeooo:paragraph-rsid="00d870af" style:language-asian="zxx" style:country-asian="none" style:language-complex="zxx" style:country-complex="none"/>
    </style:style>
    <style:style style:name="P160" style:family="paragraph" style:parent-style-name="Text_20_body" style:list-style-name="L12">
      <style:text-properties fo:language="it" fo:country="IT" officeooo:rsid="00da27e7" officeooo:paragraph-rsid="00da27e7" style:language-asian="zxx" style:country-asian="none" style:language-complex="zxx" style:country-complex="none"/>
    </style:style>
    <style:style style:name="P161" style:family="paragraph" style:parent-style-name="Text_20_body" style:list-style-name="L12">
      <style:text-properties fo:language="it" fo:country="IT" officeooo:rsid="00dbcade" officeooo:paragraph-rsid="00dbcade" style:language-asian="zxx" style:country-asian="none" style:language-complex="zxx" style:country-complex="none"/>
    </style:style>
    <style:style style:name="P162" style:family="paragraph" style:parent-style-name="Text_20_body" style:list-style-name="L12">
      <style:text-properties fo:language="it" fo:country="IT" officeooo:rsid="00e00778" officeooo:paragraph-rsid="00e00778" style:language-asian="zxx" style:country-asian="none" style:language-complex="zxx" style:country-complex="none"/>
    </style:style>
    <style:style style:name="P163" style:family="paragraph" style:parent-style-name="Text_20_body" style:list-style-name="L12">
      <style:text-properties fo:language="it" fo:country="IT" officeooo:rsid="00deb5c1" officeooo:paragraph-rsid="00deb5c1" style:language-asian="zxx" style:country-asian="none" style:language-complex="zxx" style:country-complex="none"/>
    </style:style>
    <style:style style:name="P164" style:family="paragraph" style:parent-style-name="Text_20_body" style:list-style-name="L12">
      <style:text-properties fo:language="it" fo:country="IT" officeooo:rsid="00deb5c1" officeooo:paragraph-rsid="015dac2f" style:language-asian="zxx" style:country-asian="none" style:language-complex="zxx" style:country-complex="none"/>
    </style:style>
    <style:style style:name="P165" style:family="paragraph" style:parent-style-name="Text_20_body" style:list-style-name="L12">
      <style:text-properties fo:language="it" fo:country="IT" officeooo:rsid="00f1d3b8" officeooo:paragraph-rsid="00f1d3b8" style:language-asian="zxx" style:country-asian="none" style:language-complex="zxx" style:country-complex="none"/>
    </style:style>
    <style:style style:name="P166" style:family="paragraph" style:parent-style-name="Text_20_body" style:list-style-name="L12">
      <style:text-properties fo:language="it" fo:country="IT" officeooo:rsid="00e15846" officeooo:paragraph-rsid="00e15846" style:language-asian="zxx" style:country-asian="none" style:language-complex="zxx" style:country-complex="none"/>
    </style:style>
    <style:style style:name="P167" style:family="paragraph" style:parent-style-name="Text_20_body" style:list-style-name="L13">
      <style:text-properties fo:language="it" fo:country="IT" officeooo:rsid="00e6c89f" officeooo:paragraph-rsid="00e6c89f" style:language-asian="zxx" style:country-asian="none" style:language-complex="zxx" style:country-complex="none"/>
    </style:style>
    <style:style style:name="P168" style:family="paragraph" style:parent-style-name="Text_20_body" style:list-style-name="L13">
      <style:text-properties fo:language="it" fo:country="IT" officeooo:rsid="00e943dc" officeooo:paragraph-rsid="00e943dc" style:language-asian="zxx" style:country-asian="none" style:language-complex="zxx" style:country-complex="none"/>
    </style:style>
    <style:style style:name="P169" style:family="paragraph" style:parent-style-name="Text_20_body" style:list-style-name="L13">
      <style:text-properties fo:language="it" fo:country="IT" officeooo:rsid="00e70fa6" officeooo:paragraph-rsid="00e70fa6" style:language-asian="zxx" style:country-asian="none" style:language-complex="zxx" style:country-complex="none"/>
    </style:style>
    <style:style style:name="P170" style:family="paragraph" style:parent-style-name="Text_20_body" style:list-style-name="L14">
      <style:text-properties fo:language="it" fo:country="IT" officeooo:rsid="00e70fa6" officeooo:paragraph-rsid="00e70fa6" style:language-asian="zxx" style:country-asian="none" style:language-complex="zxx" style:country-complex="none"/>
    </style:style>
    <style:style style:name="P171" style:family="paragraph" style:parent-style-name="Text_20_body" style:list-style-name="L14">
      <style:text-properties fo:language="it" fo:country="IT" officeooo:rsid="00e75502" officeooo:paragraph-rsid="00e75502" style:language-asian="zxx" style:country-asian="none" style:language-complex="zxx" style:country-complex="none"/>
    </style:style>
    <style:style style:name="P172" style:family="paragraph" style:parent-style-name="Text_20_body" style:list-style-name="L14">
      <style:text-properties fo:language="it" fo:country="IT" officeooo:rsid="00eb29e5" officeooo:paragraph-rsid="00eb29e5" style:language-asian="zxx" style:country-asian="none" style:language-complex="zxx" style:country-complex="none"/>
    </style:style>
    <style:style style:name="P173" style:family="paragraph" style:parent-style-name="Text_20_body" style:list-style-name="L14">
      <style:text-properties fo:language="it" fo:country="IT" officeooo:rsid="00ea46d1" officeooo:paragraph-rsid="00eb88e9" style:language-asian="zxx" style:country-asian="none" style:language-complex="zxx" style:country-complex="none"/>
    </style:style>
    <style:style style:name="P174" style:family="paragraph" style:parent-style-name="Text_20_body" style:list-style-name="L14">
      <style:text-properties fo:language="it" fo:country="IT" officeooo:rsid="00eb88e9" officeooo:paragraph-rsid="00eb88e9" style:language-asian="zxx" style:country-asian="none" style:language-complex="zxx" style:country-complex="none"/>
    </style:style>
    <style:style style:name="P175" style:family="paragraph" style:parent-style-name="Text_20_body" style:list-style-name="L14">
      <style:text-properties fo:language="it" fo:country="IT" officeooo:rsid="00ec82ab" officeooo:paragraph-rsid="00ec82ab" style:language-asian="zxx" style:country-asian="none" style:language-complex="zxx" style:country-complex="none"/>
    </style:style>
    <style:style style:name="P176" style:family="paragraph" style:parent-style-name="Text_20_body" style:list-style-name="L14">
      <style:text-properties fo:language="it" fo:country="IT" officeooo:rsid="00ee4448" officeooo:paragraph-rsid="00ee4448" style:language-asian="zxx" style:country-asian="none" style:language-complex="zxx" style:country-complex="none"/>
    </style:style>
    <style:style style:name="P177" style:family="paragraph" style:parent-style-name="Text_20_body" style:list-style-name="L14">
      <style:text-properties fo:language="it" fo:country="IT" officeooo:rsid="00eeadc0" officeooo:paragraph-rsid="00eeadc0" style:language-asian="zxx" style:country-asian="none" style:language-complex="zxx" style:country-complex="none"/>
    </style:style>
    <style:style style:name="P178" style:family="paragraph" style:parent-style-name="Text_20_body" style:list-style-name="L15">
      <style:text-properties fo:language="it" fo:country="IT" officeooo:rsid="01017735" officeooo:paragraph-rsid="01017735" style:language-asian="zxx" style:country-asian="none" style:language-complex="zxx" style:country-complex="none"/>
    </style:style>
    <style:style style:name="P179" style:family="paragraph" style:parent-style-name="Text_20_body" style:list-style-name="L15">
      <style:text-properties fo:language="it" fo:country="IT" officeooo:rsid="0103105c" officeooo:paragraph-rsid="0103105c" style:language-asian="zxx" style:country-asian="none" style:language-complex="zxx" style:country-complex="none"/>
    </style:style>
    <style:style style:name="P180" style:family="paragraph" style:parent-style-name="Text_20_body" style:list-style-name="L15">
      <style:text-properties fo:language="it" fo:country="IT" officeooo:rsid="0104e706" officeooo:paragraph-rsid="0104e706" style:language-asian="zxx" style:country-asian="none" style:language-complex="zxx" style:country-complex="none"/>
    </style:style>
    <style:style style:name="P181" style:family="paragraph" style:parent-style-name="Text_20_body" style:list-style-name="L15">
      <style:text-properties fo:language="it" fo:country="IT" officeooo:rsid="0105ef35" officeooo:paragraph-rsid="0105ef35" style:language-asian="zxx" style:country-asian="none" style:language-complex="zxx" style:country-complex="none"/>
    </style:style>
    <style:style style:name="P182" style:family="paragraph" style:parent-style-name="Text_20_body" style:list-style-name="L15">
      <style:text-properties fo:language="it" fo:country="IT" officeooo:rsid="0106db3d" officeooo:paragraph-rsid="0106db3d" style:language-asian="zxx" style:country-asian="none" style:language-complex="zxx" style:country-complex="none"/>
    </style:style>
    <style:style style:name="P183" style:family="paragraph" style:parent-style-name="Text_20_body" style:list-style-name="L15">
      <style:text-properties fo:language="it" fo:country="IT" officeooo:rsid="01083f66" officeooo:paragraph-rsid="01083f66" style:language-asian="zxx" style:country-asian="none" style:language-complex="zxx" style:country-complex="none"/>
    </style:style>
    <style:style style:name="P184" style:family="paragraph" style:parent-style-name="Text_20_body" style:list-style-name="L15">
      <style:text-properties fo:language="it" fo:country="IT" officeooo:rsid="0108b426" officeooo:paragraph-rsid="0108b426" style:language-asian="zxx" style:country-asian="none" style:language-complex="zxx" style:country-complex="none"/>
    </style:style>
    <style:style style:name="P185" style:family="paragraph" style:parent-style-name="Text_20_body" style:list-style-name="L15">
      <style:text-properties fo:language="it" fo:country="IT" officeooo:rsid="0109e8a3" officeooo:paragraph-rsid="0109e8a3" style:language-asian="zxx" style:country-asian="none" style:language-complex="zxx" style:country-complex="none"/>
    </style:style>
    <style:style style:name="P186" style:family="paragraph" style:parent-style-name="Text_20_body" style:list-style-name="L15">
      <style:text-properties fo:language="it" fo:country="IT" officeooo:rsid="010b3519" officeooo:paragraph-rsid="010b3519" style:language-asian="zxx" style:country-asian="none" style:language-complex="zxx" style:country-complex="none"/>
    </style:style>
    <style:style style:name="P187" style:family="paragraph" style:parent-style-name="Text_20_body" style:list-style-name="L15">
      <style:text-properties fo:language="it" fo:country="IT" officeooo:rsid="010be34b" officeooo:paragraph-rsid="010be34b" style:language-asian="zxx" style:country-asian="none" style:language-complex="zxx" style:country-complex="none"/>
    </style:style>
    <style:style style:name="P188" style:family="paragraph" style:parent-style-name="Text_20_body" style:list-style-name="L15">
      <style:text-properties fo:language="it" fo:country="IT" officeooo:rsid="010c2839" officeooo:paragraph-rsid="010c2839" style:language-asian="zxx" style:country-asian="none" style:language-complex="zxx" style:country-complex="none"/>
    </style:style>
    <style:style style:name="P189" style:family="paragraph" style:parent-style-name="Text_20_body" style:list-style-name="L15">
      <style:text-properties fo:language="it" fo:country="IT" officeooo:rsid="010c4a89" officeooo:paragraph-rsid="010c4a89" style:language-asian="zxx" style:country-asian="none" style:language-complex="zxx" style:country-complex="none"/>
    </style:style>
    <style:style style:name="P190" style:family="paragraph" style:parent-style-name="Text_20_body" style:list-style-name="L15">
      <style:text-properties fo:language="it" fo:country="IT" officeooo:rsid="010d2795" officeooo:paragraph-rsid="010d2795" style:language-asian="zxx" style:country-asian="none" style:language-complex="zxx" style:country-complex="none"/>
    </style:style>
    <style:style style:name="P191" style:family="paragraph" style:parent-style-name="Text_20_body" style:list-style-name="L15">
      <style:text-properties fo:language="it" fo:country="IT" officeooo:rsid="010e8384" officeooo:paragraph-rsid="010e8384" style:language-asian="zxx" style:country-asian="none" style:language-complex="zxx" style:country-complex="none"/>
    </style:style>
    <style:style style:name="P192" style:family="paragraph" style:parent-style-name="Text_20_body" style:list-style-name="L15">
      <style:text-properties fo:language="it" fo:country="IT" officeooo:rsid="010fd091" officeooo:paragraph-rsid="010fd091" style:language-asian="zxx" style:country-asian="none" style:language-complex="zxx" style:country-complex="none"/>
    </style:style>
    <style:style style:name="P193" style:family="paragraph" style:parent-style-name="Text_20_body" style:list-style-name="L16">
      <style:text-properties fo:language="it" fo:country="IT" officeooo:rsid="012085dc" officeooo:paragraph-rsid="012085dc" style:language-asian="zxx" style:country-asian="none" style:language-complex="zxx" style:country-complex="none"/>
    </style:style>
    <style:style style:name="P194" style:family="paragraph" style:parent-style-name="Text_20_body" style:list-style-name="L16">
      <style:text-properties fo:language="it" fo:country="IT" officeooo:rsid="0121eac2" officeooo:paragraph-rsid="0121eac2" style:language-asian="zxx" style:country-asian="none" style:language-complex="zxx" style:country-complex="none"/>
    </style:style>
    <style:style style:name="P195" style:family="paragraph" style:parent-style-name="Text_20_body" style:list-style-name="L16">
      <style:text-properties fo:language="it" fo:country="IT" officeooo:rsid="0122ec65" officeooo:paragraph-rsid="0122ec65" style:language-asian="zxx" style:country-asian="none" style:language-complex="zxx" style:country-complex="none"/>
    </style:style>
    <style:style style:name="P196" style:family="paragraph" style:parent-style-name="Text_20_body" style:list-style-name="L16">
      <style:text-properties fo:language="it" fo:country="IT" officeooo:rsid="0124b5ab" officeooo:paragraph-rsid="0124b5ab" style:language-asian="zxx" style:country-asian="none" style:language-complex="zxx" style:country-complex="none"/>
    </style:style>
    <style:style style:name="P197" style:family="paragraph" style:parent-style-name="Text_20_body" style:list-style-name="L16">
      <style:text-properties fo:language="it" fo:country="IT" officeooo:rsid="01257438" officeooo:paragraph-rsid="01257438" style:language-asian="zxx" style:country-asian="none" style:language-complex="zxx" style:country-complex="none"/>
    </style:style>
    <style:style style:name="P198" style:family="paragraph" style:parent-style-name="Text_20_body" style:list-style-name="L16">
      <style:text-properties fo:language="it" fo:country="IT" officeooo:rsid="012808c0" officeooo:paragraph-rsid="012808c0" style:language-asian="zxx" style:country-asian="none" style:language-complex="zxx" style:country-complex="none"/>
    </style:style>
    <style:style style:name="P199" style:family="paragraph" style:parent-style-name="Text_20_body" style:list-style-name="L16">
      <style:text-properties fo:language="it" fo:country="IT" officeooo:rsid="012a20a0" officeooo:paragraph-rsid="012a20a0" style:language-asian="zxx" style:country-asian="none" style:language-complex="zxx" style:country-complex="none"/>
    </style:style>
    <style:style style:name="P200" style:family="paragraph" style:parent-style-name="Text_20_body" style:list-style-name="L16">
      <style:text-properties fo:language="it" fo:country="IT" officeooo:rsid="012b0b71" officeooo:paragraph-rsid="012b0b71" style:language-asian="zxx" style:country-asian="none" style:language-complex="zxx" style:country-complex="none"/>
    </style:style>
    <style:style style:name="P201" style:family="paragraph" style:parent-style-name="Text_20_body" style:list-style-name="L16">
      <style:text-properties fo:language="it" fo:country="IT" officeooo:rsid="012b2b35" officeooo:paragraph-rsid="012b2b35" style:language-asian="zxx" style:country-asian="none" style:language-complex="zxx" style:country-complex="none"/>
    </style:style>
    <style:style style:name="P202" style:family="paragraph" style:parent-style-name="Text_20_body" style:list-style-name="L16">
      <style:text-properties fo:language="it" fo:country="IT" officeooo:rsid="012c041e" officeooo:paragraph-rsid="012c041e" style:language-asian="zxx" style:country-asian="none" style:language-complex="zxx" style:country-complex="none"/>
    </style:style>
    <style:style style:name="P203" style:family="paragraph" style:parent-style-name="Text_20_body" style:list-style-name="L16">
      <style:text-properties fo:language="it" fo:country="IT" officeooo:rsid="0130af16" officeooo:paragraph-rsid="0130af16" style:language-asian="zxx" style:country-asian="none" style:language-complex="zxx" style:country-complex="none"/>
    </style:style>
    <style:style style:name="P204" style:family="paragraph" style:parent-style-name="Text_20_body" style:list-style-name="L16">
      <style:text-properties fo:language="it" fo:country="IT" officeooo:rsid="0132a373" officeooo:paragraph-rsid="0132a373" style:language-asian="zxx" style:country-asian="none" style:language-complex="zxx" style:country-complex="none"/>
    </style:style>
    <style:style style:name="P205" style:family="paragraph" style:parent-style-name="Text_20_body" style:list-style-name="L16">
      <style:text-properties fo:language="it" fo:country="IT" officeooo:rsid="013328e5" officeooo:paragraph-rsid="013328e5" style:language-asian="zxx" style:country-asian="none" style:language-complex="zxx" style:country-complex="none"/>
    </style:style>
    <style:style style:name="P206" style:family="paragraph" style:parent-style-name="Text_20_body" style:list-style-name="L16">
      <style:text-properties fo:language="it" fo:country="IT" officeooo:rsid="013424fd" officeooo:paragraph-rsid="013424fd" style:language-asian="zxx" style:country-asian="none" style:language-complex="zxx" style:country-complex="none"/>
    </style:style>
    <style:style style:name="P207" style:family="paragraph" style:parent-style-name="Text_20_body" style:list-style-name="L16">
      <style:text-properties fo:language="it" fo:country="IT" officeooo:rsid="013c6529" officeooo:paragraph-rsid="013c6529" style:language-asian="zxx" style:country-asian="none" style:language-complex="zxx" style:country-complex="none"/>
    </style:style>
    <style:style style:name="P208" style:family="paragraph" style:parent-style-name="Text_20_body" style:list-style-name="L16">
      <style:text-properties fo:language="it" fo:country="IT" officeooo:rsid="01349339" officeooo:paragraph-rsid="01349339" style:language-asian="zxx" style:country-asian="none" style:language-complex="zxx" style:country-complex="none"/>
    </style:style>
    <style:style style:name="P209" style:family="paragraph" style:parent-style-name="Text_20_body" style:list-style-name="L16">
      <style:text-properties fo:language="it" fo:country="IT" officeooo:rsid="013681b3" officeooo:paragraph-rsid="013681b3" style:language-asian="zxx" style:country-asian="none" style:language-complex="zxx" style:country-complex="none"/>
    </style:style>
    <style:style style:name="P210" style:family="paragraph" style:parent-style-name="Text_20_body" style:list-style-name="L16">
      <style:text-properties fo:language="it" fo:country="IT" officeooo:rsid="013b2cbd" officeooo:paragraph-rsid="013b2cbd" style:language-asian="zxx" style:country-asian="none" style:language-complex="zxx" style:country-complex="none"/>
    </style:style>
    <style:style style:name="P211" style:family="paragraph" style:parent-style-name="Text_20_body" style:list-style-name="L16">
      <style:text-properties fo:language="it" fo:country="IT" officeooo:rsid="013eb264" officeooo:paragraph-rsid="013eb264" style:language-asian="zxx" style:country-asian="none" style:language-complex="zxx" style:country-complex="none"/>
    </style:style>
    <style:style style:name="P212" style:family="paragraph" style:parent-style-name="Text_20_body" style:list-style-name="L16">
      <style:text-properties fo:language="it" fo:country="IT" officeooo:rsid="013fb052" officeooo:paragraph-rsid="013fb052" style:language-asian="zxx" style:country-asian="none" style:language-complex="zxx" style:country-complex="none"/>
    </style:style>
    <style:style style:name="P213" style:family="paragraph" style:parent-style-name="Text_20_body" style:list-style-name="L17">
      <style:text-properties fo:language="it" fo:country="IT" officeooo:rsid="0140286a" officeooo:paragraph-rsid="0140286a" style:language-asian="zxx" style:country-asian="none" style:language-complex="zxx" style:country-complex="none"/>
    </style:style>
    <style:style style:name="P214" style:family="paragraph" style:parent-style-name="Text_20_body" style:list-style-name="L17">
      <style:text-properties fo:language="it" fo:country="IT" officeooo:rsid="01411f7c" officeooo:paragraph-rsid="01411f7c" style:language-asian="zxx" style:country-asian="none" style:language-complex="zxx" style:country-complex="none"/>
    </style:style>
    <style:style style:name="P215" style:family="paragraph" style:parent-style-name="Text_20_body" style:list-style-name="L17">
      <style:text-properties fo:language="it" fo:country="IT" officeooo:rsid="014286ae" officeooo:paragraph-rsid="014286ae" style:language-asian="zxx" style:country-asian="none" style:language-complex="zxx" style:country-complex="none"/>
    </style:style>
    <style:style style:name="P216" style:family="paragraph" style:parent-style-name="Text_20_body" style:list-style-name="L17">
      <style:text-properties fo:language="it" fo:country="IT" officeooo:rsid="01435fc7" officeooo:paragraph-rsid="01435fc7" style:language-asian="zxx" style:country-asian="none" style:language-complex="zxx" style:country-complex="none"/>
    </style:style>
    <style:style style:name="P217" style:family="paragraph" style:parent-style-name="Text_20_body" style:list-style-name="L17">
      <style:text-properties fo:language="it" fo:country="IT" officeooo:rsid="0146020f" officeooo:paragraph-rsid="0146020f" style:language-asian="zxx" style:country-asian="none" style:language-complex="zxx" style:country-complex="none"/>
    </style:style>
    <style:style style:name="P218" style:family="paragraph" style:parent-style-name="Text_20_body" style:list-style-name="L17">
      <style:text-properties fo:language="it" fo:country="IT" officeooo:rsid="0146adbc" officeooo:paragraph-rsid="0146adbc" style:language-asian="zxx" style:country-asian="none" style:language-complex="zxx" style:country-complex="none"/>
    </style:style>
    <style:style style:name="P219" style:family="paragraph" style:parent-style-name="Text_20_body" style:list-style-name="L17">
      <style:text-properties fo:language="it" fo:country="IT" officeooo:rsid="0147c824" officeooo:paragraph-rsid="0147c824" style:language-asian="zxx" style:country-asian="none" style:language-complex="zxx" style:country-complex="none"/>
    </style:style>
    <style:style style:name="P220" style:family="paragraph" style:parent-style-name="Text_20_body" style:list-style-name="L17">
      <style:text-properties fo:language="it" fo:country="IT" officeooo:rsid="014a70db" officeooo:paragraph-rsid="014a70db" style:language-asian="zxx" style:country-asian="none" style:language-complex="zxx" style:country-complex="none"/>
    </style:style>
    <style:style style:name="P221" style:family="paragraph" style:parent-style-name="Text_20_body" style:list-style-name="L17">
      <style:text-properties fo:language="it" fo:country="IT" officeooo:rsid="01496bbf" officeooo:paragraph-rsid="01496bbf" style:language-asian="zxx" style:country-asian="none" style:language-complex="zxx" style:country-complex="none"/>
    </style:style>
    <style:style style:name="P222" style:family="paragraph" style:parent-style-name="Text_20_body" style:list-style-name="L17">
      <style:text-properties fo:language="it" fo:country="IT" officeooo:rsid="014bae17" officeooo:paragraph-rsid="014bae17" style:language-asian="zxx" style:country-asian="none" style:language-complex="zxx" style:country-complex="none"/>
    </style:style>
    <style:style style:name="P223" style:family="paragraph" style:parent-style-name="Text_20_body" style:list-style-name="L17">
      <style:text-properties fo:language="it" fo:country="IT" officeooo:rsid="014ce5f4" officeooo:paragraph-rsid="014ce5f4" style:language-asian="zxx" style:country-asian="none" style:language-complex="zxx" style:country-complex="none"/>
    </style:style>
    <style:style style:name="P224" style:family="paragraph" style:parent-style-name="Text_20_body" style:list-style-name="L17">
      <style:text-properties fo:language="it" fo:country="IT" officeooo:rsid="014ecee6" officeooo:paragraph-rsid="014ecee6" style:language-asian="zxx" style:country-asian="none" style:language-complex="zxx" style:country-complex="none"/>
    </style:style>
    <style:style style:name="P225" style:family="paragraph" style:parent-style-name="Text_20_body" style:list-style-name="L17">
      <style:text-properties fo:language="it" fo:country="IT" officeooo:rsid="01509322" officeooo:paragraph-rsid="01509322" style:language-asian="zxx" style:country-asian="none" style:language-complex="zxx" style:country-complex="none"/>
    </style:style>
    <style:style style:name="P226" style:family="paragraph" style:parent-style-name="Text_20_body" style:list-style-name="L17">
      <style:text-properties fo:language="it" fo:country="IT" officeooo:rsid="01521979" officeooo:paragraph-rsid="01521979" style:language-asian="zxx" style:country-asian="none" style:language-complex="zxx" style:country-complex="none"/>
    </style:style>
    <style:style style:name="P227" style:family="paragraph" style:parent-style-name="Text_20_body" style:list-style-name="L17">
      <style:text-properties fo:language="it" fo:country="IT" officeooo:rsid="0152d5cd" officeooo:paragraph-rsid="0152d5cd" style:language-asian="zxx" style:country-asian="none" style:language-complex="zxx" style:country-complex="none"/>
    </style:style>
    <style:style style:name="P228" style:family="paragraph" style:parent-style-name="Text_20_body" style:list-style-name="L17">
      <style:text-properties fo:language="it" fo:country="IT" officeooo:rsid="01527a58" officeooo:paragraph-rsid="01527a58" style:language-asian="zxx" style:country-asian="none" style:language-complex="zxx" style:country-complex="none"/>
    </style:style>
    <style:style style:name="P229" style:family="paragraph" style:parent-style-name="Text_20_body" style:list-style-name="L17">
      <style:text-properties fo:language="it" fo:country="IT" officeooo:rsid="01540bb8" officeooo:paragraph-rsid="01540bb8" style:language-asian="zxx" style:country-asian="none" style:language-complex="zxx" style:country-complex="none"/>
    </style:style>
    <style:style style:name="P230" style:family="paragraph" style:parent-style-name="Text_20_body" style:list-style-name="L17">
      <style:text-properties fo:language="it" fo:country="IT" officeooo:rsid="01545ae3" officeooo:paragraph-rsid="01545ae3" style:language-asian="zxx" style:country-asian="none" style:language-complex="zxx" style:country-complex="none"/>
    </style:style>
    <style:style style:name="P231" style:family="paragraph" style:parent-style-name="Text_20_body" style:list-style-name="L17">
      <style:text-properties fo:language="it" fo:country="IT" officeooo:rsid="01545ae3" officeooo:paragraph-rsid="015b550b" style:language-asian="zxx" style:country-asian="none" style:language-complex="zxx" style:country-complex="none"/>
    </style:style>
    <style:style style:name="P232" style:family="paragraph" style:parent-style-name="Text_20_body" style:list-style-name="L17">
      <style:text-properties fo:language="it" fo:country="IT" officeooo:rsid="0157581e" officeooo:paragraph-rsid="0157581e" style:language-asian="zxx" style:country-asian="none" style:language-complex="zxx" style:country-complex="none"/>
    </style:style>
    <style:style style:name="P233" style:family="paragraph" style:parent-style-name="Text_20_body" style:list-style-name="L17">
      <style:text-properties fo:language="it" fo:country="IT" officeooo:rsid="015a05a2" officeooo:paragraph-rsid="015a05a2" style:language-asian="zxx" style:country-asian="none" style:language-complex="zxx" style:country-complex="none"/>
    </style:style>
    <style:style style:name="P234" style:family="paragraph" style:parent-style-name="Text_20_body" style:list-style-name="L17">
      <style:text-properties fo:language="it" fo:country="IT" officeooo:rsid="0158f015" officeooo:paragraph-rsid="0158f015" style:language-asian="zxx" style:country-asian="none" style:language-complex="zxx" style:country-complex="none"/>
    </style:style>
    <style:style style:name="P235" style:family="paragraph" style:parent-style-name="Text_20_body" style:list-style-name="L17">
      <style:text-properties fo:language="it" fo:country="IT" officeooo:rsid="015b550b" officeooo:paragraph-rsid="015b550b" style:language-asian="zxx" style:country-asian="none" style:language-complex="zxx" style:country-complex="none"/>
    </style:style>
    <style:style style:name="P236" style:family="paragraph" style:parent-style-name="Text_20_body" style:list-style-name="L17">
      <style:text-properties fo:language="it" fo:country="IT" officeooo:rsid="015b9c02" officeooo:paragraph-rsid="015b9c02" style:language-asian="zxx" style:country-asian="none" style:language-complex="zxx" style:country-complex="none"/>
    </style:style>
    <style:style style:name="P237" style:family="paragraph" style:parent-style-name="Text_20_body" style:list-style-name="L17">
      <style:text-properties fo:language="it" fo:country="IT" officeooo:rsid="015c7475" officeooo:paragraph-rsid="015c7475" style:language-asian="zxx" style:country-asian="none" style:language-complex="zxx" style:country-complex="none"/>
    </style:style>
    <style:style style:name="P238" style:family="paragraph" style:parent-style-name="Text_20_body" style:list-style-name="L15">
      <style:text-properties fo:language="it" fo:country="IT" fo:font-style="normal" officeooo:rsid="0113afab" officeooo:paragraph-rsid="0113afab" style:language-asian="zxx" style:country-asian="none" style:font-style-asian="normal" style:language-complex="zxx" style:country-complex="none" style:font-style-complex="normal"/>
    </style:style>
    <style:style style:name="P239" style:family="paragraph" style:parent-style-name="Text_20_body" style:list-style-name="L15">
      <style:text-properties fo:language="it" fo:country="IT" fo:font-style="normal" officeooo:rsid="01154aed" officeooo:paragraph-rsid="01154aed" style:language-asian="zxx" style:country-asian="none" style:font-style-asian="normal" style:language-complex="zxx" style:country-complex="none" style:font-style-complex="normal"/>
    </style:style>
    <style:style style:name="P240" style:family="paragraph" style:parent-style-name="Text_20_body" style:list-style-name="L15">
      <style:text-properties fo:language="it" fo:country="IT" fo:font-style="normal" officeooo:rsid="01166395" officeooo:paragraph-rsid="01166395" style:language-asian="zxx" style:country-asian="none" style:font-style-asian="normal" style:language-complex="zxx" style:country-complex="none" style:font-style-complex="normal"/>
    </style:style>
    <style:style style:name="P241" style:family="paragraph" style:parent-style-name="Text_20_body" style:list-style-name="L15">
      <style:text-properties fo:language="it" fo:country="IT" fo:font-style="normal" officeooo:rsid="0118ab90" officeooo:paragraph-rsid="0118ab90" style:language-asian="zxx" style:country-asian="none" style:font-style-asian="normal" style:language-complex="zxx" style:country-complex="none" style:font-style-complex="normal"/>
    </style:style>
    <style:style style:name="P242" style:family="paragraph" style:parent-style-name="Text_20_body" style:list-style-name="L15">
      <style:text-properties fo:language="it" fo:country="IT" fo:font-style="normal" officeooo:rsid="01184c8b" officeooo:paragraph-rsid="01184c8b" style:language-asian="zxx" style:country-asian="none" style:font-style-asian="normal" style:language-complex="zxx" style:country-complex="none" style:font-style-complex="normal"/>
    </style:style>
    <style:style style:name="P243" style:family="paragraph" style:parent-style-name="Text_20_body" style:list-style-name="L15">
      <style:text-properties fo:language="it" fo:country="IT" fo:font-style="normal" officeooo:rsid="011a438c" officeooo:paragraph-rsid="011a438c" style:language-asian="zxx" style:country-asian="none" style:font-style-asian="normal" style:language-complex="zxx" style:country-complex="none" style:font-style-complex="normal"/>
    </style:style>
    <style:style style:name="P244" style:family="paragraph" style:parent-style-name="Text_20_body" style:list-style-name="L15">
      <style:text-properties fo:language="it" fo:country="IT" fo:font-style="normal" officeooo:rsid="011aa51c" officeooo:paragraph-rsid="011aa51c" style:language-asian="zxx" style:country-asian="none" style:font-style-asian="normal" style:language-complex="zxx" style:country-complex="none" style:font-style-complex="normal"/>
    </style:style>
    <style:style style:name="P245" style:family="paragraph" style:parent-style-name="Text_20_body" style:list-style-name="L15">
      <style:text-properties fo:language="it" fo:country="IT" fo:font-style="normal" officeooo:rsid="011b95fd" officeooo:paragraph-rsid="011b95fd" style:language-asian="zxx" style:country-asian="none" style:font-style-asian="normal" style:language-complex="zxx" style:country-complex="none" style:font-style-complex="normal"/>
    </style:style>
    <style:style style:name="P246" style:family="paragraph" style:parent-style-name="Text_20_body" style:list-style-name="L15">
      <style:text-properties fo:language="it" fo:country="IT" fo:font-style="normal" officeooo:rsid="011cd148" officeooo:paragraph-rsid="011cd148" style:language-asian="zxx" style:country-asian="none" style:font-style-asian="normal" style:language-complex="zxx" style:country-complex="none" style:font-style-complex="normal"/>
    </style:style>
    <style:style style:name="P247" style:family="paragraph" style:parent-style-name="Text_20_body" style:list-style-name="L15">
      <style:text-properties fo:language="it" fo:country="IT" fo:font-style="normal" officeooo:rsid="011d345d" officeooo:paragraph-rsid="011d345d" style:language-asian="zxx" style:country-asian="none" style:font-style-asian="normal" style:language-complex="zxx" style:country-complex="none" style:font-style-complex="normal"/>
    </style:style>
    <style:style style:name="P248" style:family="paragraph" style:parent-style-name="Text_20_body" style:list-style-name="L10">
      <style:paragraph-properties fo:text-align="start" style:justify-single-word="false"/>
      <style:text-properties officeooo:rsid="00b75723" officeooo:paragraph-rsid="00b75723"/>
    </style:style>
    <style:style style:name="P249" style:family="paragraph" style:parent-style-name="Text_20_body" style:list-style-name="L10">
      <style:paragraph-properties fo:text-align="start" style:justify-single-word="false"/>
      <style:text-properties officeooo:rsid="00badbde" officeooo:paragraph-rsid="00badbde"/>
    </style:style>
    <style:style style:name="P250" style:family="paragraph" style:parent-style-name="Text_20_body" style:list-style-name="L10">
      <style:paragraph-properties fo:text-align="start" style:justify-single-word="false"/>
      <style:text-properties officeooo:rsid="00bb7f6e" officeooo:paragraph-rsid="00bb7f6e"/>
    </style:style>
    <style:style style:name="P251" style:family="paragraph" style:parent-style-name="Text_20_body" style:list-style-name="L10">
      <style:paragraph-properties fo:text-align="start" style:justify-single-word="false"/>
      <style:text-properties officeooo:rsid="00bd7b81" officeooo:paragraph-rsid="00bd7b81"/>
    </style:style>
    <style:style style:name="P252" style:family="paragraph" style:parent-style-name="Text_20_body" style:list-style-name="L10">
      <style:paragraph-properties fo:text-align="start" style:justify-single-word="false"/>
      <style:text-properties officeooo:rsid="00be974b" officeooo:paragraph-rsid="00be974b"/>
    </style:style>
    <style:style style:name="P253" style:family="paragraph" style:parent-style-name="Text_20_body" style:list-style-name="L11">
      <style:text-properties officeooo:rsid="00bff931" officeooo:paragraph-rsid="00bff931"/>
    </style:style>
    <style:style style:name="P254" style:family="paragraph" style:parent-style-name="Text_20_body" style:list-style-name="L11">
      <style:text-properties officeooo:rsid="00c04999" officeooo:paragraph-rsid="00c04999"/>
    </style:style>
    <style:style style:name="P255" style:family="paragraph" style:parent-style-name="Text_20_body" style:list-style-name="L11">
      <style:text-properties officeooo:rsid="00c0c133" officeooo:paragraph-rsid="00c0c133"/>
    </style:style>
    <style:style style:name="P256" style:family="paragraph" style:parent-style-name="Text_20_body" style:list-style-name="L11">
      <style:text-properties officeooo:rsid="00c0c133" officeooo:paragraph-rsid="00c305d7"/>
    </style:style>
    <style:style style:name="P257" style:family="paragraph" style:parent-style-name="Text_20_body" style:list-style-name="L11">
      <style:text-properties officeooo:rsid="00c305d7" officeooo:paragraph-rsid="00c305d7"/>
    </style:style>
    <style:style style:name="P258" style:family="paragraph" style:parent-style-name="Text_20_body" style:list-style-name="L11">
      <style:text-properties officeooo:rsid="00c4d659" officeooo:paragraph-rsid="00c4d659"/>
    </style:style>
    <style:style style:name="P259" style:family="paragraph" style:parent-style-name="Text_20_body" style:list-style-name="L11">
      <style:text-properties officeooo:rsid="00c4daa7" officeooo:paragraph-rsid="00c4daa7"/>
    </style:style>
    <style:style style:name="P260" style:family="paragraph" style:parent-style-name="Text_20_body" style:list-style-name="L11">
      <style:text-properties officeooo:rsid="00c531dd" officeooo:paragraph-rsid="00c531dd"/>
    </style:style>
    <style:style style:name="P261" style:family="paragraph" style:parent-style-name="Text_20_body" style:list-style-name="L11">
      <style:text-properties officeooo:rsid="00c636c1" officeooo:paragraph-rsid="00c636c1"/>
    </style:style>
    <style:style style:name="P262" style:family="paragraph" style:parent-style-name="Text_20_body" style:list-style-name="L11">
      <style:text-properties officeooo:rsid="00c6fe6f" officeooo:paragraph-rsid="00c6fe6f"/>
    </style:style>
    <style:style style:name="P263" style:family="paragraph" style:parent-style-name="Text_20_body" style:list-style-name="L11">
      <style:text-properties officeooo:rsid="00c83408" officeooo:paragraph-rsid="00c83408"/>
    </style:style>
    <style:style style:name="P264" style:family="paragraph" style:parent-style-name="Text_20_body" style:list-style-name="L5">
      <style:paragraph-properties fo:margin-top="0cm" fo:margin-bottom="0.212cm" loext:contextual-spacing="false" fo:text-align="start" style:justify-single-word="false"/>
      <style:text-properties fo:font-size="15pt" style:text-underline-style="none" fo:font-weight="bold" officeooo:rsid="004b351c" officeooo:paragraph-rsid="004d8cd2" style:font-size-asian="15pt" style:font-weight-asian="bold" style:font-size-complex="15pt" style:font-weight-complex="bold"/>
    </style:style>
    <style:style style:name="P265" style:family="paragraph" style:parent-style-name="Text_20_body" style:list-style-name="L5">
      <style:paragraph-properties fo:margin-top="0cm" fo:margin-bottom="0.212cm" loext:contextual-spacing="false" fo:text-align="start" style:justify-single-word="false"/>
      <style:text-properties style:text-underline-style="solid" style:text-underline-width="auto" style:text-underline-color="font-color" officeooo:rsid="004b351c" officeooo:paragraph-rsid="004d8cd2"/>
    </style:style>
    <style:style style:name="P266" style:family="paragraph" style:parent-style-name="Title" style:master-page-name="Index">
      <style:paragraph-properties style:page-number="auto"/>
      <style:text-properties officeooo:rsid="0013fb9b"/>
    </style:style>
    <style:style style:name="P267" style:family="paragraph" style:parent-style-name="Subtitle" style:list-style-name="L4">
      <style:paragraph-properties fo:text-align="start" style:justify-single-word="false"/>
      <style:text-properties officeooo:rsid="00370e08" officeooo:paragraph-rsid="00370e08"/>
    </style:style>
    <style:style style:name="P268" style:family="paragraph" style:parent-style-name="Subtitle" style:list-style-name="L5">
      <style:paragraph-properties fo:text-align="start" style:justify-single-word="false"/>
      <style:text-properties officeooo:rsid="004b351c" officeooo:paragraph-rsid="004b351c"/>
    </style:style>
    <style:style style:name="P269" style:family="paragraph" style:parent-style-name="Heading_20_2">
      <style:text-properties fo:language="it" fo:country="IT" style:language-asian="zxx" style:country-asian="none" style:language-complex="zxx" style:country-complex="none"/>
    </style:style>
    <style:style style:name="P270" style:family="paragraph" style:parent-style-name="Heading_20_2">
      <style:paragraph-properties fo:text-align="center" style:justify-single-word="false"/>
      <style:text-properties fo:language="it" fo:country="IT" officeooo:rsid="00984b1f" officeooo:paragraph-rsid="00984b1f" style:language-asian="zxx" style:country-asian="none" style:language-complex="zxx" style:country-complex="none"/>
    </style:style>
    <style:style style:name="P271" style:family="paragraph" style:parent-style-name="Heading_20_2">
      <style:text-properties fo:language="it" fo:country="IT" officeooo:rsid="00e2fcff" officeooo:paragraph-rsid="00e2fcff" style:language-asian="zxx" style:country-asian="none" style:language-complex="zxx" style:country-complex="none"/>
    </style:style>
    <style:style style:name="P272" style:family="paragraph" style:parent-style-name="Heading_20_2">
      <style:text-properties fo:language="it" fo:country="IT" officeooo:rsid="00e70fa6" officeooo:paragraph-rsid="00e70fa6" style:language-asian="zxx" style:country-asian="none" style:language-complex="zxx" style:country-complex="none"/>
    </style:style>
    <style:style style:name="P273" style:family="paragraph" style:parent-style-name="Heading_20_2">
      <style:text-properties fo:language="it" fo:country="IT" officeooo:rsid="0100e172" officeooo:paragraph-rsid="0100e172" style:language-asian="zxx" style:country-asian="none" style:language-complex="zxx" style:country-complex="none"/>
    </style:style>
    <style:style style:name="P274" style:family="paragraph" style:parent-style-name="Heading_20_2">
      <style:text-properties fo:language="it" fo:country="IT" officeooo:rsid="0140286a" officeooo:paragraph-rsid="0140286a" style:language-asian="zxx" style:country-asian="none" style:language-complex="zxx" style:country-complex="none"/>
    </style:style>
    <style:style style:name="P275" style:family="paragraph" style:parent-style-name="Heading_20_2">
      <style:paragraph-properties fo:text-align="center" style:justify-single-word="false"/>
      <style:text-properties officeooo:rsid="00b75723" officeooo:paragraph-rsid="00b75723"/>
    </style:style>
    <style:style style:name="P276" style:family="paragraph" style:parent-style-name="Heading_20_2">
      <style:text-properties officeooo:rsid="00bd7b81" officeooo:paragraph-rsid="00bd7b81"/>
    </style:style>
    <style:style style:name="P277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5pt" fo:font-weight="bold" officeooo:rsid="004f1a7b" officeooo:paragraph-rsid="004f1a7b" style:font-size-asian="13.1000003814697pt" style:font-weight-asian="bold" style:font-size-complex="15pt" style:font-weight-complex="bold"/>
    </style:style>
    <style:style style:name="P278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5pt" style:text-underline-style="none" fo:font-weight="bold" officeooo:rsid="004f1a7b" officeooo:paragraph-rsid="004f1a7b" style:font-size-asian="13.1000003814697pt" style:font-weight-asian="bold" style:font-size-complex="15pt" style:font-weight-complex="bold"/>
    </style:style>
    <style:style style:name="P279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2pt" style:text-underline-style="solid" style:text-underline-width="auto" style:text-underline-color="font-color" fo:font-weight="normal" officeooo:rsid="004f1a7b" officeooo:paragraph-rsid="004f1a7b" style:font-size-asian="10.5pt" style:font-weight-asian="normal" style:font-size-complex="12pt" style:font-weight-complex="normal"/>
    </style:style>
    <style:style style:name="P280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2pt" style:text-underline-style="none" fo:font-weight="normal" officeooo:rsid="004f1a7b" officeooo:paragraph-rsid="004f1a7b" style:font-size-asian="10.5pt" style:font-weight-asian="normal" style:font-size-complex="12pt" style:font-weight-complex="normal"/>
    </style:style>
    <style:style style:name="T1" style:family="text">
      <style:text-properties officeooo:rsid="0017cb0e"/>
    </style:style>
    <style:style style:name="T2" style:family="text">
      <style:text-properties officeooo:rsid="0022b5ec"/>
    </style:style>
    <style:style style:name="T3" style:family="text">
      <style:text-properties officeooo:rsid="00246390"/>
    </style:style>
    <style:style style:name="T4" style:family="text">
      <style:text-properties officeooo:rsid="00250477"/>
    </style:style>
    <style:style style:name="T5" style:family="text">
      <style:text-properties officeooo:rsid="0027afbd"/>
    </style:style>
    <style:style style:name="T6" style:family="text">
      <style:text-properties officeooo:rsid="0027f1ef"/>
    </style:style>
    <style:style style:name="T7" style:family="text">
      <style:text-properties officeooo:rsid="0029ab56"/>
    </style:style>
    <style:style style:name="T8" style:family="text">
      <style:text-properties officeooo:rsid="002f6515"/>
    </style:style>
    <style:style style:name="T9" style:family="text">
      <style:text-properties officeooo:rsid="002f7712"/>
    </style:style>
    <style:style style:name="T10" style:family="text">
      <style:text-properties officeooo:rsid="0032ea42"/>
    </style:style>
    <style:style style:name="T11" style:family="text">
      <style:text-properties officeooo:rsid="003694ad"/>
    </style:style>
    <style:style style:name="T12" style:family="text">
      <style:text-properties officeooo:rsid="0047fd45"/>
    </style:style>
    <style:style style:name="T13" style:family="text">
      <style:text-properties officeooo:rsid="004b351c"/>
    </style:style>
    <style:style style:name="T14" style:family="text">
      <style:text-properties officeooo:rsid="004c7402"/>
    </style:style>
    <style:style style:name="T15" style:family="text">
      <style:text-properties officeooo:rsid="00547823"/>
    </style:style>
    <style:style style:name="T16" style:family="text">
      <style:text-properties officeooo:rsid="0058966f"/>
    </style:style>
    <style:style style:name="T17" style:family="text">
      <style:text-properties officeooo:rsid="005e69a1"/>
    </style:style>
    <style:style style:name="T18" style:family="text">
      <style:text-properties officeooo:rsid="00640b05"/>
    </style:style>
    <style:style style:name="T19" style:family="text">
      <style:text-properties officeooo:rsid="0065014f"/>
    </style:style>
    <style:style style:name="T20" style:family="text">
      <style:text-properties officeooo:rsid="0066922e"/>
    </style:style>
    <style:style style:name="T21" style:family="text"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T22" style:family="text">
      <style:text-properties fo:font-variant="normal" fo:text-transform="none" fo:color="#000000" style:font-name="Linux Libertine" fo:letter-spacing="normal" fo:language="it" fo:country="IT" fo:font-style="normal" fo:font-weight="normal" officeooo:rsid="0066fbfa"/>
    </style:style>
    <style:style style:name="T23" style:family="text">
      <style:text-properties fo:font-variant="normal" fo:text-transform="none" fo:color="#000000" style:font-name="Linux Libertine" fo:letter-spacing="normal" fo:language="it" fo:country="IT" fo:font-style="normal" fo:font-weight="normal" officeooo:rsid="006a2634"/>
    </style:style>
    <style:style style:name="T24" style:family="text">
      <style:text-properties officeooo:rsid="0070acb5"/>
    </style:style>
    <style:style style:name="T25" style:family="text">
      <style:text-properties officeooo:rsid="00757929"/>
    </style:style>
    <style:style style:name="T26" style:family="text">
      <style:text-properties officeooo:rsid="0077b354"/>
    </style:style>
    <style:style style:name="T27" style:family="text">
      <style:text-properties officeooo:rsid="00786fde"/>
    </style:style>
    <style:style style:name="T28" style:family="text">
      <style:text-properties officeooo:rsid="007ca845"/>
    </style:style>
    <style:style style:name="T29" style:family="text">
      <style:text-properties officeooo:rsid="00852ac6"/>
    </style:style>
    <style:style style:name="T30" style:family="text">
      <style:text-properties officeooo:rsid="0086a3b1"/>
    </style:style>
    <style:style style:name="T31" style:family="text">
      <style:text-properties officeooo:rsid="0087559b"/>
    </style:style>
    <style:style style:name="T32" style:family="text">
      <style:text-properties officeooo:rsid="0089e735"/>
    </style:style>
    <style:style style:name="T33" style:family="text">
      <style:text-properties officeooo:rsid="008c8018"/>
    </style:style>
    <style:style style:name="T34" style:family="text">
      <style:text-properties officeooo:rsid="009e84d4"/>
    </style:style>
    <style:style style:name="T35" style:family="text">
      <style:text-properties officeooo:rsid="00ac1b15"/>
    </style:style>
    <style:style style:name="T36" style:family="text">
      <style:text-properties officeooo:rsid="00b50cf6"/>
    </style:style>
    <style:style style:name="T37" style:family="text">
      <style:text-properties officeooo:rsid="00badbde"/>
    </style:style>
    <style:style style:name="T38" style:family="text">
      <style:text-properties officeooo:rsid="00bb7f6e"/>
    </style:style>
    <style:style style:name="T39" style:family="text">
      <style:text-properties officeooo:rsid="00be974b"/>
    </style:style>
    <style:style style:name="T40" style:family="text">
      <style:text-properties officeooo:rsid="00c1506b"/>
    </style:style>
    <style:style style:name="T41" style:family="text">
      <style:text-properties officeooo:rsid="00cbf2af"/>
    </style:style>
    <style:style style:name="T42" style:family="text">
      <style:text-properties officeooo:rsid="00d3d700"/>
    </style:style>
    <style:style style:name="T43" style:family="text">
      <style:text-properties officeooo:rsid="00e225d1"/>
    </style:style>
    <style:style style:name="T44" style:family="text">
      <style:text-properties officeooo:rsid="00e75502"/>
    </style:style>
    <style:style style:name="T45" style:family="text">
      <style:text-properties officeooo:rsid="00eb29e5"/>
    </style:style>
    <style:style style:name="T46" style:family="text">
      <style:text-properties officeooo:rsid="00eb88e9"/>
    </style:style>
    <style:style style:name="T47" style:family="text">
      <style:text-properties officeooo:rsid="00ee4448"/>
    </style:style>
    <style:style style:name="T48" style:family="text">
      <style:text-properties officeooo:rsid="00f62076"/>
    </style:style>
    <style:style style:name="T49" style:family="text">
      <style:text-properties officeooo:rsid="00f7e343"/>
    </style:style>
    <style:style style:name="T50" style:family="text">
      <style:text-properties officeooo:rsid="00fb7221"/>
    </style:style>
    <style:style style:name="T51" style:family="text">
      <style:text-properties officeooo:rsid="010f8daf"/>
    </style:style>
    <style:style style:name="T52" style:family="text">
      <style:text-properties officeooo:rsid="0110c616"/>
    </style:style>
    <style:style style:name="T53" style:family="text">
      <style:text-properties officeooo:rsid="0114cd95"/>
    </style:style>
    <style:style style:name="T54" style:family="text">
      <style:text-properties officeooo:rsid="0116e0e0"/>
    </style:style>
    <style:style style:name="T55" style:family="text">
      <style:text-properties officeooo:rsid="011fd715"/>
    </style:style>
    <style:style style:name="T56" style:family="text">
      <style:text-properties officeooo:rsid="0122f680"/>
    </style:style>
    <style:style style:name="T57" style:family="text">
      <style:text-properties officeooo:rsid="012557cd"/>
    </style:style>
    <style:style style:name="T58" style:family="text">
      <style:text-properties officeooo:rsid="012669a6"/>
    </style:style>
    <style:style style:name="T59" style:family="text">
      <style:text-properties officeooo:rsid="0129051f"/>
    </style:style>
    <style:style style:name="T60" style:family="text">
      <style:text-properties officeooo:rsid="012a20a0"/>
    </style:style>
    <style:style style:name="T61" style:family="text">
      <style:text-properties officeooo:rsid="012bd07a"/>
    </style:style>
    <style:style style:name="T62" style:family="text">
      <style:text-properties officeooo:rsid="01381988"/>
    </style:style>
    <style:style style:name="T63" style:family="text">
      <style:text-properties officeooo:rsid="013a9ec3"/>
    </style:style>
    <style:style style:name="T64" style:family="text">
      <style:text-properties officeooo:rsid="013d18b5"/>
    </style:style>
    <style:style style:name="T65" style:family="text">
      <style:text-properties officeooo:rsid="0143d4a1"/>
    </style:style>
    <style:style style:name="T66" style:family="text">
      <style:text-properties officeooo:rsid="0144d8ca"/>
    </style:style>
    <style:style style:name="T67" style:family="text">
      <style:text-properties officeooo:rsid="01453926"/>
    </style:style>
    <style:style style:name="T68" style:family="text">
      <style:text-properties officeooo:rsid="0155e207"/>
    </style:style>
    <style:style style:name="T69" style:family="text">
      <style:text-properties officeooo:rsid="01591d31"/>
    </style:style>
    <style:style style:name="T70" style:family="text">
      <style:text-properties officeooo:rsid="015d9e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6">FILOSOFIA</text:p>
      <text:p text:style-name="P2">Romanticismo <text:span text:style-name="T2">(Rivoluzione Francese – I Guerra Mondiale)</text:span></text:p>
      <text:list xml:id="list2378520758" text:style-name="L1">
        <text:list-item>
          <text:p text:style-name="P11">Riviste preromantiche: L'Allemagne, Athaeneum</text:p>
        </text:list-item>
        <text:list-item>
          <text:p text:style-name="P12">I preromantici erano artisti eclettici, i romantici si specializzarono (filosofi = idealisti <text:span text:style-name="T5">da eidos</text:span>)</text:p>
        </text:list-item>
      </text:list>
      <text:list xml:id="list4292113847" text:style-name="L2">
        <text:list-item>
          <text:p text:style-name="P13">La ragione illuminista passa in secondo piano, il primato è del sentimento nei suoi aspetti positivi e pessimistici</text:p>
        </text:list-item>
        <text:list-item>
          <text:p text:style-name="P13">I romantici criticavano l'Illuminismo:</text:p>
          <text:list>
            <text:list-item>
              <text:p text:style-name="P13">Non aveva avuto successo ovunque (non tutti i governi erano illuminati)</text:p>
            </text:list-item>
            <text:list-item>
              <text:p text:style-name="P13">l'arte non era considerata</text:p>
            </text:list-item>
            <text:list-item>
              <text:p text:style-name="P13">indagavano valori di una società antiquata</text:p>
            </text:list-item>
            <text:list-item>
              <text:p text:style-name="P13">riguardava una classe elitaria</text:p>
            </text:list-item>
            <text:list-item>
              <text:p text:style-name="P14">non era considerato il sentimento</text:p>
            </text:list-item>
          </text:list>
        </text:list-item>
        <text:list-item>
          <text:p text:style-name="P15">La diffusione del romanticismo porta allo scoppio di numerose rivolte, <text:span text:style-name="T1">poichè il popolo viene coinvolto</text:span></text:p>
        </text:list-item>
        <text:list-item>
          <text:p text:style-name="P16">Il romanticismo nasce al Circolo di Jena <text:span text:style-name="T3">(1800)</text:span> da un movimento <text:span text:style-name="T4">preromantico</text:span> tedesco: lo Sturm und Drang (1770)</text:p>
        </text:list-item>
        <text:list-item>
          <text:p text:style-name="P16">Artista romantico:</text:p>
          <text:list>
            <text:list-item>
              <text:p text:style-name="P16">geniale</text:p>
            </text:list-item>
            <text:list-item>
              <text:p text:style-name="P16">originale</text:p>
            </text:list-item>
            <text:list-item>
              <text:p text:style-name="P16">coglie l'infinito</text:p>
            </text:list-item>
            <text:list-item>
              <text:p text:style-name="P16">comunica sentimenti</text:p>
            </text:list-item>
          </text:list>
        </text:list-item>
        <text:list-item>
          <text:p text:style-name="P17">Risoluzione del finito nell'infinito (sussunzione dell'infinito nel finito) è il tema più trattato</text:p>
        </text:list-item>
        <text:list-item>
          <text:p text:style-name="P18">Amore Romantico:</text:p>
          <text:list>
            <text:list-item>
              <text:p text:style-name="P18">Passione (coinvolgimento dei sensi)</text:p>
            </text:list-item>
            <text:list-item>
              <text:p text:style-name="P18">Fusione (coinvolgimento dello spirito)</text:p>
            </text:list-item>
          </text:list>
        </text:list-item>
        <text:list-item>
          <text:p text:style-name="P18">Morte è rifugio, rasserenamento e annientamento (pessimismo)</text:p>
        </text:list-item>
        <text:list-item>
          <text:p text:style-name="P19">Natura </text:p>
          <text:list>
            <text:list-item>
              <text:p text:style-name="P20">domina l'uomo</text:p>
            </text:list-item>
            <text:list-item>
              <text:p text:style-name="P20">divino calato nel reale</text:p>
            </text:list-item>
            <text:list-item>
              <text:p text:style-name="P20">superiore all'uomo</text:p>
            </text:list-item>
            <text:list-item>
              <text:p text:style-name="P20">finalistica, non meccanicistica</text:p>
            </text:list-item>
          </text:list>
        </text:list-item>
        <text:list-item>
          <text:p text:style-name="P20">Infinito è sehnsucht (desiderio irrefrenabile dell'infinito)</text:p>
        </text:list-item>
      </text:list>
      <text:p text:style-name="P1">Idealismo</text:p>
      <text:list xml:id="list338948263" text:style-name="L3">
        <text:list-item>
          <text:p text:style-name="P21">Esponenti: Fichte, Shelling, Hegel</text:p>
        </text:list-item>
        <text:list-item>
          <text:p text:style-name="P22"><text:soft-page-break/>Obbiettivo:<text:tab/></text:p>
          <text:list>
            <text:list-item>
              <text:p text:style-name="P22">distruggere il dualismo kantiano (fenomeno-noumeno)</text:p>
              <text:list>
                <text:list-item>
                  <text:p text:style-name="P23">Secondo Fichte il noumeno è inammissibile perchè inconoscibile</text:p>
                </text:list-item>
              </text:list>
            </text:list-item>
            <text:list-item>
              <text:p text:style-name="P23">trovare <text:span text:style-name="T6">il</text:span> principio <text:span text:style-name="T6">primo assoluto (sciolto da ogni legame)</text:span> su cui fondare la realtà</text:p>
              <text:list>
                <text:list-item>
                  <text:p text:style-name="P24">sia infinito (spirito) la forza positiva e il finito (natura) la forza negativa, il finito lascerà spazio all'infinito e il finito diverrà in parte infinitizzato <text:span text:style-name="T7">(primato del positivo sul negativo)</text:span></text:p>
                </text:list-item>
                <text:list-item>
                  <text:p text:style-name="P24">secondo Hegel il procedimento va ripetuto fino a che il finito è tendente a 0, creando quindi un principio assoluto avendo demolito il principio in antitesi (antitesi1 e tesi1 danno origine a una tesi2 che avrà un antitesi2, fino ad arrivare all'ultima tesi sciolta da ogni legame con altro). La sintesi è il aufhebeng (superamento).</text:p>
                </text:list-item>
              </text:list>
            </text:list-item>
            <text:list-item>
              <text:p text:style-name="P24">Rivalutare la metafisica (nuova metafisica dell'infinito)</text:p>
              <text:list>
                <text:list-item>
                  <text:p text:style-name="P24">infinito è nell'immanente, perciò la realtà è metafisica <text:span text:style-name="T10">(sussumere infinito nel finito)</text:span></text:p>
                </text:list-item>
                <text:list-item>
                  <text:p text:style-name="P24">nuova poichè l'infinito nel finito porta con sè qualcosa di finito</text:p>
                </text:list-item>
              </text:list>
            </text:list-item>
          </text:list>
        </text:list-item>
      </text:list>
      <text:p text:style-name="P3"><text:bookmark-start text:name="Fichte"/>Fichte<text:bookmark-end text:name="Fichte"/></text:p>
      <text:list xml:id="list1199037801" text:style-name="L4">
        <text:list-item>
          <text:p text:style-name="P25">Dottrina della scienza</text:p>
          <text:list>
            <text:list-item>
              <text:p text:style-name="P26">Lo scopo è rendere la filosofia un sapere assoluto</text:p>
            </text:list-item>
            <text:list-item>
              <text:p text:style-name="P26">Il principio primo è posto nell'io <text:span text:style-name="T8">(autocoscienza)</text:span> , <text:span text:style-name="T8">il quale si è autoposto e autocreato</text:span></text:p>
              <text:list>
                <text:list-item>
                  <text:p text:style-name="P27">Principi</text:p>
                  <text:list>
                    <text:list-item>
                      <text:p text:style-name="P28">Tesi: Io = Io <text:span text:style-name="T9">(principio identità) </text:span></text:p>
                    </text:list-item>
                    <text:list-item>
                      <text:p text:style-name="P29">Antitesi: Io crea NON-IO</text:p>
                    </text:list-item>
                    <text:list-item>
                      <text:p text:style-name="P30">Sintesi: Io oppone nell'io all'io divisibile un non-io divisibile (divisibile = molteplice e finito), <text:span text:style-name="T11">con sussunzione della parte positiva del negativo nasce un nuovo Io</text:span></text:p>
                    </text:list-item>
                  </text:list>
                </text:list-item>
              </text:list>
            </text:list-item>
            <text:list-item>
              <text:p text:style-name="P30">Io</text:p>
              <text:list>
                <text:list-item>
                  <text:p text:style-name="P30">Simile a se stesso</text:p>
                </text:list-item>
                <text:list-item>
                  <text:p text:style-name="P30">Intuizione intellettuale (può pensare solo a se stesso)</text:p>
                </text:list-item>
                <text:list-item>
                  <text:p text:style-name="P30">oppone a se delle antitesi, rimanendone slegato</text:p>
                </text:list-item>
                <text:list-item>
                  <text:p text:style-name="P30">tat-handlung, azione e prodotto dell'azione</text:p>
                </text:list-item>
                <text:list-item>
                  <text:p text:style-name="P30">agisce nella natura</text:p>
                </text:list-item>
              </text:list>
              <text:p text:style-name="P267"><text:bookmark-start text:name="Schelling"/>Schelling<text:bookmark-end text:name="Schelling"/></text:p>
            </text:list-item>
          </text:list>
        </text:list-item>
        <text:list-item>
          <text:p text:style-name="P31">La natura è preistoria dello spirito</text:p>
        </text:list-item>
        <text:list-item>
          <text:p text:style-name="P31">Sopra natura e spirito vi è l'Assoluto</text:p>
        </text:list-item>
        <text:list-item>
          <text:p text:style-name="P31">Filosofia della natura: natura (oggetto) a spirito (soggetto)</text:p>
        </text:list-item>
        <text:list-item>
          <text:p text:style-name="P31">Filosofia trascendentale: spirito (sogetto) a natura (oggetto)</text:p>
        </text:list-item>
        <text:list-item>
          <text:p text:style-name="P32">L'intuizione intellettuale non può esistere perchè si troverebbe nella natura</text:p>
        </text:list-item>
        <text:list-item>
          <text:p text:style-name="P32">L'arte </text:p>
          <text:list>
            <text:list-item>
              <text:p text:style-name="P32">è l'unica scienza in cui spirito e natura si armonizzano (intuizione estetica)</text:p>
            </text:list-item>
            <text:list-item>
              <text:p text:style-name="P32"><text:soft-page-break/>Coglie tutta la realtà</text:p>
            </text:list-item>
            <text:list-item>
              <text:p text:style-name="P32">è sintesi di spirito e natura, nonostante contenga più parti natura</text:p>
            </text:list-item>
          </text:list>
        </text:list-item>
      </text:list>
      <text:p text:style-name="P4"><text:bookmark-start text:name="Hegel"/>Hegel<text:bookmark-end text:name="Hegel"/></text:p>
      <text:list xml:id="list235609169" text:style-name="L5">
        <text:list-item>
          <text:p text:style-name="P33">Idee</text:p>
          <text:list>
            <text:list-item>
              <text:p text:style-name="P33">è ateo</text:p>
            </text:list-item>
            <text:list-item>
              <text:p text:style-name="P33">la ragione illuminata diviene ragione dialettica</text:p>
            </text:list-item>
            <text:list-item>
              <text:p text:style-name="P34">è legato alla Rivoluzione Francese, ma fu rammaricato dal periodo del Terrore e dal periodo napoleonico</text:p>
            </text:list-item>
            <text:list-item>
              <text:p text:style-name="P34">per lui il romanticismo è esaltazione della soggettività, ma arriva in seguito a criticare la soggettività sfrenato</text:p>
            </text:list-item>
            <text:list-item>
              <text:p text:style-name="P34">non esalta arte, natura, religione</text:p>
            </text:list-item>
            <text:list-item>
              <text:p text:style-name="P34">è sintesi di Ficthe e Schelling:</text:p>
              <text:list>
                <text:list-item>
                  <text:p text:style-name="P35">pricipio primo (autoposto e autocreato) è lo spirito (da Fichte)</text:p>
                </text:list-item>
                <text:list-item>
                  <text:p text:style-name="P36">non usa il percorso rettilineo e senza fine per infinitizzare di Fichte</text:p>
                </text:list-item>
                <text:list-item>
                  <text:p text:style-name="P37">piace l'idea di partire dalla natura e trovare un assoluto sopra tutto (Schelling)</text:p>
                </text:list-item>
                <text:list-item>
                  <text:p text:style-name="P37">non piace l'identificazione dell'assoluto nell'arte (Schelling)</text:p>
                </text:list-item>
              </text:list>
            </text:list-item>
          </text:list>
        </text:list-item>
        <text:list-item>
          <text:p text:style-name="P38">Fondamenti</text:p>
          <text:list>
            <text:list-item>
              <text:p text:style-name="P38">Risoluzione del finito nell'infinito</text:p>
              <text:list>
                <text:list-item>
                  <text:p text:style-name="P38">finito è parte dell'infinto (somma di parti del tutto)</text:p>
                </text:list-item>
              </text:list>
            </text:list-item>
            <text:list-item>
              <text:p text:style-name="P38">Identità ragione-realtà</text:p>
              <text:list>
                <text:list-item>
                  <text:p text:style-name="P38">ciò che è reale è razionale, ciò che è razionale è reale (essere = pensiero)</text:p>
                </text:list-item>
                <text:list-item>
                  <text:p text:style-name="P38">senza questa identità la filosofia è come la nottola di Minerva, ossia inutile</text:p>
                </text:list-item>
              </text:list>
            </text:list-item>
            <text:list-item>
              <text:p text:style-name="P38">funzione giustificatrice della filosofia</text:p>
              <text:list>
                <text:list-item>
                  <text:p text:style-name="P39">giustificare razionalmente ciò che è reale e la filosofia non ha nulla sopra di sè, è assoluta</text:p>
                </text:list-item>
              </text:list>
            </text:list-item>
          </text:list>
        </text:list-item>
        <text:list-item>
          <text:p text:style-name="P39">Processo Triatico</text:p>
          <text:list>
            <text:list-item>
              <text:p text:style-name="P39">continua finchè non si arriva all'assoluto</text:p>
            </text:list-item>
            <text:list-item>
              <text:p text:style-name="P40">Tesi1 -&gt; Antitesi -&gt; Sintesi -&gt; Tesi2</text:p>
            </text:list-item>
            <text:list-item>
              <text:p text:style-name="P40">Tesi2 e Tesi1 non hanno le medesime caratteristiche</text:p>
            </text:list-item>
            <text:list-item>
              <text:p text:style-name="P40">Quando la tesi non ha più antitesi si ha l'assoluto</text:p>
            </text:list-item>
            <text:list-item>
              <text:p text:style-name="P41">Tesi</text:p>
              <text:list>
                <text:list-item>
                  <text:p text:style-name="P41">idea in sè e per sè</text:p>
                </text:list-item>
                <text:list-item>
                  <text:p text:style-name="P41">momento astratto intellettuale </text:p>
                  <text:list>
                    <text:list-item>
                      <text:p text:style-name="P41">Spiegata dal solo intelletto, poichè la ragione si occupa del concreto</text:p>
                    </text:list-item>
                  </text:list>
                </text:list-item>
              </text:list>
            </text:list-item>
            <text:list-item>
              <text:p text:style-name="P41">Antitesi</text:p>
              <text:list>
                <text:list-item>
                  <text:p text:style-name="P41">idea fuori di sè</text:p>
                </text:list-item>
                <text:list-item>
                  <text:p text:style-name="P41">momento negativo razionale del pensiero</text:p>
                  <text:list>
                    <text:list-item>
                      <text:p text:style-name="P41"><text:soft-page-break/>negativo = in antitesi con il positivo della tesi</text:p>
                    </text:list-item>
                    <text:list-item>
                      <text:p text:style-name="P41">razionale = opposto di intellettuale</text:p>
                    </text:list-item>
                  </text:list>
                </text:list-item>
              </text:list>
            </text:list-item>
            <text:list-item>
              <text:p text:style-name="P41">Sintesi </text:p>
              <text:list>
                <text:list-item>
                  <text:p text:style-name="P41">idea che torna in sè</text:p>
                </text:list-item>
                <text:list-item>
                  <text:p text:style-name="P41">momento speculativo-positivo razionale</text:p>
                  <text:list>
                    <text:list-item>
                      <text:p text:style-name="P42">speculativo = guardare dentro (da tesi)</text:p>
                    </text:list-item>
                    <text:list-item>
                      <text:p text:style-name="P42">positivo = riferito alla tesi (da tesi)</text:p>
                    </text:list-item>
                    <text:list-item>
                      <text:p text:style-name="P43">razionale = positivo dell'antitesi, <text:span text:style-name="T12">concretizza in parte </text:span></text:p>
                    </text:list-item>
                    <text:list-item>
                      <text:p text:style-name="P43">perde l'"intellettuale"</text:p>
                    </text:list-item>
                  </text:list>
                </text:list-item>
                <text:list-item>
                  <text:p text:style-name="P44">sintesi è aufhenung, ossia superamento</text:p>
                </text:list-item>
                <text:list-item>
                  <text:p text:style-name="P44">sintesi è togliere e conservare</text:p>
                  <text:list>
                    <text:list-item>
                      <text:p text:style-name="P44">togliere negativo (antitesi) e intellettuale (tesi), ma non del tutto</text:p>
                    </text:list-item>
                    <text:list-item>
                      <text:p text:style-name="P44">conservare momento astratto (tesi) e razionale (antitesi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6">Fenomenologia dello spirito</text:p>
          <text:list>
            <text:list-item>
              <text:p text:style-name="P46">storia romanzata dells coscienza che esce dall'individualità e raggiunge l'universalità, comprendendo l'assoluto</text:p>
            </text:list-item>
            <text:list-item>
              <text:p text:style-name="P47">Assoluto non è legato a ragione ma allo spirito</text:p>
            </text:list-item>
            <text:list-item>
              <text:p text:style-name="P47">ragione è sussunta nello spirito</text:p>
            </text:list-item>
            <text:list-item>
              <text:p text:style-name="P47">dialettica signoria-servitù</text:p>
              <text:list>
                <text:list-item>
                  <text:p text:style-name="P48">evidenzia un inversione di ruoli tra servo e padrone</text:p>
                </text:list-item>
                <text:list-item>
                  <text:p text:style-name="P48">il padrone ha vinto la lotta ed è riuscito a prevalere, mentre il servo per aver salva la vita ha dovuto perdere la sua indipendenza</text:p>
                </text:list-item>
                <text:list-item>
                  <text:p text:style-name="P48">Con il tempo il padrone disimpara e il servo è necessario perchè capace di fare ciò che il padrone non può fare</text:p>
                </text:list-item>
                <text:list-item>
                  <text:p text:style-name="P48">Il signore è servo del servo e il servo padrone del padrone</text:p>
                </text:list-item>
                <text:list-item>
                  <text:p text:style-name="P48">Tre momenti: paura, servizio, lavoro</text:p>
                </text:list-item>
              </text:list>
            </text:list-item>
            <text:list-item>
              <text:p text:style-name="P48">L'uomo è sovrastato da Dio</text:p>
            </text:list-item>
            <text:list-item>
              <text:p text:style-name="P48">La ragione non è sufficiente alla sintesi di autocoscienza e scienza perciò il supporto è dato dallo spirito</text:p>
            </text:list-item>
            <text:list-item>
              <text:p text:style-name="P48">da spirito individuale (soggetto) a universale (oggetto)</text:p>
              <text:list>
                <text:list-item>
                  <text:p text:style-name="P49">L'Io che è in Noi e il Noi che è nell'Io</text:p>
                </text:list-item>
              </text:list>
            </text:list-item>
          </text:list>
        </text:list-item>
        <text:list-item>
          <text:p text:style-name="P44">Filosofia dello spirito</text:p>
          <text:list>
            <text:list-item>
              <text:p text:style-name="P44">Spirito soggettivo (spirito individuale)</text:p>
              <text:list>
                <text:list-item>
                  <text:p text:style-name="P44">T: Antropologia (uomo in relazione con se stesso)</text:p>
                </text:list-item>
                <text:list-item>
                  <text:p text:style-name="P44">A: fenomenologia (uomo in relazione con l'ambiente)</text:p>
                </text:list-item>
                <text:list-item>
                  <text:p text:style-name="P44">S: psicologia (spirito come anima)</text:p>
                </text:list-item>
              </text:list>
            </text:list-item>
            <text:list-item>
              <text:p text:style-name="P45">spirito oggettivo <text:span text:style-name="T13">(</text:span>spirito collettivo<text:span text:style-name="T13">)</text:span></text:p>
              <text:list>
                <text:list-item>
                  <text:p text:style-name="P50">lo spirito esce dall'individuale ed entra nel sociale attraverso la libertà</text:p>
                </text:list-item>
                <text:list-item>
                  <text:p text:style-name="P52"><text:soft-page-break/>la libertà è maggiore in gruppo piccolo piuttosto che grande</text:p>
                </text:list-item>
                <text:list-item>
                  <text:p text:style-name="P52">famiglia garantisce più libertà della società civile</text:p>
                </text:list-item>
                <text:list-item>
                  <text:p text:style-name="P52">Stato regola la giustizia e la libertà</text:p>
                </text:list-item>
                <text:list-item>
                  <text:p text:style-name="P52">Scansione</text:p>
                  <text:list>
                    <text:list-item>
                      <text:p text:style-name="P52">Diritto (sono le leggi)</text:p>
                    </text:list-item>
                    <text:list-item>
                      <text:p text:style-name="P52">Moralità (subordinazione di dovere a volontà)</text:p>
                    </text:list-item>
                    <text:list-item>
                      <text:p text:style-name="P52">Eticità </text:p>
                      <text:list>
                        <text:list-item>
                          <text:p text:style-name="P52">Famiglia (borghese che mira alla procreazione ed educazione dei figli)</text:p>
                        </text:list-item>
                        <text:list-item>
                          <text:p text:style-name="P52">Società civile (in cui l'individuo realizza i propri bisogni, ma tendendo ognuno a pensare a propri si generano conflitti) </text:p>
                        </text:list-item>
                        <text:list-item>
                          <text:p text:style-name="P52">Stato (regola con le leggi i conflitti)</text:p>
                        </text:list-item>
                      </text:list>
                    </text:list-item>
                    <text:list-item>
                      <text:p text:style-name="P53">Stato</text:p>
                      <text:list>
                        <text:list-item>
                          <text:p text:style-name="P54">è "<text:span text:style-name="T16">e</text:span>ntrata nel mondo di Dio" <text:span text:style-name="T16">(teofonia)</text:span></text:p>
                        </text:list-item>
                        <text:list-item>
                          <text:p text:style-name="P55">dovrebbe essere piena realizzazione della libertà</text:p>
                        </text:list-item>
                        <text:list-item>
                          <text:p text:style-name="P55">la miglior forma di governo è monarchia costituzionale</text:p>
                        </text:list-item>
                        <text:list-item>
                          <text:p text:style-name="P56">la democrazia concede troppa libertà</text:p>
                        </text:list-item>
                        <text:list-item>
                          <text:p text:style-name="P57">la guerra è il motore della storia ed è mezzo di progresso che si conclude col prevalere del popolo più forte, il "popolo guida" (per Hegel è quello tedesco, ispirando il nazismo)</text:p>
                        </text:list-item>
                        <text:list-item>
                          <text:p text:style-name="P58">Scansione</text:p>
                          <text:list>
                            <text:list-item>
                              <text:p text:style-name="P59">Diritto statuale interno (Costituzione)</text:p>
                            </text:list-item>
                            <text:list-item>
                              <text:p text:style-name="P60">Diritto statuale esterno (Rapporti con altri Stati)</text:p>
                            </text:list-item>
                            <text:list-item>
                              <text:p text:style-name="P59">Storia Universale</text:p>
                              <text:list>
                                <text:list-item>
                                  <text:p text:style-name="P57">Mondo Orientale (uno solo libero)</text:p>
                                </text:list-item>
                                <text:list-item>
                                  <text:p text:style-name="P57">Mondo greco-romano (alcuni liberi)</text:p>
                                </text:list-item>
                                <text:list-item>
                                  <text:p text:style-name="P57">mondo cristiano-germanico (tutti sono liberi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7">La storia inizia con Dio e deve finire con il mondo cristiano in cui tutti sono liberi</text:p>
                        </text:list-item>
                      </text:list>
                    </text:list-item>
                  </text:list>
                  <text:p text:style-name="P59"><text:span text:style-name="T15"><text:s/></text:span><text:tab/><text:tab/></text:p>
                </text:list-item>
              </text:list>
            </text:list-item>
            <text:list-item>
              <text:p text:style-name="P44">spirito assoluto</text:p>
              <text:list>
                <text:list-item>
                  <text:p text:style-name="P44">sa e conosce se stesso nelle forme dell'arte, religione, filosofia</text:p>
                </text:list-item>
                <text:list-item>
                  <text:p text:style-name="P61">puro, sciolto da ogni legame</text:p>
                </text:list-item>
                <text:list-item>
                  <text:p text:style-name="P61">Arte, Religione e Filosofia hanno medesimo contenuto e differiscono solo per la forma con cui percepiscono l'Assoluto</text:p>
                  <text:list>
                    <text:list-item>
                      <text:p text:style-name="P61">Arte contempla</text:p>
                      <text:list>
                        <text:list-item>
                          <text:p text:style-name="P61">serve allo spirito per comprendere l'Assoluto nelle forme sensibili</text:p>
                        </text:list-item>
                        <text:list-item>
                          <text:p text:style-name="P62">fa cogliere immediatamente l'Assoluto <text:span text:style-name="T17">(tutt'uno di spirito e natura)</text:span></text:p>
                        </text:list-item>
                        <text:list-item>
                          <text:p text:style-name="P63"><text:soft-page-break/>L'arte è legata al passato e non si può sapere se in futuro manterrà lo squilibrio permettendoci di cogliere l'Assoluto, perciò si parla di "morte dell'arte"</text:p>
                        </text:list-item>
                        <text:list-item>
                          <text:p text:style-name="P64">Scansione </text:p>
                          <text:list>
                            <text:list-item>
                              <text:p text:style-name="P64">Simbolica (Architettura): squilibrio tra forma e contenuto</text:p>
                            </text:list-item>
                            <text:list-item>
                              <text:p text:style-name="P64">Classica (Scultura): equilibrio</text:p>
                            </text:list-item>
                            <text:list-item>
                              <text:p text:style-name="P64">Romantica: nuovo squilibrio</text:p>
                              <text:list>
                                <text:list-item>
                                  <text:p text:style-name="P64">Pittura</text:p>
                                </text:list-item>
                                <text:list-item>
                                  <text:p text:style-name="P64">Musica </text:p>
                                </text:list-item>
                                <text:list-item>
                                  <text:p text:style-name="P64">Poesi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1">Religione rappresenta</text:p>
                      <text:list>
                        <text:list-item>
                          <text:p text:style-name="P65">rappresentazione: modo tipicamente religioso di pensare a Dio, che è tra i sensi e l'intelletto</text:p>
                        </text:list-item>
                        <text:list-item>
                          <text:p text:style-name="P65">Dio è pensabile solo in senso religioso ed è indimostrabile razionalmente</text:p>
                        </text:list-item>
                        <text:list-item>
                          <text:p text:style-name="P65">Scansione</text:p>
                          <text:list>
                            <text:list-item>
                              <text:p text:style-name="P65">religione naturale (orientale)</text:p>
                              <text:list>
                                <text:list-item>
                                  <text:p text:style-name="P65">Dio è natura</text:p>
                                </text:list-item>
                              </text:list>
                            </text:list-item>
                            <text:list-item>
                              <text:p text:style-name="P65">religione spirituale (greco-romana)</text:p>
                              <text:list>
                                <text:list-item>
                                  <text:p text:style-name="P65">Dio è forma spirituale</text:p>
                                </text:list-item>
                              </text:list>
                            </text:list-item>
                            <text:list-item>
                              <text:p text:style-name="P65">religione assoluta (cristianesimo)</text:p>
                              <text:list>
                                <text:list-item>
                                  <text:p text:style-name="P65">Dio è forma pur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1">Filosofia comprende concettualmente</text:p>
                      <text:list>
                        <text:list-item>
                          <text:p text:style-name="P66">concetto è idea che pensa a se stessa</text:p>
                        </text:list-item>
                        <text:list-item>
                          <text:p text:style-name="P66">filosofia conosce l'Assoluto tramite concetto</text:p>
                        </text:list-item>
                        <text:list-item>
                          <text:p text:style-name="P66">Scansione</text:p>
                          <text:list>
                            <text:list-item>
                              <text:p text:style-name="P66">filosofia greca</text:p>
                            </text:list-item>
                            <text:list-item>
                              <text:p text:style-name="P66">filosofia moderna (Fichte, Schelling)</text:p>
                            </text:list-item>
                            <text:list-item>
                              <text:p text:style-name="P66">filosofia hegelian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268">Fenomenologia dello spirito</text:p>
            </text:list-item>
          </text:list>
        </text:list-item>
      </text:list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list xml:id="list201916734429379" text:continue-numbering="true" text:style-name="L5">
              <text:list-item>
                <text:p text:style-name="P264">I parte</text:p>
                <text:list>
                  <text:list-item>
                    <text:p text:style-name="P265">T: Coscienza</text:p>
                  </text:list-item>
                  <text:list-item>
                    <text:p text:style-name="P265">A: Autocoscienza</text:p>
                  </text:list-item>
                  <text:list-item>
                    <text:p text:style-name="P265">S: Ragione</text:p>
                  </text:list-item>
                </text:list>
              </text:list-item>
              <text:list-item>
                <text:p text:style-name="P67">II parte</text:p>
                <text:list>
                  <text:list-item>
                    <text:p text:style-name="P68">T: spirito</text:p>
                  </text:list-item>
                  <text:list-item>
                    <text:p text:style-name="P68">A: religione</text:p>
                  </text:list-item>
                  <text:list-item>
                    <text:p text:style-name="P69">S: sapere assoluto</text:p>
                  </text:list-item>
                </text:list>
              </text:list-item>
              <text:list-item>
                <text:p text:style-name="P70"><text:soft-page-break/>Sapere Assoluto</text:p>
                <text:list>
                  <text:list-item>
                    <text:p text:style-name="P68">T: logica</text:p>
                    <text:list>
                      <text:list-item>
                        <text:p text:style-name="P51">T: Essere (pensiero in sè e per sè)</text:p>
                      </text:list-item>
                      <text:list-item>
                        <text:p text:style-name="P51">A: Essenza (pensiero fuori di sè)</text:p>
                      </text:list-item>
                      <text:list-item>
                        <text:p text:style-name="P51">S: Concreto (pensiero torna in sè)</text:p>
                      </text:list-item>
                    </text:list>
                  </text:list-item>
                  <text:list-item>
                    <text:p text:style-name="P68">A: filosofia della natura</text:p>
                    <text:list>
                      <text:list-item>
                        <text:p text:style-name="P51">T: <text:span text:style-name="T14">Meccanica</text:span></text:p>
                      </text:list-item>
                      <text:list-item>
                        <text:p text:style-name="P71">A: Fisica</text:p>
                      </text:list-item>
                      <text:list-item>
                        <text:p text:style-name="P71">S: Fisica Organica</text:p>
                      </text:list-item>
                    </text:list>
                  </text:list-item>
                  <text:list-item>
                    <text:p text:style-name="P69">S: filosofia dello spirito (geist)</text:p>
                  </text:list-item>
                </text:list>
              </text:list-item>
              <text:list-item>
                <text:p text:style-name="P70">Filosofia dello spirito</text:p>
                <text:list>
                  <text:list-item>
                    <text:p text:style-name="P72">T: Spirito soggettivo</text:p>
                    <text:list>
                      <text:list-item>
                        <text:p text:style-name="P74">T: Antropologia</text:p>
                      </text:list-item>
                      <text:list-item>
                        <text:p text:style-name="P74">A: fenomenologia</text:p>
                      </text:list-item>
                      <text:list-item>
                        <text:p text:style-name="P74">S: psicologia</text:p>
                      </text:list-item>
                    </text:list>
                  </text:list-item>
                  <text:list-item>
                    <text:p text:style-name="P72">A: Spirito oggettivo</text:p>
                    <text:list>
                      <text:list-item>
                        <text:p text:style-name="P74">T: diritto</text:p>
                      </text:list-item>
                      <text:list-item>
                        <text:p text:style-name="P74">A: moralità</text:p>
                      </text:list-item>
                      <text:list-item>
                        <text:p text:style-name="P75">S: eticità</text:p>
                      </text:list-item>
                    </text:list>
                  </text:list-item>
                  <text:list-item>
                    <text:p text:style-name="P73">S: Spirito assoluto</text:p>
                    <text:list>
                      <text:list-item>
                        <text:p text:style-name="P74">T: Arte</text:p>
                      </text:list-item>
                      <text:list-item>
                        <text:p text:style-name="P74">A: Religione</text:p>
                      </text:list-item>
                      <text:list-item>
                        <text:p text:style-name="P74">S: Filosofia</text:p>
                      </text:list-item>
                    </text:list>
                  </text:list-item>
                </text:list>
                <text:p text:style-name="P51"/>
              </text:list-item>
            </text:list>
            <text:p text:style-name="P7"><text:tab/><text:tab/><text:tab/><text:tab/><text:tab/><text:tab/><text:tab/><text:tab/><text:tab/><text:tab/></text:p>
          </table:table-cell>
          <table:table-cell table:style-name="Tabella1.B1" office:value-type="string">
            <text:list xml:id="list3902269946" text:style-name="L6">
              <text:list-item>
                <text:p text:style-name="P277">Eticità</text:p>
                <text:list>
                  <text:list-item>
                    <text:p text:style-name="P279">T: Famiglia</text:p>
                  </text:list-item>
                  <text:list-item>
                    <text:p text:style-name="P279">A: Società civile</text:p>
                  </text:list-item>
                  <text:list-item>
                    <text:p text:style-name="P279">S: Stato</text:p>
                    <text:list>
                      <text:list-item>
                        <text:p text:style-name="P280">T: diritto statuale interno</text:p>
                      </text:list-item>
                      <text:list-item>
                        <text:p text:style-name="P280">A: diritto statuale esterno</text:p>
                      </text:list-item>
                      <text:list-item>
                        <text:p text:style-name="P280">S: storia universale</text:p>
                      </text:list-item>
                    </text:list>
                  </text:list-item>
                </text:list>
              </text:list-item>
              <text:list-item>
                <text:p text:style-name="P278">Spirito Assoluto</text:p>
                <text:list>
                  <text:list-item>
                    <text:p text:style-name="P279"><text:soft-page-break/>T: Arte</text:p>
                    <text:list>
                      <text:list-item>
                        <text:p text:style-name="P280">T: simbolica</text:p>
                      </text:list-item>
                      <text:list-item>
                        <text:p text:style-name="P280">A: classica</text:p>
                      </text:list-item>
                      <text:list-item>
                        <text:p text:style-name="P280">S: romantica</text:p>
                      </text:list-item>
                    </text:list>
                  </text:list-item>
                  <text:list-item>
                    <text:p text:style-name="P279">A: Religione</text:p>
                    <text:list>
                      <text:list-item>
                        <text:p text:style-name="P280">T: naturale</text:p>
                      </text:list-item>
                      <text:list-item>
                        <text:p text:style-name="P280">A: spirituale</text:p>
                      </text:list-item>
                      <text:list-item>
                        <text:p text:style-name="P280">S: rivelata</text:p>
                      </text:list-item>
                    </text:list>
                  </text:list-item>
                  <text:list-item>
                    <text:p text:style-name="P279">S: Filosofia</text:p>
                    <text:list>
                      <text:list-item>
                        <text:p text:style-name="P280">T: antica</text:p>
                      </text:list-item>
                      <text:list-item>
                        <text:p text:style-name="P280">A: moderna</text:p>
                      </text:list-item>
                      <text:list-item>
                        <text:p text:style-name="P280">S: filosofia hegeliana</text:p>
                        <text:p text:style-name="P280"/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h text:style-name="P10" text:outline-level="1"><text:bookmark text:name="Schopenhauer"/>Schopenhauer</text:h>
      <text:list xml:id="list128989527" text:style-name="L7">
        <text:list-item>
          <text:p text:style-name="P76">“<text:span text:style-name="T18">Sulla quadruplice radice del principio di ragione sufficiente</text:span>”</text:p>
          <text:list>
            <text:list-item>
              <text:p text:style-name="P77">principio di ragione sufficiente:</text:p>
              <text:list>
                <text:list-item>
                  <text:p text:style-name="P77"><text:s/>è un principio logico di Leibniz aggiunto ai 3 aristotelici</text:p>
                </text:list-item>
                <text:list-item>
                  <text:p text:style-name="P77">nessun fatto può accadere senza che vi sia una ragione sufficiente che ci dica così</text:p>
                </text:list-item>
              </text:list>
            </text:list-item>
            <text:list-item>
              <text:p text:style-name="P77">Schopenhauer aggiunge una quadruplice radice, ossia trova 4 classi dove si può applicare in specifico il principio:</text:p>
              <text:list>
                <text:list-item>
                  <text:p text:style-name="P77">Fiendi (divenire)</text:p>
                  <text:list>
                    <text:list-item>
                      <text:p text:style-name="P77">oggetti dove si manifesta relazione causa-effetto</text:p>
                    </text:list-item>
                  </text:list>
                </text:list-item>
                <text:list-item>
                  <text:p text:style-name="P77"><text:soft-page-break/>Essendi (essere)</text:p>
                  <text:list>
                    <text:list-item>
                      <text:p text:style-name="P77">oggetti dove si manifesta spazio-tempo</text:p>
                    </text:list-item>
                  </text:list>
                </text:list-item>
                <text:list-item>
                  <text:p text:style-name="P77">Cognoscendi</text:p>
                  <text:list>
                    <text:list-item>
                      <text:p text:style-name="P77">oggetti dove si manifesta prima-dopo</text:p>
                    </text:list-item>
                  </text:list>
                </text:list-item>
                <text:list-item>
                  <text:p text:style-name="P77">Agendi</text:p>
                  <text:list>
                    <text:list-item>
                      <text:p text:style-name="P77">oggetti dove si manifesta azione-movente azion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7">Ispirazioni del sistema</text:p>
          <text:list>
            <text:list-item>
              <text:p text:style-name="P77">Platone</text:p>
              <text:list>
                <text:list-item>
                  <text:p text:style-name="P77">Mondo delle idee</text:p>
                </text:list-item>
                <text:list-item>
                  <text:p text:style-name="P77">“<text:span text:style-name="T27">Meglio non essere nati, piuttosto che vivere</text:span>”</text:p>
                </text:list-item>
              </text:list>
            </text:list-item>
            <text:list-item>
              <text:p text:style-name="P77">Kant</text:p>
              <text:list>
                <text:list-item>
                  <text:p text:style-name="P77">è stato l’ultimo filosofo a suo dire</text:p>
                </text:list-item>
                <text:list-item>
                  <text:p text:style-name="P77">non condivide l’idea di noumeno inconoscibile, poiché è conoscibile con il corpo</text:p>
                </text:list-item>
              </text:list>
            </text:list-item>
            <text:list-item>
              <text:p text:style-name="P77">Romantici <text:span text:style-name="T19">(Idealismo)</text:span></text:p>
              <text:list>
                <text:list-item>
                  <text:p text:style-name="P77">ha fatto retrocedere la filosofia (Ficthe, Schelling ed Hegel considerati come sofisti)</text:p>
                </text:list-item>
                <text:list-item>
                  <text:p text:style-name="P77">hanno trascurato tematiche più importanti di Assoluto e Infinito</text:p>
                </text:list-item>
                <text:list-item>
                  <text:p text:style-name="P78">definita “filosofia dell’università”</text:p>
                </text:list-item>
                <text:list-item>
                  <text:p text:style-name="P78">Hegel è definito “Sicario della verità” e non accetta identità reale-razionale</text:p>
                </text:list-item>
              </text:list>
            </text:list-item>
            <text:list-item>
              <text:p text:style-name="P78">Filosofia orientale</text:p>
              <text:list>
                <text:list-item>
                  <text:p text:style-name="P78">lesse molte opere della filosofia precedente a quella greca</text:p>
                </text:list-item>
                <text:list-item>
                  <text:p text:style-name="P78">“<text:span text:style-name="T26">Esistere è soffrire</text:span>”</text:p>
                </text:list-item>
              </text:list>
            </text:list-item>
            <text:list-item>
              <text:p text:style-name="P79">Calderon de la Barca</text:p>
              <text:list>
                <text:list-item>
                  <text:p text:style-name="P79">“La colpa dell’uomo è di esser nato”</text:p>
                </text:list-item>
              </text:list>
            </text:list-item>
            <text:list-item>
              <text:p text:style-name="P80">Bibbia</text:p>
              <text:list>
                <text:list-item>
                  <text:p text:style-name="P80">“La vita è una valle di lacrime”</text:p>
                </text:list-item>
              </text:list>
            </text:list-item>
          </text:list>
        </text:list-item>
        <text:list-item>
          <text:p text:style-name="P78">Velo di Maya</text:p>
          <text:list>
            <text:list-item>
              <text:p text:style-name="P78">è della tradizione buddista</text:p>
            </text:list-item>
            <text:list-item>
              <text:p text:style-name="P78">è un separatore</text:p>
            </text:list-item>
            <text:list-item>
              <text:p text:style-name="P78">divide la realtà conoscibile da una realtà non conoscibile con sicurezza</text:p>
            </text:list-item>
            <text:list-item>
              <text:p text:style-name="P78">il velo è sottile è permette di essere superato con facilità</text:p>
            </text:list-item>
            <text:list-item>
              <text:p text:style-name="P78">aldiqu<text:span text:style-name="T20">a</text:span> vi è il mondo come rappresentazione</text:p>
            </text:list-item>
            <text:list-item>
              <text:p text:style-name="P78">aldilà vi è il mondo come volontà</text:p>
            </text:list-item>
            <text:list-item>
              <text:p text:style-name="P78">la volontà non è inconoscibile completamente poiché basta andare oltre il velo</text:p>
            </text:list-item>
            <text:list-item>
              <text:p text:style-name="P78">Kant non diede la possibilità di conoscere oltre il velo (noumeno)</text:p>
            </text:list-item>
          </text:list>
        </text:list-item>
        <text:list-item>
          <text:p text:style-name="P78">Rappresentazioni</text:p>
          <text:list>
            <text:list-item>
              <text:p text:style-name="P78"><text:soft-page-break/>sono fenomeno (da Kant), sogno, illusione e parvenza (ripresi da Calderon de la Barca)</text:p>
            </text:list-item>
            <text:list-item>
              <text:p text:style-name="P81">Composte da soggetto rappresentante e oggetto rappresentativo</text:p>
              <text:list>
                <text:list-item>
                  <text:p text:style-name="P81">sono inseparabili</text:p>
                </text:list-item>
              </text:list>
            </text:list-item>
            <text:list-item>
              <text:p text:style-name="P81">spazio, tempo e causalità</text:p>
              <text:list>
                <text:list-item>
                  <text:p text:style-name="P81">Kant</text:p>
                  <text:list>
                    <text:list-item>
                      <text:p text:style-name="P81">spazio, tempo: forme pure sensibilità</text:p>
                    </text:list-item>
                    <text:list-item>
                      <text:p text:style-name="P81">causalità: forme pure intelletto</text:p>
                    </text:list-item>
                  </text:list>
                </text:list-item>
                <text:list-item>
                  <text:p text:style-name="P81">Schopenhauer</text:p>
                  <text:list>
                    <text:list-item>
                      <text:p text:style-name="P81">spazio: forma pura intelletto</text:p>
                      <text:list>
                        <text:list-item>
                          <text:p text:style-name="P81"><text:s/>rappresentazioni appaiono secondo la posizione</text:p>
                        </text:list-item>
                      </text:list>
                    </text:list-item>
                    <text:list-item>
                      <text:p text:style-name="P81">tempo: forma pura intelletto</text:p>
                      <text:list>
                        <text:list-item>
                          <text:p text:style-name="P81">rappresentazioni appaiono secondo la successione</text:p>
                        </text:list-item>
                      </text:list>
                    </text:list-item>
                    <text:list-item>
                      <text:p text:style-name="P81">causalità: forma pura intelletto</text:p>
                      <text:list>
                        <text:list-item>
                          <text:p text:style-name="P81">rappresentazioni appaiono secondo la relazione causa-effett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2">Volontà</text:p>
          <text:list>
            <text:list-item>
              <text:p text:style-name="P101"><text:span text:style-name="T22">n</text:span><text:span text:style-name="T21">oumeno reso conoscibile</text:span></text:p>
            </text:list-item>
            <text:list-item>
              <text:p text:style-name="P83">non obbedisce a ragione e morale, ma solo a se stessa</text:p>
            </text:list-item>
            <text:list-item>
              <text:p text:style-name="P83">l’unica sua preoccupazione è l’infinito</text:p>
              <text:list>
                <text:list-item>
                  <text:p text:style-name="P83">non può racchiuderlo in se, quindi cerca di infinitizzarsi</text:p>
                </text:list-item>
                <text:list-item>
                  <text:p text:style-name="P85">renderebbe però simili a sé, ossia infinite, le cose finite</text:p>
                </text:list-item>
              </text:list>
            </text:list-item>
            <text:list-item>
              <text:p text:style-name="P83">uomo agisce nella rappresentazione, ma superato il velo prende atto della volontà</text:p>
              <text:list>
                <text:list-item>
                  <text:p text:style-name="P83">la corporeità squarcia il velo</text:p>
                </text:list-item>
                <text:list-item>
                  <text:p text:style-name="P83">l’anima considera uguali rappresentazione e volontà</text:p>
                </text:list-item>
              </text:list>
            </text:list-item>
            <text:list-item>
              <text:p text:style-name="P83">uomo è succube della volontà (di vivere) quando la si conosce</text:p>
              <text:list>
                <text:list-item>
                  <text:p text:style-name="P86">uomo non sceglie è la volontà a scegliere</text:p>
                  <text:list>
                    <text:list-item>
                      <text:p text:style-name="P86">amore è illusione e ha lo scopo di generare altri infelici</text:p>
                    </text:list-item>
                  </text:list>
                  <text:p text:style-name="P83"/>
                </text:list-item>
                <text:list-item>
                  <text:p text:style-name="P101"><text:span text:style-name="T21">vive nel peggiore dei mondi, </text:span><text:span text:style-name="T23">è l’Inferno</text:span><text:span text:style-name="T21"> (per Leibniz è il migliore)</text:span></text:p>
                </text:list-item>
                <text:list-item>
                  <text:p text:style-name="P83">non si inneggia però a morte e suicidio</text:p>
                </text:list-item>
                <text:list-item>
                  <text:p text:style-name="P87">piacere è cessazione temporanea di dolore</text:p>
                  <text:list>
                    <text:list-item>
                      <text:p text:style-name="P87">solo alcuni attimi dura il piacere, così l’uomo non lo percepisce neppure</text:p>
                    </text:list-item>
                    <text:list-item>
                      <text:p text:style-name="P88">Leopardi ha rappresentato profondamente il dolore, secondo Schopenhauer </text:p>
                    </text:list-item>
                  </text:list>
                </text:list-item>
                <text:list-item>
                  <text:p text:style-name="P89">la vita è </text:p>
                  <text:list>
                    <text:list-item>
                      <text:p text:style-name="P84">sofferenza <text:span text:style-name="T24">sin dalla nascita e per tutta la vita</text:span> e ciò genera pessimismo</text:p>
                    </text:list-item>
                    <text:list-item>
                      <text:p text:style-name="P89"><text:soft-page-break/>un pendolo che oscilla tra dolore e noia, il piacere è al centro e il pendolo vi passa solo per una frazione di secondo</text:p>
                    </text:list-item>
                    <text:list-item>
                      <text:p text:style-name="P89">rinvio della morte</text:p>
                    </text:list-item>
                    <text:list-item>
                      <text:p text:style-name="P89">accompagnata della morte</text:p>
                    </text:list-item>
                    <text:list-item>
                      <text:p text:style-name="P90">va sofferta un po’ alla volta</text:p>
                    </text:list-item>
                  </text:list>
                </text:list-item>
                <text:list-item>
                  <text:p text:style-name="P86">Sillogismo</text:p>
                  <text:list>
                    <text:list-item>
                      <text:p text:style-name="P86">volere è soffrire</text:p>
                    </text:list-item>
                    <text:list-item>
                      <text:p text:style-name="P86">vivere è volere</text:p>
                    </text:list-item>
                    <text:list-item>
                      <text:p text:style-name="P86">vita è sofferenza</text:p>
                    </text:list-item>
                  </text:list>
                </text:list-item>
              </text:list>
            </text:list-item>
            <text:list-item>
              <text:p text:style-name="P83">volontà di vivere (caratteristiche)</text:p>
              <text:list>
                <text:list-item>
                  <text:p text:style-name="P83">oltre spazio, tempo e casualità</text:p>
                </text:list-item>
                <text:list-item>
                  <text:p text:style-name="P83">inconscia, arazionale</text:p>
                </text:list-item>
                <text:list-item>
                  <text:p text:style-name="P83">forza cieca, senza freno (simile alla libido freudiana)</text:p>
                </text:list-item>
                <text:list-item>
                  <text:p text:style-name="P83">unica</text:p>
                </text:list-item>
                <text:list-item>
                  <text:p text:style-name="P83">incausata</text:p>
                </text:list-item>
                <text:list-item>
                  <text:p text:style-name="P83">eterna</text:p>
                </text:list-item>
                <text:list-item>
                  <text:p text:style-name="P83">senza alcun fine (se non quello di soffocare la libertà umana)</text:p>
                </text:list-item>
                <text:list-item>
                  <text:p text:style-name="P83">cosmica (anche la natura è succube)</text:p>
                </text:list-item>
                <text:list-item>
                  <text:p text:style-name="P83">si concretizza/oggettiva in idee e successivamente in uomini finiti (uomo copia di idea)</text:p>
                </text:list-item>
              </text:list>
            </text:list-item>
            <text:list-item>
              <text:p text:style-name="P91">Sofferenza</text:p>
              <text:list>
                <text:list-item>
                  <text:p text:style-name="P91">universale: tutto soffre (natura, uomo)</text:p>
                </text:list-item>
                <text:list-item>
                  <text:p text:style-name="P92">è impossibile non soffrire</text:p>
                </text:list-item>
                <text:list-item>
                  <text:p text:style-name="P93">l’uomo che è dotato di ragione e intelletto soffre di più poiché capisce <text:span text:style-name="T25">(il genio soffre ancora di più)</text:span></text:p>
                </text:list-item>
              </text:list>
            </text:list-item>
            <text:list-item>
              <text:p text:style-name="P94">Vie liberazione dal dolore</text:p>
              <text:list>
                <text:list-item>
                  <text:p text:style-name="P95">suicidio afferma la supremazia della volontà, perciò per non sottostarvi e necessario trovare una fuga al dolore</text:p>
                </text:list-item>
                <text:list-item>
                  <text:p text:style-name="P95">l’uomo non ha tutte le risposte ed è perciò inadeguato</text:p>
                </text:list-item>
                <text:list-item>
                  <text:p text:style-name="P95">passaggio da volontas a noluntas <text:span text:style-name="T28">(non volontà)</text:span>, che vince la volontà</text:p>
                </text:list-item>
                <text:list-item>
                  <text:p text:style-name="P96">distacco dalla volontà è un distacco dalla realtà</text:p>
                </text:list-item>
                <text:list-item>
                  <text:p text:style-name="P96">Vie</text:p>
                  <text:list>
                    <text:list-item>
                      <text:p text:style-name="P96">Arte</text:p>
                      <text:list>
                        <text:list-item>
                          <text:p text:style-name="P96">piacere momentaneo</text:p>
                        </text:list-item>
                        <text:list-item>
                          <text:p text:style-name="P96">uomo è puro soggetto conoscente</text:p>
                        </text:list-item>
                        <text:list-item>
                          <text:p text:style-name="P96">porta a conoscenza libera e disinteressata della volontà</text:p>
                        </text:list-item>
                        <text:list-item>
                          <text:p text:style-name="P96">contempla la vita (non vive)</text:p>
                        </text:list-item>
                        <text:list-item>
                          <text:p text:style-name="P97">uomo supera per un istante la volontà, la trascende</text:p>
                          <text:list>
                            <text:list-item>
                              <text:p text:style-name="P98"><text:soft-page-break/>musica è un istante più lungo</text:p>
                            </text:list-item>
                            <text:list-item>
                              <text:p text:style-name="P98">poesia </text:p>
                            </text:list-item>
                            <text:list-item>
                              <text:p text:style-name="P98">tragedia</text:p>
                            </text:list-item>
                            <text:list-item>
                              <text:p text:style-name="P98">arti figurative (architettura) sono un istante più brev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9">Etica della pietà (Compassione)</text:p>
                      <text:list>
                        <text:list-item>
                          <text:p text:style-name="P100">superamento dell’egoismo, poiché non è del singolo la sofferenza</text:p>
                        </text:list-item>
                        <text:list-item>
                          <text:p text:style-name="P100">la sofferenza è condivisa con tutti e perciò si soffre meno</text:p>
                        </text:list-item>
                      </text:list>
                    </text:list-item>
                    <text:list-item>
                      <text:p text:style-name="P100">Ascesi (ripresa da filosofia orientale)</text:p>
                      <text:list>
                        <text:list-item>
                          <text:p text:style-name="P100">vita di preghiera e contemplazione</text:p>
                        </text:list-item>
                        <text:list-item>
                          <text:p text:style-name="P100">isolamento dal mondo per non provare sofferenza</text:p>
                        </text:list-item>
                        <text:list-item>
                          <text:p text:style-name="P100">rinuncia a tutto ciò che la vita offre, rinuncia temporanea a vivere (nichilismo), come nel nirvana buddista</text:p>
                        </text:list-item>
                        <text:list-item>
                          <text:p text:style-name="P100">si arriva alla noluntas</text:p>
                        </text:list-item>
                        <text:list-item>
                          <text:p text:style-name="P100">la durata è maggiore seppur non per tutta la vita</text:p>
                        </text:list-item>
                        <text:list-item>
                          <text:p text:style-name="P100">uscita da questo temporaneo isolamento riporta alla normale sofferenza</text:p>
                        </text:list-item>
                        <text:list-item>
                          <text:p text:style-name="P100">Nietzsche definisce Schopenhauer suo educator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bookmark-start text:name="Kierkegaard"/>Kierkegaard<text:bookmark-end text:name="Kierkegaard"/></text:p>
      <text:list xml:id="list2096719308" text:style-name="L8">
        <text:list-item>
          <text:p text:style-name="P102">precursore dell'esistenzialismo di Eideg<text:span text:style-name="T66">g</text:span>er</text:p>
        </text:list-item>
        <text:list-item>
          <text:p text:style-name="P102">In antitesi a Kant ed Hegel</text:p>
          <text:list>
            <text:list-item>
              <text:p text:style-name="P102">Non è concepibile l'identità reale-razionale, <text:span text:style-name="T29">poiché</text:span> l'esistenza non è razionalizzabile</text:p>
            </text:list-item>
            <text:list-item>
              <text:p text:style-name="P103">Tre errori di Hegel</text:p>
              <text:list>
                <text:list-item>
                  <text:p text:style-name="P103">Aver costruito un sistema completamente astratto</text:p>
                </text:list-item>
                <text:list-item>
                  <text:p text:style-name="P103">sistema troppo complesso e totalizzante</text:p>
                </text:list-item>
                <text:list-item>
                  <text:p text:style-name="P103">si possono mediare gli opposti solo nell’astratto (critica alla sintesi come super<text:span text:style-name="T30">a</text:span>m<text:span text:style-name="T30">e</text:span>nto <text:span text:style-name="T31">et.. et...</text:span>)</text:p>
                </text:list-item>
              </text:list>
            </text:list-item>
          </text:list>
        </text:list-item>
        <text:list-item>
          <text:p text:style-name="P104">Filosofo dell’aut-aut in antitesi all’hegelismo dell’et-et</text:p>
        </text:list-item>
        <text:list-item>
          <text:p text:style-name="P105">Da pensiero astratto a concreto, ossia pensante e pensato</text:p>
        </text:list-item>
        <text:list-item>
          <text:p text:style-name="P105">L’uomo (Kierkegaard) si sente “livello zero”/”punto zero” <text:span text:style-name="T32">(nullità), poiché non può sapere cosa riserva il destino</text:span></text:p>
          <text:list>
            <text:list-item>
              <text:p text:style-name="P106">In Dio si trova la liberazione da questo stato</text:p>
            </text:list-item>
            <text:list-item>
              <text:p text:style-name="P106">L’esistenza (essere) è annichilito da se stessa</text:p>
            </text:list-item>
            <text:list-item>
              <text:p text:style-name="P106">L’esistenza umana è irriducibile rispetto al pensiero e non ha nulla a che fare con esso</text:p>
            </text:list-item>
            <text:list-item>
              <text:p text:style-name="P106">Esistenza (exsitere: uscire dal nulla ed essere sospesi tra essere e non essere)</text:p>
              <text:list>
                <text:list-item>
                  <text:p text:style-name="P106">possibilità di scegliere in modo ben preciso <text:span text:style-name="T33">(in un modo o nell’altro)</text:span></text:p>
                </text:list-item>
                <text:list-item>
                  <text:p text:style-name="P106">è di natura pratica non teoretica (ateoretica)</text:p>
                </text:list-item>
              </text:list>
            </text:list-item>
          </text:list>
        </text:list-item>
        <text:list-item>
          <text:p text:style-name="P107">Diario di un seduttore</text:p>
          <text:list>
            <text:list-item>
              <text:p text:style-name="P107"><text:soft-page-break/>Il mio dolore è il mio castello</text:p>
            </text:list-item>
            <text:list-item>
              <text:p text:style-name="P107">tutta la vita mi è peste, me soprattutto</text:p>
            </text:list-item>
            <text:list-item>
              <text:p text:style-name="P107">tutta l’esistenza mi angusta, dal più piccolo dei moscerini al mistero dell’incarnazione</text:p>
              <text:list>
                <text:list-item>
                  <text:p text:style-name="P107">Non distingue un dolore forte da uno debole</text:p>
                </text:list-item>
              </text:list>
            </text:list-item>
            <text:list-item>
              <text:p text:style-name="P107">Il padre lo ha reso insicuro e infelice</text:p>
            </text:list-item>
          </text:list>
        </text:list-item>
        <text:list-item>
          <text:p text:style-name="P107">Timore e Tremore</text:p>
          <text:list>
            <text:list-item>
              <text:p text:style-name="P107">L’uomo si affida a Dio ma si può rimanere delusi</text:p>
            </text:list-item>
            <text:list-item>
              <text:p text:style-name="P107">Per non rimanere delusi l’uomo prova</text:p>
              <text:list>
                <text:list-item>
                  <text:p text:style-name="P107">Timore, che Dio si adiri per non averlo cercato prima</text:p>
                </text:list-item>
                <text:list-item>
                  <text:p text:style-name="P107">Tremore, perché sia abbandonato</text:p>
                  <text:list>
                    <text:list-item>
                      <text:p text:style-name="P108">Se Dio abbandona non vi è più alcuna soluzione al dolor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8">Aut-Aut</text:p>
          <text:list>
            <text:list-item>
              <text:p text:style-name="P109">L’esistenza non è unitaria, si articola per stadi (dialettica qualitativa, per salti)</text:p>
              <text:list>
                <text:list-item>
                  <text:p text:style-name="P109">stadio estetico</text:p>
                  <text:list>
                    <text:list-item>
                      <text:p text:style-name="P109">Modello: Don Giovanni</text:p>
                    </text:list-item>
                    <text:list-item>
                      <text:p text:style-name="P109">Ogni sensazione è unica e irripetibile, va colta in un attimo</text:p>
                    </text:list-item>
                    <text:list-item>
                      <text:p text:style-name="P109">Distacco dalla realtà, vita vissuta a pieno</text:p>
                    </text:list-item>
                    <text:list-item>
                      <text:p text:style-name="P109">Quando nessuno mostrerà più interesse per lui, cadrà nella noia e nella disperazione</text:p>
                    </text:list-item>
                  </text:list>
                </text:list-item>
                <text:list-item>
                  <text:p text:style-name="P109">stadio etico</text:p>
                  <text:list>
                    <text:list-item>
                      <text:p text:style-name="P110">Modello: marito</text:p>
                    </text:list-item>
                    <text:list-item>
                      <text:p text:style-name="P110">Esistenza regolata dalla ripetitività</text:p>
                    </text:list-item>
                    <text:list-item>
                      <text:p text:style-name="P110">Pentimento per non aver goduto della vita</text:p>
                    </text:list-item>
                    <text:list-item>
                      <text:p text:style-name="P110">Noia e disperazione perenni per non poter adempiere ai propri doveri</text:p>
                    </text:list-item>
                  </text:list>
                </text:list-item>
                <text:list-item>
                  <text:p text:style-name="P109">stadio religioso</text:p>
                  <text:list>
                    <text:list-item>
                      <text:p text:style-name="P111">Modello: Abramo, cavaliere della fede</text:p>
                    </text:list-item>
                    <text:list-item>
                      <text:p text:style-name="P113">fede è rapporto privato tra uomo-Dio</text:p>
                    </text:list-item>
                    <text:list-item>
                      <text:p text:style-name="P114">Contraddittorietà di Abramo</text:p>
                      <text:list>
                        <text:list-item>
                          <text:p text:style-name="P115">Abramo è assassino</text:p>
                        </text:list-item>
                        <text:list-item>
                          <text:p text:style-name="P115">Abramo agisce con fede sapendo che Dio dà e toglie la vita</text:p>
                          <text:list>
                            <text:list-item>
                              <text:p text:style-name="P112">Un uomo comune si sarebbe chiesto il perché di questa azione senza senso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6">fede genera solitudine</text:p>
                      <text:list>
                        <text:list-item>
                          <text:p text:style-name="P116">uomo piccolo nei confronti di Dio</text:p>
                        </text:list-item>
                        <text:list-item>
                          <text:p text:style-name="P116">Dio salva l’uomo</text:p>
                        </text:list-item>
                      </text:list>
                    </text:list-item>
                    <text:list-item>
                      <text:p text:style-name="P116">Vita ed esistenza sono possibilità (di scelta)</text:p>
                      <text:list>
                        <text:list-item>
                          <text:p text:style-name="P116">angoscia è puro sentimento del possibile</text:p>
                          <text:list>
                            <text:list-item>
                              <text:p text:style-name="P116"><text:soft-page-break/>tutte le scelte conducono all’angoscia (poiché rivelano tranelli)</text:p>
                            </text:list-item>
                            <text:list-item>
                              <text:p text:style-name="P116">oggetto di scelta</text:p>
                              <text:list>
                                <text:list-item>
                                  <text:p text:style-name="P116">tempo, perché incontrollabile</text:p>
                                </text:list-item>
                                <text:list-item>
                                  <text:p text:style-name="P116">nulla, ciò che angoscia di più l’uomo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6">Per fuggire l’angoscia l’uomo può</text:p>
                          <text:list>
                            <text:list-item>
                              <text:p text:style-name="P116">rifiutare Dio e mantenere la libertà</text:p>
                            </text:list-item>
                            <text:list-item>
                              <text:p text:style-name="P116">affidarsi a Dio, che sceglie <text:span text:style-name="T67">per</text:span> l’uom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270" text:outline-level="2"><text:bookmark-start text:name="Marx"/>Marx<text:bookmark-end text:name="Marx"/></text:h>
      <text:list xml:id="list3585393061" text:style-name="L9">
        <text:list-item>
          <text:p text:style-name="P117">Maestro del sospetto insieme a Freud e Nietzsche, poiché portarono a un cambiamento</text:p>
        </text:list-item>
        <text:list-item>
          <text:p text:style-name="P117">Scrisse opere di politica ed economia (“Il capitale”)</text:p>
        </text:list-item>
        <text:list-item>
          <text:p text:style-name="P118">Si ispira al pensiero di Hegel, applicato nel concreto</text:p>
          <text:list>
            <text:list-item>
              <text:p text:style-name="P118">reale e razionale devono coincidere nel concreto non nell’astratto</text:p>
            </text:list-item>
            <text:list-item>
              <text:p text:style-name="P118">Feuerbach (sinistra hegeliana)</text:p>
            </text:list-item>
          </text:list>
        </text:list-item>
        <text:list-item>
          <text:p text:style-name="P118">In contrasto al socialismo utopistico di Proudon e Saint Simon</text:p>
          <text:list>
            <text:list-item>
              <text:p text:style-name="P118">la proprietà privata non può essere distribuita fra tutti, perciò bisogna eliminarla perché fonte dei mali</text:p>
            </text:list-item>
          </text:list>
        </text:list-item>
        <text:list-item>
          <text:p text:style-name="P119">Il capitale è ispirato alle teorie liberiste di Smith e Ricardo</text:p>
          <text:list>
            <text:list-item>
              <text:p text:style-name="P120">Economia è data dalla forza lavoro</text:p>
            </text:list-item>
            <text:list-item>
              <text:p text:style-name="P121">Il capitalista si <text:span text:style-name="T34">arricchisce</text:span> alle spalle della forza lavoro (operai), questo è definito da lui un furto</text:p>
            </text:list-item>
          </text:list>
        </text:list-item>
        <text:list-item>
          <text:p text:style-name="P122">11^ tesi su Feuerbach</text:p>
          <text:list>
            <text:list-item>
              <text:p text:style-name="P122">La filosofia si è limitata sino ad ora ad interpretare il mondo, ora è il momento di trasformarlo</text:p>
            </text:list-item>
            <text:list-item>
              <text:p text:style-name="P122">Si può fare ciò tramite una rivoluzione ideologica (praxi rivoluzionaria)</text:p>
              <text:list>
                <text:list-item>
                  <text:p text:style-name="P122">Pensare e Agire, sarà il motto mazziniano</text:p>
                </text:list-item>
                <text:list-item>
                  <text:p text:style-name="P122">L’obbiettivo è passare dalla filosofia del cielo a una filosofia della terra (da astratto a concreto)</text:p>
                </text:list-item>
                <text:list-item>
                  <text:p text:style-name="P123">L’Agire trasforma l’astratto in concreto</text:p>
                </text:list-item>
                <text:list-item>
                  <text:p text:style-name="P122">Solo il proletariato può attuare il processo poiché è la classe che ha subito sempre più ingiustizie</text:p>
                </text:list-item>
              </text:list>
            </text:list-item>
          </text:list>
        </text:list-item>
        <text:list-item>
          <text:p text:style-name="P124">Ideologia tedesca (Materialismo storico)</text:p>
          <text:list>
            <text:list-item>
              <text:p text:style-name="P125">La storia non è un processo spirituale, ma piuttosto materiale </text:p>
            </text:list-item>
            <text:list-item>
              <text:p text:style-name="P125">La storia è progresso e non può avere una conclusione. Segue un processo triatico:</text:p>
              <text:list>
                <text:list-item>
                  <text:p text:style-name="P125">Bisogni dell’uomo</text:p>
                </text:list-item>
                <text:list-item>
                  <text:p text:style-name="P125">Produzione dei mezzi per soddisfarli</text:p>
                </text:list-item>
                <text:list-item>
                  <text:p text:style-name="P125">Produzione di nuovi bisogni</text:p>
                </text:list-item>
              </text:list>
            </text:list-item>
            <text:list-item>
              <text:p text:style-name="P125">L’uomo è diverso dall’animale perché dovrà sempre soddisfare bisogni</text:p>
            </text:list-item>
            <text:list-item>
              <text:p text:style-name="P126"><text:soft-page-break/>Storia ed economia sono strutture</text:p>
              <text:list>
                <text:list-item>
                  <text:p text:style-name="P126">forze produttive</text:p>
                  <text:list>
                    <text:list-item>
                      <text:p text:style-name="P126">forza lavoro</text:p>
                    </text:list-item>
                    <text:list-item>
                      <text:p text:style-name="P126">mezzi di produzione</text:p>
                    </text:list-item>
                    <text:list-item>
                      <text:p text:style-name="P126">conoscenze tecniche</text:p>
                    </text:list-item>
                  </text:list>
                </text:list-item>
                <text:list-item>
                  <text:p text:style-name="P126">rapporti di produzione</text:p>
                  <text:list>
                    <text:list-item>
                      <text:p text:style-name="P126">rapporti di proprietà (rapporti instaurati tra gli individui durante la produzione)</text:p>
                    </text:list-item>
                  </text:list>
                </text:list-item>
              </text:list>
            </text:list-item>
            <text:list-item>
              <text:p text:style-name="P127">Le altre scienze sono sovrastrutture e dipendono dalle strutture</text:p>
            </text:list-item>
            <text:list-item>
              <text:p text:style-name="P128">Nuove forze produttive e vecchi rapporti di produzione si scontrano generando la legge della storia</text:p>
              <text:list>
                <text:list-item>
                  <text:p text:style-name="P128">Classe in ascesa e classe in tramonto</text:p>
                </text:list-item>
                <text:list-item>
                  <text:p text:style-name="P128">La borghesia ha precedentemente sostituito la nobiltà, il proletariato non deve sostituirsi ai borghesi ma creare una società senza classi</text:p>
                </text:list-item>
              </text:list>
            </text:list-item>
            <text:list-item>
              <text:p text:style-name="P129">Dialettica della storia</text:p>
              <text:list>
                <text:list-item>
                  <text:p text:style-name="P129">società patriarcale</text:p>
                </text:list-item>
                <text:list-item>
                  <text:p text:style-name="P129">società schiavista</text:p>
                </text:list-item>
                <text:list-item>
                  <text:p text:style-name="P129">società feudale</text:p>
                </text:list-item>
                <text:list-item>
                  <text:p text:style-name="P129">società capitalista</text:p>
                </text:list-item>
                <text:list-item>
                  <text:p text:style-name="P129">società proletario-comunista</text:p>
                </text:list-item>
              </text:list>
            </text:list-item>
            <text:list-item>
              <text:p text:style-name="P129">Ciò che è avvenuto prima del comunismo sarà definito Preistoria</text:p>
            </text:list-item>
          </text:list>
        </text:list-item>
        <text:list-item>
          <text:p text:style-name="P130">Manifesto</text:p>
          <text:list>
            <text:list-item>
              <text:p text:style-name="P130">Ogni società è una storia di lotta di classe generato dalla proprietà privata</text:p>
              <text:list>
                <text:list-item>
                  <text:p text:style-name="P132">La lotta proletari-capitalisti è ideologica</text:p>
                </text:list-item>
              </text:list>
            </text:list-item>
            <text:list-item>
              <text:p text:style-name="P130">Parti</text:p>
              <text:list>
                <text:list-item>
                  <text:p text:style-name="P130">Analisi della lotta di classe e borghesia</text:p>
                </text:list-item>
                <text:list-item>
                  <text:p text:style-name="P130">Concetto storico di lotta di classe</text:p>
                </text:list-item>
                <text:list-item>
                  <text:p text:style-name="P130">Critica ai socialismi non scientifici</text:p>
                </text:list-item>
              </text:list>
            </text:list-item>
            <text:list-item>
              <text:p text:style-name="P130">Classe: individui con interessi politici, economici e sociali in comune</text:p>
            </text:list-item>
            <text:list-item>
              <text:p text:style-name="P130">Obiettivi</text:p>
              <text:list>
                <text:list-item>
                  <text:p text:style-name="P130">Abolire la proprietà privata</text:p>
                </text:list-item>
                <text:list-item>
                  <text:p text:style-name="P130">socializzare terre e beni</text:p>
                </text:list-item>
              </text:list>
            </text:list-item>
            <text:list-item>
              <text:p text:style-name="P130">Il Manifesto si conclude con “”Proletari di tutto il mondo unitevi”</text:p>
              <text:list>
                <text:list-item>
                  <text:p text:style-name="P130">La lotta di classe non può essere compiuta dal singolo</text:p>
                </text:list-item>
              </text:list>
            </text:list-item>
          </text:list>
        </text:list-item>
        <text:list-item>
          <text:p text:style-name="P130">Manoscritti economico filosofici</text:p>
          <text:list>
            <text:list-item>
              <text:p text:style-name="P131">Comunismo rozzo <text:span text:style-name="T35">(Proudon e Saint-Simon)</text:span></text:p>
              <text:list>
                <text:list-item>
                  <text:p text:style-name="P133">commettono lo stesso errore di Platone (donne in comune)</text:p>
                </text:list-item>
              </text:list>
            </text:list-item>
            <text:list-item>
              <text:p text:style-name="P133">Comunismo autentico</text:p>
              <text:list>
                <text:list-item>
                  <text:p text:style-name="P133"><text:soft-page-break/>Classismo: consumi e proprietà sono differenti per ognuno</text:p>
                </text:list-item>
                <text:list-item>
                  <text:p text:style-name="P133">Comunismo: consumi uguali per tutti </text:p>
                  <text:list>
                    <text:list-item>
                      <text:p text:style-name="P133">Ognuno secondo le proprie capacità, a ognuno secondo i propri bisogn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4">Critica al programma di Gotha</text:p>
          <text:list>
            <text:list-item>
              <text:p text:style-name="P134">Per raggiungere il comunismo</text:p>
              <text:list>
                <text:list-item>
                  <text:p text:style-name="P134">distruggere la famiglia, fonte delle prime differenze tra individui</text:p>
                </text:list-item>
                <text:list-item>
                  <text:p text:style-name="P134">annullare la patria, fonte di nazionalismo e del prevalere del più forte tra nazioni</text:p>
                </text:list-item>
                <text:list-item>
                  <text:p text:style-name="P134">distruzione della religione (oppio dei popoli), fa ignorare i problemi reali</text:p>
                </text:list-item>
              </text:list>
            </text:list-item>
          </text:list>
        </text:list-item>
        <text:list-item>
          <text:p text:style-name="P135">Capitale</text:p>
          <text:list>
            <text:list-item>
              <text:p text:style-name="P135">Storia in rapporto all’economia</text:p>
            </text:list-item>
            <text:list-item>
              <text:p text:style-name="P135">Il sistema capitalista è un sistema di immane raccolta merci</text:p>
            </text:list-item>
            <text:list-item>
              <text:p text:style-name="P135">Merce</text:p>
              <text:list>
                <text:list-item>
                  <text:p text:style-name="P135">Valore d’uso (uso che se ne fa)</text:p>
                </text:list-item>
                <text:list-item>
                  <text:p text:style-name="P135">Valore di scambio (possibilità di scambiare il prodotto)</text:p>
                </text:list-item>
              </text:list>
            </text:list-item>
            <text:list-item>
              <text:p text:style-name="P136">Profitto: prezzo di vendita - costi d’azienda</text:p>
            </text:list-item>
            <text:list-item>
              <text:p text:style-name="P136">Guadagno: prezzo di vendita – cost<text:span text:style-name="T36">o</text:span> materia prima</text:p>
            </text:list-item>
            <text:list-item>
              <text:p text:style-name="P137">Se il denaro investito è minore del profitto allora si è in attivo, ma non deve esserci una sproporzione troppo marcata</text:p>
              <text:list>
                <text:list-item>
                  <text:p text:style-name="P137">Se gli operai producono gratuitamente anche oltre le normali ore lavorative allora si avrà <text:s/>questa sproporzione (plusvalore)</text:p>
                </text:list-item>
                <text:list-item>
                  <text:p text:style-name="P138">Un operaio riceve uno stipendio per 6h, ma un altro operaio con lo stesso stipendio, disposto a lavorare 8h, produce di più</text:p>
                </text:list-item>
              </text:list>
            </text:list-item>
          </text:list>
        </text:list-item>
      </text:list>
      <text:h text:style-name="P275" text:outline-level="2"><text:bookmark-start text:name="Positivismo"/>Positivismo<text:bookmark-end text:name="Positivismo"/></text:h>
      <text:list xml:id="list1616087395" text:style-name="L10">
        <text:list-item>
          <text:p text:style-name="P248">Deriva dal termine "positif" usato dal medico Bourdin</text:p>
          <text:list>
            <text:list-item>
              <text:p text:style-name="P248">Indica il grado delle scienze che hanno superato le congetture</text:p>
            </text:list-item>
            <text:list-item>
              <text:p text:style-name="P248">Non tutte le scienze sono uguali, alcune sono più valide di altre (più positive)</text:p>
            </text:list-item>
          </text:list>
        </text:list-item>
        <text:list-item>
          <text:p text:style-name="P248">XIX secolo: Positivismo</text:p>
          <text:list>
            <text:list-item>
              <text:p text:style-name="P248">Prima metà del secolo: Nascita (<text:span text:style-name="T37">Sociale</text:span>)</text:p>
              <text:list>
                <text:list-item>
                  <text:p text:style-name="P249">Comte</text:p>
                </text:list-item>
                <text:list-item>
                  <text:p text:style-name="P249">Saint Simon</text:p>
                </text:list-item>
                <text:list-item>
                  <text:p text:style-name="P249">Stuart Mill</text:p>
                </text:list-item>
              </text:list>
            </text:list-item>
            <text:list-item>
              <text:p text:style-name="P248">Darwin</text:p>
            </text:list-item>
            <text:list-item>
              <text:p text:style-name="P248">Seconda metà del secolo: Sviluppo <text:span text:style-name="T37">(Evoluzionistico)</text:span></text:p>
              <text:list>
                <text:list-item>
                  <text:p text:style-name="P249">Spencer</text:p>
                </text:list-item>
                <text:list-item>
                  <text:p text:style-name="P249">Ardigò</text:p>
                </text:list-item>
              </text:list>
            </text:list-item>
          </text:list>
        </text:list-item>
        <text:list-item>
          <text:p text:style-name="P248">XX secolo: Neopositivismo</text:p>
        </text:list-item>
        <text:list-item>
          <text:p text:style-name="P250">Scienza</text:p>
          <text:list>
            <text:list-item>
              <text:p text:style-name="P248"><text:soft-page-break/><text:span text:style-name="T38">g</text:span>arante di progresso</text:p>
              <text:list>
                <text:list-item>
                  <text:p text:style-name="P251">Progresso della scienza <text:span text:style-name="T39">è</text:span> progresso filosofico</text:p>
                </text:list-item>
                <text:list-item>
                  <text:p text:style-name="P252">Identità filosofia-scienza</text:p>
                </text:list-item>
              </text:list>
            </text:list-item>
            <text:list-item>
              <text:p text:style-name="P248">unica forma di conoscienza</text:p>
            </text:list-item>
            <text:list-item>
              <text:p text:style-name="P250">deve avere un metodo per conoscere la totalità</text:p>
            </text:list-item>
          </text:list>
        </text:list-item>
      </text:list>
      <text:h text:style-name="P276" text:outline-level="2">Comte</text:h>
      <text:list xml:id="list234558761" text:style-name="L11">
        <text:list-item>
          <text:p text:style-name="P253">Opere: Corso di filosofia positiva</text:p>
        </text:list-item>
        <text:list-item>
          <text:p text:style-name="P253">Fu allievo di Saint Simon</text:p>
          <text:list>
            <text:list-item>
              <text:p text:style-name="P253">Saint Simon afferma che il progresso delle scienze si realizza con epoche </text:p>
              <text:list>
                <text:list-item>
                  <text:p text:style-name="P253">organiche: equilibrio sociale e politico, progresso facilitato (Medioevo) </text:p>
                </text:list-item>
                <text:list-item>
                  <text:p text:style-name="P253">critiche: squilibrio, progresso ostacolato (Illuminismo)</text:p>
                </text:list-item>
                <text:list-item>
                  <text:p text:style-name="P254">Illuminismo è epoca critica perchè vi fu progresso sociale, non tecnologico</text:p>
                </text:list-item>
              </text:list>
            </text:list-item>
          </text:list>
        </text:list-item>
        <text:list-item>
          <text:p text:style-name="P255">Dopo la Rivoluzione Francese iniziò una profonda crisi (Restaurazione), che non teneva conto dei cambiamenti sociali</text:p>
          <text:list>
            <text:list-item>
              <text:p text:style-name="P256">Solo la scienza può riportare l'ordine <text:span text:style-name="T40">(Ordine e Progresso)</text:span></text:p>
            </text:list-item>
          </text:list>
        </text:list-item>
        <text:list-item>
          <text:p text:style-name="P257">Legge dei tre stadi</text:p>
          <text:list>
            <text:list-item>
              <text:p text:style-name="P257">teologico (fittizio o dell'infanzia)</text:p>
              <text:list>
                <text:list-item>
                  <text:p text:style-name="P258">dominato dalla fantasia</text:p>
                </text:list-item>
                <text:list-item>
                  <text:p text:style-name="P258">spiega i fenomeni attraverso forze divine</text:p>
                </text:list-item>
              </text:list>
            </text:list-item>
            <text:list-item>
              <text:p text:style-name="P257">metafisico (astratto o della giovinezza)</text:p>
              <text:list>
                <text:list-item>
                  <text:p text:style-name="P258">dominato dalla ragione</text:p>
                </text:list-item>
                <text:list-item>
                  <text:p text:style-name="P258">spiega i fenomeni attraverso forze astratte</text:p>
                </text:list-item>
              </text:list>
            </text:list-item>
            <text:list-item>
              <text:p text:style-name="P257">scientifico-positivo (della maturità)</text:p>
              <text:list>
                <text:list-item>
                  <text:p text:style-name="P258">rinuncia alla ricerca di cause metafisiche</text:p>
                </text:list-item>
                <text:list-item>
                  <text:p text:style-name="P258">indagine nel reale, a fatti positivi (reali) dati dall'esperienza</text:p>
                </text:list-item>
              </text:list>
            </text:list-item>
          </text:list>
        </text:list-item>
        <text:list-item>
          <text:p text:style-name="P259">Classificazione delle scienze</text:p>
          <text:list>
            <text:list-item>
              <text:p text:style-name="P259">La matematica è alla base di tutte</text:p>
            </text:list-item>
            <text:list-item>
              <text:p text:style-name="P259">La logica è necessaria a <text:s/>tutte le scienze</text:p>
            </text:list-item>
            <text:list-item>
              <text:p text:style-name="P259">Psicologia non è contemplata perchè parte della sociologia</text:p>
            </text:list-item>
            <text:list-item>
              <text:p text:style-name="P259">Obiettivo: stadio positivo</text:p>
              <text:list>
                <text:list-item>
                  <text:p text:style-name="P259">Le scienze più generali e semplici lo raggiungono più facilmente</text:p>
                </text:list-item>
                <text:list-item>
                  <text:p text:style-name="P260">Le scienze più particolari riguardano l'uomo, quelle generali sono estranee all'uomo</text:p>
                </text:list-item>
              </text:list>
            </text:list-item>
            <text:list-item>
              <text:p text:style-name="P261">Classificazione</text:p>
              <text:list>
                <text:list-item>
                  <text:p text:style-name="P261">Astronomia (generale)</text:p>
                </text:list-item>
                <text:list-item>
                  <text:p text:style-name="P261">Fisica</text:p>
                </text:list-item>
                <text:list-item>
                  <text:p text:style-name="P261">Chimica</text:p>
                </text:list-item>
                <text:list-item>
                  <text:p text:style-name="P261"><text:soft-page-break/>Biologia</text:p>
                </text:list-item>
                <text:list-item>
                  <text:p text:style-name="P261">Sociologia (particolare)</text:p>
                </text:list-item>
              </text:list>
            </text:list-item>
          </text:list>
        </text:list-item>
        <text:list-item>
          <text:p text:style-name="P262">Sociologia</text:p>
          <text:list>
            <text:list-item>
              <text:p text:style-name="P262">Fenomeni sociali prevedibili perchè soggetti a leggi di natura</text:p>
            </text:list-item>
            <text:list-item>
              <text:p text:style-name="P262">statica sociale: nuovo ordine sociale</text:p>
            </text:list-item>
            <text:list-item>
              <text:p text:style-name="P262">dinamica sociale: progresso</text:p>
            </text:list-item>
            <text:list-item>
              <text:p text:style-name="P263">Progresso è perfezionamento del genere umano </text:p>
            </text:list-item>
          </text:list>
        </text:list-item>
      </text:list>
      <text:p text:style-name="P6"><text:bookmark-start text:name="Nietzsche"/>Nietzsche<text:bookmark-end text:name="Nietzsche"/></text:p>
      <text:list xml:id="list4052354957" text:style-name="L12">
        <text:list-item>
          <text:p text:style-name="P139">Orientamenti riguardo la sua filosofia</text:p>
          <text:list>
            <text:list-item>
              <text:p text:style-name="P139">metafisica, valori morali e razionalità sono demoliti</text:p>
            </text:list-item>
            <text:list-item>
              <text:p text:style-name="P139">dis<text:span text:style-name="T41">truzione valori e costruzione di un sistema valido</text:span></text:p>
            </text:list-item>
          </text:list>
        </text:list-item>
        <text:list-item>
          <text:p text:style-name="P140">Dibattito sul nazismo</text:p>
          <text:list>
            <text:list-item>
              <text:p text:style-name="P140">Non fu a favore di regimi autoritari</text:p>
            </text:list-item>
            <text:list-item>
              <text:p text:style-name="P140">A causa dei continui crolli psichici, verso la fine della sua vita, pare inneggi a un totalitarismo in Germania</text:p>
            </text:list-item>
          </text:list>
        </text:list-item>
        <text:list-item>
          <text:p text:style-name="P140">Molteplicità degli stili</text:p>
          <text:list>
            <text:list-item>
              <text:p text:style-name="P140">Trattato/saggio</text:p>
            </text:list-item>
            <text:list-item>
              <text:p text:style-name="P140">Aforismi</text:p>
            </text:list-item>
            <text:list-item>
              <text:p text:style-name="P140">Prosa/romanzo (Così parlò Zarathustra)</text:p>
            </text:list-item>
            <text:list-item>
              <text:p text:style-name="P141">Invettiva polemica</text:p>
            </text:list-item>
            <text:list-item>
              <text:p text:style-name="P141">Autobiografia (Ecce homo)</text:p>
            </text:list-item>
          </text:list>
        </text:list-item>
        <text:list-item>
          <text:p text:style-name="P142">Nascita della tragedia</text:p>
          <text:list>
            <text:list-item>
              <text:p text:style-name="P142">La prima edizione era stata pubblicata senza introduzione</text:p>
            </text:list-item>
            <text:list-item>
              <text:p text:style-name="P142">Nella seconda edizione è stata aggiunto “Il saggio di un autocritica”</text:p>
              <text:list>
                <text:list-item>
                  <text:p text:style-name="P142">Mentre l’opera esalta Wagner e Schopenhauer, l’introduzione li critica<text:span text:style-name="T48"> perché’ ostili alla vita</text:span></text:p>
                </text:list-item>
              </text:list>
            </text:list-item>
            <text:list-item>
              <text:p text:style-name="P143">Due spiriti</text:p>
              <text:list>
                <text:list-item>
                  <text:p text:style-name="P143">Apollineo</text:p>
                  <text:list>
                    <text:list-item>
                      <text:p text:style-name="P143">sogno, apparenza</text:p>
                    </text:list-item>
                    <text:list-item>
                      <text:p text:style-name="P143">Rappresentato dalle arti figurative (scultura in particolare)</text:p>
                    </text:list-item>
                    <text:list-item>
                      <text:p text:style-name="P143">Incarnato da Omero</text:p>
                    </text:list-item>
                    <text:list-item>
                      <text:p text:style-name="P143">Svanisce col tempo</text:p>
                    </text:list-item>
                  </text:list>
                </text:list-item>
                <text:list-item>
                  <text:p text:style-name="P143">Dionisiaco</text:p>
                  <text:list>
                    <text:list-item>
                      <text:p text:style-name="P143">entusiasmo, ebrezza</text:p>
                    </text:list-item>
                    <text:list-item>
                      <text:p text:style-name="P143">Rappresentato dalla musica lirica greca</text:p>
                    </text:list-item>
                    <text:list-item>
                      <text:p text:style-name="P143">Incarnato da Archiloco</text:p>
                    </text:list-item>
                    <text:list-item>
                      <text:p text:style-name="P143">Persistente</text:p>
                    </text:list-item>
                  </text:list>
                </text:list-item>
              </text:list>
            </text:list-item>
            <text:list-item>
              <text:p text:style-name="P144"><text:soft-page-break/>Equilibrio tra i due spiriti (forma e contenuto) in tutta l’arte greca secondo i romantici</text:p>
              <text:list>
                <text:list-item>
                  <text:p text:style-name="P144">Nietzsche afferma che solo nella tragedia possono essere in equilibrio</text:p>
                  <text:list>
                    <text:list-item>
                      <text:p text:style-name="P144">In Eschilo e in Sofocle vi è equilibrio</text:p>
                    </text:list-item>
                    <text:list-item>
                      <text:p text:style-name="P144">In Euripide, coinvolgendo il pubblico, non vi è più equilibrio <text:span text:style-name="T49">(prevale lo spirito apollineo)</text:span></text:p>
                    </text:list-item>
                  </text:list>
                </text:list-item>
                <text:list-item>
                  <text:p text:style-name="P145">Il trionfo dello spirito dionisiaco si ha solo nel melodramma di Mozart e Rossini</text:p>
                </text:list-item>
              </text:list>
            </text:list-item>
          </text:list>
        </text:list-item>
        <text:list-item>
          <text:p text:style-name="P145">Periodo Illuministico</text:p>
          <text:list>
            <text:list-item>
              <text:p text:style-name="P145">La metafisica ha sempre ostacolato la scienza (verità) e va distrutta</text:p>
            </text:list-item>
            <text:list-item>
              <text:p text:style-name="P145">Data la crisi della razionalità, bisognava rivalutare la scienza e un folle annuncia la morte di Dio</text:p>
              <text:list>
                <text:list-item>
                  <text:p text:style-name="P145">Un folle ricerca Dio al mercato dove alcuni atei ridono di lui</text:p>
                </text:list-item>
                <text:list-item>
                  <text:p text:style-name="P145">Annuncia che Dio è <text:span text:style-name="T50">stato ucciso dall’uomo moderno</text:span> e gli uomini paiono smarriti</text:p>
                </text:list-item>
                <text:list-item>
                  <text:p text:style-name="P145">Il filosofo si chiede se sia stato giusto e al “sì” può cominciare una nuova storia</text:p>
                </text:list-item>
                <text:list-item>
                  <text:p text:style-name="P145">Il folle avvisa gli uomini che solo col tempo potranno capire</text:p>
                </text:list-item>
              </text:list>
            </text:list-item>
            <text:list-item>
              <text:p text:style-name="P146">Dio è un essere ultramondano che l’uomo ha provato a personificare</text:p>
              <text:list>
                <text:list-item>
                  <text:p text:style-name="P146">Dio è calunnia dell’aldiqua perché indimostrabile e crea disparità tra lui e uomo</text:p>
                </text:list-item>
                <text:list-item>
                  <text:p text:style-name="P147">senza Dio l’uomo non prova più angoscia e dolore, può essere libero e amare la vita</text:p>
                </text:list-item>
              </text:list>
            </text:list-item>
          </text:list>
        </text:list-item>
        <text:list-item>
          <text:p text:style-name="P148">Crepuscolo degli Idoli</text:p>
          <text:list>
            <text:list-item>
              <text:p text:style-name="P148">fasi della crescita della metafisica (negative)</text:p>
              <text:list>
                <text:list-item>
                  <text:p text:style-name="P148">Platone</text:p>
                  <text:list>
                    <text:list-item>
                      <text:p text:style-name="P148">Ha sostituito l’indagine di un mondo reale con un mondo fittizio (delle idee)</text:p>
                    </text:list-item>
                  </text:list>
                </text:list-item>
                <text:list-item>
                  <text:p text:style-name="P148">Filosofia cristiana</text:p>
                  <text:list>
                    <text:list-item>
                      <text:p text:style-name="P148">Ha dato troppo peso alla metafisica e al divino</text:p>
                    </text:list-item>
                  </text:list>
                </text:list-item>
                <text:list-item>
                  <text:p text:style-name="P148">Kant</text:p>
                  <text:list>
                    <text:list-item>
                      <text:p text:style-name="P148">Ha diviso il mondo in reale (fenomeno) e fittizio (noumeno)</text:p>
                    </text:list-item>
                  </text:list>
                </text:list-item>
              </text:list>
            </text:list-item>
            <text:list-item>
              <text:p text:style-name="P148">fasi del declino della metafisica (positive)</text:p>
              <text:list>
                <text:list-item>
                  <text:p text:style-name="P148">Positivismo</text:p>
                  <text:list>
                    <text:list-item>
                      <text:p text:style-name="P148">Ha creato un connubio tra filosofia e scienza</text:p>
                    </text:list-item>
                  </text:list>
                </text:list-item>
                <text:list-item>
                  <text:p text:style-name="P148">Filosofia del mattino</text:p>
                  <text:list>
                    <text:list-item>
                      <text:p text:style-name="P148">Ha svergognato Platone parlando di spirito libero</text:p>
                    </text:list-item>
                  </text:list>
                </text:list-item>
                <text:list-item>
                  <text:p text:style-name="P148">Filosofia di Zarathustra</text:p>
                  <text:list>
                    <text:list-item>
                      <text:p text:style-name="P148">Non vi sono più residui di mondi fittizi</text:p>
                    </text:list-item>
                  </text:list>
                </text:list-item>
              </text:list>
            </text:list-item>
            <text:list-item>
              <text:p text:style-name="P149">Nichilismo</text:p>
              <text:list>
                <text:list-item>
                  <text:p text:style-name="P149">La morte di Dio e la distruzione della metafisica hanno annullato i valori morali</text:p>
                </text:list-item>
                <text:list-item>
                  <text:p text:style-name="P149">L’uomo ha creduto che i valori morali gli giovassero, invece hanno provocato un attaccamento morboso e non si è vissuta a pieno la vita</text:p>
                  <text:list>
                    <text:list-item>
                      <text:p text:style-name="P149">La morale indebolisce e l’uomo deve rinunciarvi</text:p>
                    </text:list-item>
                    <text:list-item>
                      <text:p text:style-name="P149">Porta a credere in un antimondo e ci distoglie dalla realtà</text:p>
                    </text:list-item>
                  </text:list>
                </text:list-item>
                <text:list-item>
                  <text:p text:style-name="P149"><text:soft-page-break/>Bisogna trasvalutare i valori morali <text:span text:style-name="T43">perché troppi e soggettivi</text:span></text:p>
                  <text:list>
                    <text:list-item>
                      <text:p text:style-name="P149">Adottare il valore opposto di quello adottato fino ad ora quando ci si accorge di distogliere l’attenzione dalla realtà</text:p>
                    </text:list-item>
                    <text:list-item>
                      <text:p text:style-name="P151">Questa ricerca è al di là di bene e male</text:p>
                    </text:list-item>
                    <text:list-item>
                      <text:p text:style-name="P151">La trasvalutazione è possibile perché sono soggettivi</text:p>
                    </text:list-item>
                    <text:list-item>
                      <text:p text:style-name="P152">Non bisogna seguire l’esempio di Socrate che per seguire i valori morali ha rinunciato alla vita</text:p>
                      <text:list>
                        <text:list-item>
                          <text:p text:style-name="P145">Socrate è chiamato anche</text:p>
                          <text:list>
                            <text:list-item>
                              <text:p text:style-name="P145">Kultur: cultura estesa a tutte le discipline, ma limitata (cultura socratica)</text:p>
                            </text:list-item>
                            <text:list-item>
                              <text:p text:style-name="P145">Civilisation: inciviliment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0">Nichilismo attivo poiché dà un senso alla vita</text:p>
                  <text:list>
                    <text:list-item>
                      <text:p text:style-name="P151">Lo smarrimento per la morte di Dio porta a un senso di smarrimento nel nulla (volontà del nulla)</text:p>
                      <text:list>
                        <text:list-item>
                          <text:p text:style-name="P151">è possibile superarlo dando un senso alla vita senza guardare alla morale, alla metafisica o alla ragione</text:p>
                        </text:list-item>
                      </text:list>
                    </text:list-item>
                    <text:list-item>
                      <text:p text:style-name="P151">All’uomo spetta il compito di dare un senso alla vita</text:p>
                    </text:list-item>
                    <text:list-item>
                      <text:p text:style-name="P151">Non esistono valori suprem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3">Così parlò Zarathustra</text:p>
          <text:list>
            <text:list-item>
              <text:p text:style-name="P154">Prosa ricca di metafore</text:p>
            </text:list-item>
            <text:list-item>
              <text:p text:style-name="P154">Argomenti</text:p>
              <text:list>
                <text:list-item>
                  <text:p text:style-name="P154">Ubermensch</text:p>
                </text:list-item>
                <text:list-item>
                  <text:p text:style-name="P154">Dottrina dell’eterno ritorno</text:p>
                </text:list-item>
                <text:list-item>
                  <text:p text:style-name="P154">Volontà di potenza</text:p>
                </text:list-item>
              </text:list>
            </text:list-item>
            <text:list-item>
              <text:p text:style-name="P154">Ubermensch</text:p>
              <text:list>
                <text:list-item>
                  <text:p text:style-name="P154">Ama la vita e la natura, <text:span text:style-name="T42">non rifiuta nulla del mondo</text:span></text:p>
                </text:list-item>
                <text:list-item>
                  <text:p text:style-name="P155">Non è surrogato di Dio, i quali non devono più esistere</text:p>
                </text:list-item>
                <text:list-item>
                  <text:p text:style-name="P154">Non ha paura delle proprie passioni, le riconosce e prova a superarle</text:p>
                </text:list-item>
                <text:list-item>
                  <text:p text:style-name="P156">Guarda alla vita terrena e non all’aldilà, per raggiungere la felicità</text:p>
                </text:list-item>
                <text:list-item>
                  <text:p text:style-name="P157">Ha retto dignitosamente alla notizia della morte di Dio, poiché ha la volontà di potenza</text:p>
                </text:list-item>
                <text:list-item>
                  <text:p text:style-name="P158">Non obbedisce all’imperativo della morale, di Dio e della ragione</text:p>
                  <text:list>
                    <text:list-item>
                      <text:p text:style-name="P158">“Io voglio” in opposizione al “Tu devi” (Kant)</text:p>
                    </text:list-item>
                  </text:list>
                </text:list-item>
                <text:list-item>
                  <text:p text:style-name="P159">Il superuomo è debole in quanto uomo, ma supera le debolezze</text:p>
                  <text:list>
                    <text:list-item>
                      <text:p text:style-name="P160">La volontà di potenza tenta di superare ogni limite</text:p>
                    </text:list-item>
                  </text:list>
                </text:list-item>
              </text:list>
            </text:list-item>
            <text:list-item>
              <text:p text:style-name="P161">Eterno ritorno dell’uguale</text:p>
              <text:list>
                <text:list-item>
                  <text:p text:style-name="P161">Ripetizione eterna di tutte le vicende del mondo</text:p>
                  <text:list>
                    <text:list-item>
                      <text:p text:style-name="P162">Visione circolare precristiana del tempo</text:p>
                    </text:list-item>
                  </text:list>
                </text:list-item>
                <text:list-item>
                  <text:p text:style-name="P161">l’uomo è soddisfatto della sua esistenza e la rivive tale e quale</text:p>
                  <text:list>
                    <text:list-item>
                      <text:p text:style-name="P161"><text:soft-page-break/>questo spinge l’uomo a ricercare la felicità</text:p>
                    </text:list-item>
                  </text:list>
                </text:list-item>
                <text:list-item>
                  <text:p text:style-name="P164">Pag 311 (la porta carraia e i due sentieri), (la visione nella visione: il pastore e il serpente), (il complesso significato filosofico del racconto)</text:p>
                </text:list-item>
                <text:list-item>
                  <text:p text:style-name="P163">Cammello, leone e fanciullo</text:p>
                  <text:list>
                    <text:list-item>
                      <text:p text:style-name="P163">Cammello</text:p>
                      <text:list>
                        <text:list-item>
                          <text:p text:style-name="P163">uomo che porta i pesi della tradizione</text:p>
                        </text:list-item>
                        <text:list-item>
                          <text:p text:style-name="P163">legato alla morale e al “tu devi”</text:p>
                        </text:list-item>
                        <text:list-item>
                          <text:p text:style-name="P163">non completamente libero da Dio</text:p>
                        </text:list-item>
                      </text:list>
                    </text:list-item>
                    <text:list-item>
                      <text:p text:style-name="P163">Leone</text:p>
                      <text:list>
                        <text:list-item>
                          <text:p text:style-name="P163">libero da morale e metafisica e legato all’”io voglio”</text:p>
                        </text:list-item>
                        <text:list-item>
                          <text:p text:style-name="P163">libero “da”, ma non “di”</text:p>
                        </text:list-item>
                      </text:list>
                    </text:list-item>
                    <text:list-item>
                      <text:p text:style-name="P163">Fanciullo</text:p>
                      <text:list>
                        <text:list-item>
                          <text:p text:style-name="P163">Oltreuomo</text:p>
                        </text:list-item>
                      </text:list>
                    </text:list-item>
                  </text:list>
                </text:list-item>
                <text:list-item>
                  <text:p text:style-name="P165">Morale degli schiavi </text:p>
                  <text:list>
                    <text:list-item>
                      <text:p text:style-name="P165">negativa</text:p>
                    </text:list-item>
                    <text:list-item>
                      <text:p text:style-name="P165">sociale</text:p>
                    </text:list-item>
                    <text:list-item>
                      <text:p text:style-name="P165">utilitaristica</text:p>
                    </text:list-item>
                    <text:list-item>
                      <text:p text:style-name="P165">morale di chi rinuncia, dei deboli</text:p>
                    </text:list-item>
                  </text:list>
                </text:list-item>
                <text:list-item>
                  <text:p text:style-name="P166">Morale dei signori</text:p>
                  <text:list>
                    <text:list-item>
                      <text:p text:style-name="P166">privilegia il singolo</text:p>
                    </text:list-item>
                    <text:list-item>
                      <text:p text:style-name="P166">fa apprezzare la vita</text:p>
                    </text:list-item>
                    <text:list-item>
                      <text:p text:style-name="P166">non si rinuncia a nulla</text:p>
                    </text:list-item>
                    <text:list-item>
                      <text:p text:style-name="P166">prevale in positivo</text:p>
                    </text:list-item>
                    <text:list-item>
                      <text:p text:style-name="P165">morale di chi comprende di aver sbagliato strada e ha il coraggio di cambiare</text:p>
                    </text:list-item>
                    <text:list-item>
                      <text:p text:style-name="P166">I signori sono schietti, diretti e hanno volontà di potenza</text:p>
                    </text:list-item>
                  </text:list>
                </text:list-item>
                <text:list-item>
                  <text:p text:style-name="P166">L’origine della morale e del male è il Cristianesimo</text:p>
                  <text:list>
                    <text:list-item>
                      <text:p text:style-name="P166">frutto del risentimento del debole verso la vita</text:p>
                    </text:list-item>
                  </text:list>
                </text:list-item>
              </text:list>
            </text:list-item>
          </text:list>
        </text:list-item>
      </text:list>
      <text:h text:style-name="P271" text:outline-level="2">Spritualismo</text:h>
      <text:list xml:id="list1336324607" text:style-name="L13">
        <text:list-item>
          <text:p text:style-name="P167">Il fondatore è Maine de Biron</text:p>
          <text:list>
            <text:list-item>
              <text:p text:style-name="P167">Cousin coniò il termine "spiritualismo" in opposizione alla concretezza positivistica</text:p>
              <text:list>
                <text:list-item>
                  <text:p text:style-name="P168">Rivalutazione della metafisica</text:p>
                </text:list-item>
              </text:list>
            </text:list-item>
            <text:list-item>
              <text:p text:style-name="P167">Sorel si occupò di politica criticando “Il capitale”</text:p>
              <text:list>
                <text:list-item>
                  <text:p text:style-name="P169">Scrisse le “Riflessioni sulla violenza”, criticando la lotta ideologica che può scadere il rivolta armata</text:p>
                </text:list-item>
              </text:list>
            </text:list-item>
            <text:list-item>
              <text:p text:style-name="P169">Blondel scrisse “L’azione”</text:p>
              <text:list>
                <text:list-item>
                  <text:p text:style-name="P169">azione è l’unico mezzo per esprimere la natura dell’uomo</text:p>
                </text:list-item>
              </text:list>
            </text:list-item>
          </text:list>
        </text:list-item>
      </text:list>
      <text:h text:style-name="P272" text:outline-level="2"><text:bookmark-start text:name="Bergson"/><text:soft-page-break/>Bergson<text:bookmark-end text:name="Bergson"/></text:h>
      <text:list xml:id="list1925496540" text:style-name="L14">
        <text:list-item>
          <text:p text:style-name="P170">Evoluzione creatrice</text:p>
          <text:list>
            <text:list-item>
              <text:p text:style-name="P170">Dottrina della temporalità <text:span text:style-name="T44">(entrambi formano la realtà)</text:span></text:p>
              <text:list>
                <text:list-item>
                  <text:p text:style-name="P170">tempo della scienza (significato scientifico del tempo)</text:p>
                  <text:list>
                    <text:list-item>
                      <text:p text:style-name="P170">legato allo spazio</text:p>
                    </text:list-item>
                    <text:list-item>
                      <text:p text:style-name="P170">a ogni istante ne segue un altro uguale <text:span text:style-name="T44">(es. Collana di perle)</text:span></text:p>
                    </text:list-item>
                    <text:list-item>
                      <text:p text:style-name="P170">è reversibile (ripetersi di attimi)</text:p>
                    </text:list-item>
                    <text:list-item>
                      <text:p text:style-name="P170">discontinuo</text:p>
                    </text:list-item>
                  </text:list>
                </text:list-item>
                <text:list-item>
                  <text:p text:style-name="P170">tempo della coscienza (significato metafisico del tempo)</text:p>
                  <text:list>
                    <text:list-item>
                      <text:p text:style-name="P170">si identifica con la durata, <text:span text:style-name="T44">cambiamento dato dall'accrescimento di tempo e conoscenza</text:span></text:p>
                    </text:list-item>
                    <text:list-item>
                      <text:p text:style-name="P171">passato e futuro confluiscono nel presente</text:p>
                    </text:list-item>
                    <text:list-item>
                      <text:p text:style-name="P171">fatti di istanti irripetibili, diversi tra loro</text:p>
                    </text:list-item>
                    <text:list-item>
                      <text:p text:style-name="P171">l'accumularsi di istanti fa crescere il tempo stesso (es. Gomitolo)</text:p>
                    </text:list-item>
                    <text:list-item>
                      <text:p text:style-name="P171">viene prima e va oltre la scienza</text:p>
                    </text:list-item>
                    <text:list-item>
                      <text:p text:style-name="P171">irreversibile</text:p>
                    </text:list-item>
                    <text:list-item>
                      <text:p text:style-name="P172">è un flusso costante</text:p>
                    </text:list-item>
                    <text:list-item>
                      <text:p text:style-name="P173">Non è propria della scienza, poiché è spazializzata</text:p>
                    </text:list-item>
                    <text:list-item>
                      <text:p text:style-name="P173">Conduce all’evoluzione creatrice, <text:span text:style-name="T45">ossia alla vita attiva e dinamica (non passiva e materialistica)</text:span></text:p>
                    </text:list-item>
                  </text:list>
                </text:list-item>
              </text:list>
            </text:list-item>
            <text:list-item>
              <text:p text:style-name="P171">Lo "Slancio vitale" consente alla conoscenza di passare da forme di vita elementari (scarsa conoscenza) a forme di vita complesse (conoscenza elevata)</text:p>
              <text:list>
                <text:list-item>
                  <text:p text:style-name="P171">Il limite della conoscenza è il tempo</text:p>
                </text:list-item>
              </text:list>
            </text:list-item>
            <text:list-item>
              <text:p text:style-name="P172">progetti e speranze futuri sono legati ai ricordi del passato dalla memoria <text:span text:style-name="T46">(coscienza)</text:span></text:p>
              <text:list>
                <text:list-item>
                  <text:p text:style-name="P174">meccanica, ricorda tramite momenti ripetuti in sequenza</text:p>
                </text:list-item>
                <text:list-item>
                  <text:p text:style-name="P174">spirituale, non meccanica (passato e futuro confluiscono)</text:p>
                </text:list-item>
              </text:list>
            </text:list-item>
            <text:list-item>
              <text:p text:style-name="P174">Conoscenza</text:p>
              <text:list>
                <text:list-item>
                  <text:p text:style-name="P174">esteriore, legata ai punti di vista (analisi)</text:p>
                  <text:list>
                    <text:list-item>
                      <text:p text:style-name="P174">non conduce a conoscenza esatta</text:p>
                    </text:list-item>
                  </text:list>
                </text:list-item>
                <text:list-item>
                  <text:p text:style-name="P174">interiore, non analitica e non sintetica (intuizione)</text:p>
                  <text:list>
                    <text:list-item>
                      <text:p text:style-name="P174">conosce l’essenza</text:p>
                    </text:list-item>
                  </text:list>
                </text:list-item>
              </text:list>
            </text:list-item>
            <text:list-item>
              <text:p text:style-name="P175">Istinto è animale, innato, capacità di usare strumenti organici (visita a Parigi diretta)</text:p>
            </text:list-item>
            <text:list-item>
              <text:p text:style-name="P175"><text:span text:style-name="T47">I</text:span>mmaginazione è capacità umana di fabbricare strumenti artificiali inorganici (visita a Parigi tramite cartoline)</text:p>
            </text:list-item>
            <text:list-item>
              <text:p text:style-name="P176">Intuizione è capacità umana di fabbricare strumenti naturali inorganici</text:p>
            </text:list-item>
          </text:list>
        </text:list-item>
        <text:list-item>
          <text:p text:style-name="P177">Due fonti della morale e della religione</text:p>
          <text:list>
            <text:list-item>
              <text:p text:style-name="P177">Modelli della società</text:p>
              <text:list>
                <text:list-item>
                  <text:p text:style-name="P177">Aperta al bene: morale assoluta e dinamicità</text:p>
                </text:list-item>
                <text:list-item>
                  <text:p text:style-name="P177"><text:soft-page-break/>Chiusa al bene: obbligazione morale e staticità</text:p>
                </text:list-item>
              </text:list>
            </text:list-item>
            <text:list-item>
              <text:p text:style-name="P177">Tipologie di religione</text:p>
              <text:list>
                <text:list-item>
                  <text:p text:style-name="P177">statica (società chiusa)</text:p>
                  <text:list>
                    <text:list-item>
                      <text:p text:style-name="P177">superstizione (funzione fabulatrice)</text:p>
                    </text:list-item>
                    <text:list-item>
                      <text:p text:style-name="P177">mitopoietica (creazione di miti)</text:p>
                    </text:list-item>
                    <text:list-item>
                      <text:p text:style-name="P177">fede nell’immortalità e protezione del divino</text:p>
                    </text:list-item>
                  </text:list>
                </text:list-item>
                <text:list-item>
                  <text:p text:style-name="P177">dinamica (società aperta)</text:p>
                  <text:list>
                    <text:list-item>
                      <text:p text:style-name="P177">misticismo (uomini eccezionali con caratteristiche che nessuno potrà mai avere)</text:p>
                    </text:list-item>
                    <text:list-item>
                      <text:p text:style-name="P177">Slancio vitale coincide con Dio creatore e solo pochi possono possederlo se non solo Dio stesso</text:p>
                    </text:list-item>
                  </text:list>
                </text:list-item>
              </text:list>
            </text:list-item>
          </text:list>
        </text:list-item>
      </text:list>
      <text:h text:style-name="P273" text:outline-level="2"><text:bookmark-start text:name="Freud"/>Freud<text:bookmark-end text:name="Freud"/></text:h>
      <text:list xml:id="list3414956530" text:style-name="L15">
        <text:list-item>
          <text:p text:style-name="P178">Psicoanalisi</text:p>
          <text:list>
            <text:list-item>
              <text:p text:style-name="P178">Ha influiti in diversi ambiti di scienza e arte</text:p>
            </text:list-item>
            <text:list-item>
              <text:p text:style-name="P178">Rivoluzione intesa come inversione di tendenza</text:p>
              <text:list>
                <text:list-item>
                  <text:p text:style-name="P178">Si ricerca la causa alla base delle nevrosi</text:p>
                </text:list-item>
                <text:list-item>
                  <text:p text:style-name="P178">La ricerca sfocia sulla sessualità che nel primo '900 causa scandalo a causa della moralità</text:p>
                </text:list-item>
              </text:list>
            </text:list-item>
            <text:list-item>
              <text:p text:style-name="P178">La Vita psichica si svolge soprattutto nell’inconscio</text:p>
              <text:list>
                <text:list-item>
                  <text:p text:style-name="P178">Da qui derivano le malattie mentali</text:p>
                </text:list-item>
                <text:list-item>
                  <text:p text:style-name="P179">Per curare bisogna rendere conscio l’inconscio</text:p>
                </text:list-item>
              </text:list>
            </text:list-item>
            <text:list-item>
              <text:p text:style-name="P180">Inconscio (non è coscienza)</text:p>
              <text:list>
                <text:list-item>
                  <text:p text:style-name="P180">Preconscio: all’interno della coscienza</text:p>
                  <text:list>
                    <text:list-item>
                      <text:p text:style-name="P181">contiene fatti psichici latenti, ma suscettibili a divenire coscienti (manifesti) e removibili con la tecnica delle catene associative</text:p>
                    </text:list-item>
                  </text:list>
                </text:list-item>
                <text:list-item>
                  <text:p text:style-name="P180">Rimosso: al di fuori della coscienza</text:p>
                </text:list-item>
              </text:list>
            </text:list-item>
            <text:list-item>
              <text:p text:style-name="P178">Tecniche</text:p>
              <text:list>
                <text:list-item>
                  <text:p text:style-name="P178">Associazioni libere (catene associative)</text:p>
                  <text:list>
                    <text:list-item>
                      <text:p text:style-name="P178">concetti che stimolano il paziente poiché legate una all’altra e alla nevrosi</text:p>
                    </text:list-item>
                  </text:list>
                </text:list-item>
                <text:list-item>
                  <text:p text:style-name="P178">Transfert</text:p>
                  <text:list>
                    <text:list-item>
                      <text:p text:style-name="P182">attaccamento morboso paziente-medico che porta al trasferimento dei sentimenti ambivalenti provati verso i genitori da bambini sul medic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2">Psiche divisa in due topiche (topoi)</text:p>
          <text:list>
            <text:list-item>
              <text:p text:style-name="P183">sistemi</text:p>
              <text:list>
                <text:list-item>
                  <text:p text:style-name="P183">conscio</text:p>
                </text:list-item>
                <text:list-item>
                  <text:p text:style-name="P183">preconscio</text:p>
                </text:list-item>
                <text:list-item>
                  <text:p text:style-name="P183">inconscio</text:p>
                </text:list-item>
              </text:list>
            </text:list-item>
            <text:list-item>
              <text:p text:style-name="P183">istanze</text:p>
              <text:list>
                <text:list-item>
                  <text:p text:style-name="P183"><text:soft-page-break/>Es</text:p>
                  <text:list>
                    <text:list-item>
                      <text:p text:style-name="P184">forza impersonale caotica</text:p>
                    </text:list-item>
                    <text:list-item>
                      <text:p text:style-name="P184">segue solo il piacere, non bene, morale o ragione</text:p>
                    </text:list-item>
                    <text:list-item>
                      <text:p text:style-name="P184">oltre spazio, tempo e causalità</text:p>
                    </text:list-item>
                    <text:list-item>
                      <text:p text:style-name="P184">dominata dagli impulsi</text:p>
                    </text:list-item>
                  </text:list>
                </text:list-item>
                <text:list-item>
                  <text:p text:style-name="P183">Io</text:p>
                  <text:list>
                    <text:list-item>
                      <text:p text:style-name="P185">forza organizzata e razionale</text:p>
                    </text:list-item>
                    <text:list-item>
                      <text:p text:style-name="P185">sottostà al mondo esterno, all’Es e al Super-Io</text:p>
                    </text:list-item>
                  </text:list>
                </text:list-item>
                <text:list-item>
                  <text:p text:style-name="P183">Super-Io</text:p>
                  <text:list>
                    <text:list-item>
                      <text:p text:style-name="P186">coscienza moral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7">Sogni sono la via regia che conduce all’inconscio</text:p>
          <text:list>
            <text:list-item>
              <text:p text:style-name="P188">Sono il camuffamento di un desiderio</text:p>
            </text:list-item>
            <text:list-item>
              <text:p text:style-name="P189">Contenuto</text:p>
              <text:list>
                <text:list-item>
                  <text:p text:style-name="P189">Manifesto: ciò che il soggetto ricorda dopo il sonno</text:p>
                </text:list-item>
                <text:list-item>
                  <text:p text:style-name="P189">Latente: ciò che il soggetto dimentica a causa della censura fatta dalla psiche. </text:p>
                  <text:list>
                    <text:list-item>
                      <text:p text:style-name="P189">È questa a generare nevrosi</text:p>
                    </text:list-item>
                    <text:list-item>
                      <text:p text:style-name="P189">Si può rendere manifesto tramite le associazioni libere</text:p>
                    </text:list-item>
                    <text:list-item>
                      <text:p text:style-name="P190">Atti mancati (lapsus, errori, dimenticanze che avvengono con frequenza) sono legati a questo aspetto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1">Molte problematiche sono legate alla sfera sessuale</text:p>
          <text:list>
            <text:list-item>
              <text:p text:style-name="P191">Prima di Freud genitalità <text:span text:style-name="T51">(riconoscimento del proprio sesso)</text:span> e sessualità erano termini coincidenti <text:span text:style-name="T52">che indicavano il fine procreativo</text:span></text:p>
            </text:list-item>
            <text:list-item>
              <text:p text:style-name="P192">sublimazione: trasferimento di una carica sessuale su un oggetto (arte, lavoro etc)</text:p>
            </text:list-item>
            <text:list-item>
              <text:p text:style-name="P192">perversione: <text:span text:style-name="T52">rapporto carnale il cui unico scopo è il piacere, mosso da una forza incontrollabile (libido)</text:span></text:p>
            </text:list-item>
          </text:list>
        </text:list-item>
        <text:list-item>
          <text:p text:style-name="P238">Il bambino è un essere perverso e polimorfo, perché non è interessato a riprodursi e consegue solo il piacere</text:p>
          <text:list>
            <text:list-item>
              <text:p text:style-name="P238">Fase orale</text:p>
              <text:list>
                <text:list-item>
                  <text:p text:style-name="P238">Fino al primo anno e mezzo</text:p>
                </text:list-item>
                <text:list-item>
                  <text:p text:style-name="P238">Caratterizzata dalla suzione del latte materno</text:p>
                </text:list-item>
              </text:list>
            </text:list-item>
            <text:list-item>
              <text:p text:style-name="P238">Fase anale</text:p>
              <text:list>
                <text:list-item>
                  <text:p text:style-name="P238">fino ai tre anni</text:p>
                </text:list-item>
                <text:list-item>
                  <text:p text:style-name="P238">le nevrosi deriva dalla visione <text:span text:style-name="T53">dei</text:span> propri escrementi</text:p>
                </text:list-item>
              </text:list>
            </text:list-item>
            <text:list-item>
              <text:p text:style-name="P238">Fase genitale</text:p>
              <text:list>
                <text:list-item>
                  <text:p text:style-name="P239">Fase fallica</text:p>
                  <text:list>
                    <text:list-item>
                      <text:p text:style-name="P239">Complesso di Edipo-Elettra</text:p>
                      <text:list>
                        <text:list-item>
                          <text:p text:style-name="P239">Attaccamento morboso per la figura genitoriale di sesso opposto vedendo come antagonista il genitore dello stesso sesso</text:p>
                        </text:list-item>
                      </text:list>
                    </text:list-item>
                    <text:list-item>
                      <text:p text:style-name="P239"><text:soft-page-break/>Complesso di invidia del pene/ di castrazione</text:p>
                    </text:list-item>
                  </text:list>
                </text:list-item>
                <text:list-item>
                  <text:p text:style-name="P239">Fase genitale in senso stretto</text:p>
                </text:list-item>
              </text:list>
            </text:list-item>
          </text:list>
        </text:list-item>
        <text:list-item>
          <text:p text:style-name="P240">Il disagio della civiltà e ultime opere</text:p>
          <text:list>
            <text:list-item>
              <text:p text:style-name="P240">Lotta Eros-Thanatos</text:p>
              <text:list>
                <text:list-item>
                  <text:p text:style-name="P240">Eros: <text:span text:style-name="T54">pulsioni sessuali che conservano e uniscono gli individui</text:span></text:p>
                  <text:list>
                    <text:list-item>
                      <text:p text:style-name="P241">L’uomo può superarle</text:p>
                    </text:list-item>
                  </text:list>
                </text:list-item>
                <text:list-item>
                  <text:p text:style-name="P240">Thanatos: <text:span text:style-name="T54">Pulsioni aggressive che portano alla distruzione</text:span></text:p>
                  <text:list>
                    <text:list-item>
                      <text:p text:style-name="P242">L’uomo deve soffocarle con l’aiuto di Eros facendo anche emergere gli appetiti</text:p>
                    </text:list-item>
                  </text:list>
                </text:list-item>
                <text:list-item>
                  <text:p text:style-name="P243">Convivono nell’individuo</text:p>
                </text:list-item>
                <text:list-item>
                  <text:p text:style-name="P240">Freud vede in questa lotta la storia del genere umano</text:p>
                </text:list-item>
              </text:list>
            </text:list-item>
            <text:list-item>
              <text:p text:style-name="P244">Il disagio della civiltà deriva dalla nascita dei regimi autoritari</text:p>
              <text:list>
                <text:list-item>
                  <text:p text:style-name="P245">Gli Stati usciti dal conflitto mondiale erano instabili politicamente ed economicamente</text:p>
                </text:list-item>
                <text:list-item>
                  <text:p text:style-name="P246">La debolezza sfociò in un cambiamento radicale che permise ai regimi autoritari di acquisire il consenso</text:p>
                </text:list-item>
                <text:list-item>
                  <text:p text:style-name="P247">Inoltre gli errori del passato non sembravano essere stati compresi dalla Germania nella quale era sentita la necessità di una nuova guerra</text:p>
                </text:list-item>
              </text:list>
            </text:list-item>
          </text:list>
        </text:list-item>
      </text:list>
      <text:h text:style-name="P269" text:outline-level="2"><text:bookmark-start text:name="Neopositivismo"/>Neopositivismo <text:span text:style-name="T55">(positivismo logico, empirismo logico)</text:span><text:bookmark-end text:name="Neopositivismo"/></text:h>
      <text:list xml:id="list3898662339" text:style-name="L16">
        <text:list-item>
          <text:p text:style-name="P193">Relazione con il Positivismo</text:p>
          <text:list>
            <text:list-item>
              <text:p text:style-name="P193">Analogie</text:p>
              <text:list>
                <text:list-item>
                  <text:p text:style-name="P193">rifiuto della metafisica</text:p>
                </text:list-item>
                <text:list-item>
                  <text:p text:style-name="P193">centralità della scienza</text:p>
                </text:list-item>
              </text:list>
            </text:list-item>
            <text:list-item>
              <text:p text:style-name="P193">Differenze</text:p>
              <text:list>
                <text:list-item>
                  <text:p text:style-name="P194">concetto critico della scienza</text:p>
                </text:list-item>
                <text:list-item>
                  <text:p text:style-name="P194">scienze fondate sulla logica</text:p>
                  <text:list>
                    <text:list-item>
                      <text:p text:style-name="P195">Logica aristotelica adattata ai nuovi linguaggi scientifici (aspetto logico-linguistico) <text:span text:style-name="T56">ispirata a Russel e Frege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6">Obiettivo: ricerca di un linguaggio <text:span text:style-name="T57">logico</text:span> universale per le scienze</text:p>
          <text:list>
            <text:list-item>
              <text:p text:style-name="P196">Una scienza, un linguaggio</text:p>
            </text:list-item>
          </text:list>
        </text:list-item>
        <text:list-item>
          <text:p text:style-name="P197">Circolo di Vienna (Schl<text:span text:style-name="T60">i</text:span>ck, Carnap, Neurath) <text:span text:style-name="T58">a cui faceva capo la rivista “La concezione scientifica del mondo”</text:span></text:p>
        </text:list-item>
        <text:list-item>
          <text:p text:style-name="P198">Circolo di Berlino (Reichenbach) <text:span text:style-name="T59">collaborò con Vienna</text:span></text:p>
        </text:list-item>
        <text:list-item>
          <text:p text:style-name="P199">Schlick</text:p>
          <text:list>
            <text:list-item>
              <text:p text:style-name="P200">Principio di Verificazione</text:p>
              <text:list>
                <text:list-item>
                  <text:p text:style-name="P200">“ogni enunciato sintetico ha un significato solo se la sua verità o falsità è dimostrabile <text:s/>tramite verifica empirica”</text:p>
                  <text:list>
                    <text:list-item>
                      <text:p text:style-name="P200">Nell’analisi (universale → particolare) l’esperienza non ha rilievo</text:p>
                    </text:list-item>
                  </text:list>
                </text:list-item>
                <text:list-item>
                  <text:p text:style-name="P201"><text:soft-page-break/>criterio di significanza (<text:span text:style-name="T61">dà un significato</text:span>) che crea proposizioni valide solo per la scienza</text:p>
                </text:list-item>
              </text:list>
            </text:list-item>
            <text:list-item>
              <text:p text:style-name="P202">Filosofia è la “regina delle scienze”</text:p>
              <text:list>
                <text:list-item>
                  <text:p text:style-name="P202">Ha una funzione chiarificatrice, di supporto, quindi non è scienza</text:p>
                </text:list-item>
              </text:list>
            </text:list-item>
          </text:list>
        </text:list-item>
        <text:list-item>
          <text:p text:style-name="P203">Neurath</text:p>
          <text:list>
            <text:list-item>
              <text:p text:style-name="P204">Fisicalismo</text:p>
              <text:list>
                <text:list-item>
                  <text:p text:style-name="P204">Il linguaggio della fisica è universale</text:p>
                </text:list-item>
                <text:list-item>
                  <text:p text:style-name="P204">tutti gli enunciati delle altre scienze sono riconducibili a essa</text:p>
                </text:list-item>
                <text:list-item>
                  <text:p text:style-name="P205">la fisica dà accesso alla verità (per il principio di verificazione) e ciò che è riconducibile a essa è vero</text:p>
                </text:list-item>
                <text:list-item>
                  <text:p text:style-name="P206">Introducendo falsità il sistema crolla</text:p>
                </text:list-item>
                <text:list-item>
                  <text:p text:style-name="P207">Nel linguaggio fisico <text:span text:style-name="T64">la maggior parte dei</text:span> confronti avvengono con una data certezza</text:p>
                </text:list-item>
              </text:list>
            </text:list-item>
            <text:list-item>
              <text:p text:style-name="P208">Principio Neurath</text:p>
              <text:list>
                <text:list-item>
                  <text:p text:style-name="P209">La verità deve essere accertata anche con dei confronti <text:span text:style-name="T62">con proposizioni simili</text:span> oltre che con delle verifiche empiriche <text:span text:style-name="T63">(Olismo, ossia studio del tutto)</text:span></text:p>
                </text:list-item>
                <text:list-item>
                  <text:p text:style-name="P210">La conoscenza non parte da una “tabula rasa” poiché sono necessarie due proposizioni per effettuare un confronto</text:p>
                </text:list-item>
              </text:list>
            </text:list-item>
          </text:list>
        </text:list-item>
        <text:list-item>
          <text:p text:style-name="P211">Carnap</text:p>
          <text:list>
            <text:list-item>
              <text:p text:style-name="P211">Principio di confermabilità</text:p>
              <text:list>
                <text:list-item>
                  <text:p text:style-name="P211">una proposizione è vera se la si può confermare in maniera crescente senza che durante il percorso venga contraddetta, partendo dall’esperienza</text:p>
                </text:list-item>
                <text:list-item>
                  <text:p text:style-name="P212">La conoscenza è un insieme di protocolli</text:p>
                  <text:list>
                    <text:list-item>
                      <text:p text:style-name="P212">Proposizione che non è necessario verificare, poiché l’esperienza le conferma</text:p>
                    </text:list-item>
                  </text:list>
                </text:list-item>
              </text:list>
            </text:list-item>
          </text:list>
        </text:list-item>
      </text:list>
      <text:h text:style-name="P274" text:outline-level="2"><text:bookmark-start text:name="Popper"/>Popper<text:bookmark-end text:name="Popper"/></text:h>
      <text:list xml:id="list1879210582" text:style-name="L17">
        <text:list-item>
          <text:p text:style-name="P213">Maggior oppositore al Circolo di Vienna</text:p>
        </text:list-item>
        <text:list-item>
          <text:p text:style-name="P214">Einstein lo influenza per la definizione di</text:p>
          <text:list>
            <text:list-item>
              <text:p text:style-name="P214">Criterio di falsificazione (è scienza, ciò che rimane dopo aver escluso non-scienza)</text:p>
            </text:list-item>
            <text:list-item>
              <text:p text:style-name="P214">fallibilismo (la scienza è fondata su congetture suscettibili a essere verificate o smentite)</text:p>
            </text:list-item>
          </text:list>
        </text:list-item>
        <text:list-item>
          <text:p text:style-name="P215">Critica all'induzione</text:p>
          <text:list>
            <text:list-item>
              <text:p text:style-name="P215">Aristotelica (per enumerazione)</text:p>
              <text:list>
                <text:list-item>
                  <text:p text:style-name="P215">Nessun numero di osservazioni è sufficiente per affermare che tutti i cigni siano bianchi o che vi sia una minima probabilità di vederne uno nero</text:p>
                </text:list-item>
              </text:list>
            </text:list-item>
            <text:list-item>
              <text:p text:style-name="P215">Baconiana (per eliminazione)</text:p>
              <text:list>
                <text:list-item>
                  <text:p text:style-name="P216">A ogni problema ci sono infinite soluzioni, perciò eliminando ciò che riteniamo falso non si giunge obbligatoriamente alla verità <text:span text:style-name="T65">(Tacchino induttivista)</text:span></text:p>
                </text:list-item>
              </text:list>
            </text:list-item>
          </text:list>
        </text:list-item>
        <text:list-item>
          <text:p text:style-name="P217">Critica a Galileo che considerava la mente come una tabula rasa prima dell’osservazione (osservazionismo)</text:p>
          <text:list>
            <text:list-item>
              <text:p text:style-name="P217">Per Popper la mente è come un faro</text:p>
              <text:list>
                <text:list-item>
                  <text:p text:style-name="P217"><text:soft-page-break/>Composta da ipotesi precostituite per poter osservare</text:p>
                </text:list-item>
              </text:list>
            </text:list-item>
            <text:list-item>
              <text:p text:style-name="P218">Critica il giustificazionismo (induzione) tramite la vicenda del “tacchino induttivista”</text:p>
              <text:list>
                <text:list-item>
                  <text:p text:style-name="P218">ipotesi conducono a osservazioni tramite la deduzione</text:p>
                </text:list-item>
              </text:list>
            </text:list-item>
          </text:list>
        </text:list-item>
        <text:list-item>
          <text:p text:style-name="P219">Le ipotesi vanno inventate e poi provate e confermate</text:p>
          <text:list>
            <text:list-item>
              <text:p text:style-name="P219">Le idee nella mente non sono innate, ma frutto di una scelta</text:p>
              <text:list>
                <text:list-item>
                  <text:p text:style-name="P220">è per questo motivo che le basi della scienza sono fragili (scienza su palafitte)</text:p>
                </text:list-item>
              </text:list>
            </text:list-item>
            <text:list-item>
              <text:p text:style-name="P219">Per ottenere una conferma è necessario falsificare una teoria tramite l’esperienza</text:p>
              <text:list>
                <text:list-item>
                  <text:p text:style-name="P219">La metafisica è infalsificabile e perciò non è scienza</text:p>
                </text:list-item>
                <text:list-item>
                  <text:p text:style-name="P221">Metodo ipotetico-deduttivo dei controlli basato su</text:p>
                  <text:list>
                    <text:list-item>
                      <text:p text:style-name="P221">asserzioni base: principi elementari controllori di falsificazion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2">le teorie scientifiche derivano da congetture e confutazioni</text:p>
          <text:list>
            <text:list-item>
              <text:p text:style-name="P222">congetture: controlli critici di falsificazione</text:p>
            </text:list-item>
            <text:list-item>
              <text:p text:style-name="P222">confutazioni: mettono in luce errori fatti</text:p>
            </text:list-item>
            <text:list-item>
              <text:p text:style-name="P222">Tra Einstein e un ameba non vi è nessuna differenza poiché le teorie di entrambi sono falsificabili, se non che Einstein riconosce gli errori (atteggiamento critico)</text:p>
            </text:list-item>
          </text:list>
        </text:list-item>
        <text:list-item>
          <text:p text:style-name="P223">Realismo critico (imparare dagli errori)</text:p>
          <text:list>
            <text:list-item>
              <text:p text:style-name="P223">Scienza non è verità assoluta (episteme), ma doxa</text:p>
            </text:list-item>
            <text:list-item>
              <text:p text:style-name="P223">Errore è parte integrante del sapere</text:p>
            </text:list-item>
            <text:list-item>
              <text:p text:style-name="P224">Teoria dei tre mondi</text:p>
              <text:list>
                <text:list-item>
                  <text:p text:style-name="P224">Mondo 1 (cose)</text:p>
                </text:list-item>
                <text:list-item>
                  <text:p text:style-name="P224">Mondo 2 (esperienze soggettive)</text:p>
                </text:list-item>
                <text:list-item>
                  <text:p text:style-name="P224">Mondo 3 (teorie scientifiche, metafisiche, religiose, mitiche etc)</text:p>
                </text:list-item>
              </text:list>
            </text:list-item>
          </text:list>
        </text:list-item>
        <text:list-item>
          <text:p text:style-name="P225">Miseria dello storicismo</text:p>
          <text:list>
            <text:list-item>
              <text:p text:style-name="P226">Le filosofie che si sono occupate di storicismo hanno avuto la pretesa di dare un significate olistico (universale) al tutto</text:p>
              <text:list>
                <text:list-item>
                  <text:p text:style-name="P227">Critica le teoria olistiche (come quella di Hegel)</text:p>
                  <text:list>
                    <text:list-item>
                      <text:p text:style-name="P227">antiscientifiche, si può conoscere una parte della realtà che non è il tutto</text:p>
                    </text:list-item>
                    <text:list-item>
                      <text:p text:style-name="P227">politica totalitaria, guarda al bene della società non del singolo</text:p>
                    </text:list-item>
                  </text:list>
                </text:list-item>
              </text:list>
            </text:list-item>
            <text:list-item>
              <text:p text:style-name="P228">La storia non può seguire alcun metodo, poiché non è provvidenziale e deterministica</text:p>
              <text:list>
                <text:list-item>
                  <text:p text:style-name="P228">Rifiuta il determinismo: gli eventi storici non sono prevedibili</text:p>
                  <text:list>
                    <text:list-item>
                      <text:p text:style-name="P228">Nella storia non si impara dagli errori (Si può predire un eclissi, ma non una rivoluzione)</text:p>
                    </text:list-item>
                  </text:list>
                </text:list-item>
                <text:list-item>
                  <text:p text:style-name="P228">Rifiuta il provvidenzialismo: la storia non ha una prospettiva ultima e prestabilita</text:p>
                </text:list-item>
              </text:list>
            </text:list-item>
          </text:list>
        </text:list-item>
        <text:list-item>
          <text:p text:style-name="P229">Società aperta e i suoi nemici</text:p>
          <text:list>
            <text:list-item>
              <text:p text:style-name="P230">Parte dalla distinzione di Bergson tra società aperta e chiusa</text:p>
            </text:list-item>
            <text:list-item>
              <text:p text:style-name="P230">Società chiusa</text:p>
              <text:list>
                <text:list-item>
                  <text:p text:style-name="P230">Eraclito parlo per primo di società chiusa</text:p>
                  <text:list>
                    <text:list-item>
                      <text:p text:style-name="P230"><text:soft-page-break/>Fu portavoce della più arrabbiata aristocrazia, <text:span text:style-name="T68">poiché visse in un periodo di dominio dell’aristocrazia</text:span></text:p>
                    </text:list-item>
                  </text:list>
                </text:list-item>
                <text:list-item>
                  <text:p text:style-name="P232">Platone ha creato uno Stato pietrificato (aristocrazia di filosofi)</text:p>
                </text:list-item>
                <text:list-item>
                  <text:p text:style-name="P232">Hegel è stato arsenale del nazismo e della deplorevole fede fascista</text:p>
                  <text:list>
                    <text:list-item>
                      <text:p text:style-name="P232">Ha parlato di superiorità del mondo cristiano-germanico</text:p>
                    </text:list-item>
                    <text:list-item>
                      <text:p text:style-name="P232">Il tutto trascende le parti <text:span text:style-name="T69">(visione totalizzante)</text:span></text:p>
                    </text:list-item>
                    <text:list-item>
                      <text:p text:style-name="P233">Hegel ha ispirato Hitler</text:p>
                    </text:list-item>
                  </text:list>
                </text:list-item>
                <text:list-item>
                  <text:p text:style-name="P234">Marx è il falso profeta, perché dà una visione provvidenzialistica e deterministica della Storia <text:span text:style-name="T69">(visione totalizzante)</text:span></text:p>
                  <text:list>
                    <text:list-item>
                      <text:p text:style-name="P233">Marx ha ispirato Stalin</text:p>
                    </text:list-item>
                  </text:list>
                </text:list-item>
              </text:list>
            </text:list-item>
            <text:list-item>
              <text:p text:style-name="P231">Società aperta prevede equilibrio e collaborazione tra governanti e governati</text:p>
              <text:list>
                <text:list-item>
                  <text:p text:style-name="P235">Democrazia: istituzioni che permettono di controllare i governanti e limitarne i poteri</text:p>
                </text:list-item>
                <text:list-item>
                  <text:p text:style-name="P236">La violenza è ammessa per destituire i tiranni e i governanti dal popolo</text:p>
                </text:list-item>
              </text:list>
            </text:list-item>
            <text:list-item>
              <text:p text:style-name="P237">Riformismo gradualista: tramite delle riforme semplici si devono raggiungere gli obiettivi</text:p>
              <text:list>
                <text:list-item>
                  <text:p text:style-name="P237">ciò garantisce la libertà e il confronto tra <text:span text:style-name="T70">obiettivi fissati e raggiunti</text:span></text:p>
                </text:list-item>
              </text:list>
              <text:p text:style-name="P225"/>
              <text:list text:continue-numbering="true">
                <text:list-header>
                  <text:p text:style-name="P221"/>
                </text:list-header>
              </text:list>
            </text:list-item>
          </text:list>
        </text:list-item>
      </text:list>
      <text:p text:style-name="P9"/>
      <text:p text:style-name="P8"/>
      <text:list xml:id="list201918177699727" text:continue-list="list2096719308" text:style-name="L8">
        <text:list-item>
          <text:list>
            <text:list-header>
              <text:p text:style-name="P107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Tahoma1" svg:font-family="Tahoma"/>
    <style:font-face style:name="Liberation Serif" svg:font-family="'Liberation Serif'" style:font-family-generic="roman" style:font-pitch="variable"/>
    <style:font-face style:name="NanumGothic" svg:font-family="NanumGothic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ListLabel_20_54" style:display-name="ListLabel 54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53" style:display-name="ListLabel 53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52" style:display-name="ListLabel 52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51" style:display-name="ListLabel 51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50" style:display-name="ListLabel 50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9" style:display-name="ListLabel 49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8" style:display-name="ListLabel 48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7" style:display-name="ListLabel 47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6" style:display-name="ListLabel 46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5" style:display-name="ListLabel 45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4" style:display-name="ListLabel 44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3" style:display-name="ListLabel 43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2" style:display-name="ListLabel 42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1" style:display-name="ListLabel 41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0" style:display-name="ListLabel 40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9" style:display-name="ListLabel 39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8" style:display-name="ListLabel 38" style:family="text">
      <style:text-properties style:font-name="NanumGothic" fo:font-family="NanumGothic" style:font-family-generic="roman" style:font-pitch="variable"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7" style:display-name="ListLabel 37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6" style:display-name="ListLabel 36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5" style:display-name="ListLabel 35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4" style:display-name="ListLabel 34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3" style:display-name="ListLabel 33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2" style:display-name="ListLabel 32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1" style:display-name="ListLabel 31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0" style:display-name="ListLabel 30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9" style:display-name="ListLabel 29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8" style:display-name="ListLabel 28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7" style:display-name="ListLabel 27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6" style:display-name="ListLabel 26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5" style:display-name="ListLabel 25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4" style:display-name="ListLabel 24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3" style:display-name="ListLabel 23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2" style:display-name="ListLabel 22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1" style:display-name="ListLabel 21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0" style:display-name="ListLabel 20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9" style:display-name="ListLabel 19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8" style:display-name="ListLabel 18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7" style:display-name="ListLabel 17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6" style:display-name="ListLabel 16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5" style:display-name="ListLabel 15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4" style:display-name="ListLabel 14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3" style:display-name="ListLabel 13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2" style:display-name="ListLabel 12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1" style:display-name="ListLabel 11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0" style:display-name="ListLabel 10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9" style:display-name="ListLabel 9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8" style:display-name="ListLabel 8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7" style:display-name="ListLabel 7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6" style:display-name="ListLabel 6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5" style:display-name="ListLabel 5" style:family="text">
      <style:text-properties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4" style:display-name="ListLabel 4" style:family="text">
      <style:text-properties style:font-name="NanumGothic" fo:font-family="NanumGothic" style:font-family-generic="roman" style:font-pitch="variable"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3" style:display-name="ListLabel 3" style:family="text">
      <style:text-properties style:font-name="NanumGothic" fo:font-family="NanumGothic" style:font-family-generic="roman" style:font-pitch="variable"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2" style:display-name="ListLabel 2" style:family="text">
      <style:text-properties style:font-name="NanumGothic" fo:font-family="NanumGothic" style:font-family-generic="roman" style:font-pitch="variable"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ListLabel_20_1" style:display-name="ListLabel 1" style:family="text">
      <style:text-properties style:font-name="NanumGothic" fo:font-family="NanumGothic" style:font-family-generic="roman" style:font-pitch="variable" fo:font-size="10pt" fo:background-color="transparent" style:font-name-asian="Wingdings" style:font-family-asian="Wingdings" style:font-family-generic-asian="system" style:font-pitch-asian="variable" style:font-size-asian="10pt" style:font-size-complex="10pt" style:text-scale="100%"/>
    </style:style>
    <style:style style:name="Default_20_Paragraph_20_Font" style:display-name="Default Paragraph Font" style:family="text">
      <style:text-properties fo:font-size="10pt" fo:background-color="transparent" style:font-size-asian="10pt" style:font-size-complex="10pt" style:text-scale="100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l" text:bullet-char="l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2" style:num-suffix="n" text:bullet-char="n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3" text:style-name="ListLabel_20_3" style:num-suffix="u" text:bullet-char="u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4" style:num-suffix="l" text:bullet-char="l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5" style:num-suffix="n" text:bullet-char="n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6" style:num-suffix="u" text:bullet-char="u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7" style:num-suffix="l" text:bullet-char="l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8" style:num-suffix="n" text:bullet-char="n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9" style:num-suffix="u" text:bullet-char="u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n" text:bullet-char="n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1" style:num-suffix="n" text:bullet-char="n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3" text:style-name="ListLabel_20_12" style:num-suffix="u" text:bullet-char="u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" style:num-suffix="l" text:bullet-char="l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14" style:num-suffix="n" text:bullet-char="n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15" style:num-suffix="u" text:bullet-char="u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" style:num-suffix="l" text:bullet-char="l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17" style:num-suffix="n" text:bullet-char="n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18" style:num-suffix="u" text:bullet-char="u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u" text:bullet-char="u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20" style:num-suffix="n" text:bullet-char="n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3" text:style-name="ListLabel_20_21" style:num-suffix="u" text:bullet-char="u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22" style:num-suffix="l" text:bullet-char="l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23" style:num-suffix="n" text:bullet-char="n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24" style:num-suffix="u" text:bullet-char="u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25" style:num-suffix="l" text:bullet-char="l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26" style:num-suffix="n" text:bullet-char="n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27" style:num-suffix="u" text:bullet-char="u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l" text:bullet-char="l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29" style:num-suffix="n" text:bullet-char="n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3" text:style-name="ListLabel_20_30" style:num-suffix="u" text:bullet-char="u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31" style:num-suffix="l" text:bullet-char="l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32" style:num-suffix="n" text:bullet-char="n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33" style:num-suffix="u" text:bullet-char="u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34" style:num-suffix="l" text:bullet-char="l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35" style:num-suffix="n" text:bullet-char="n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36" style:num-suffix="u" text:bullet-char="u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l" text:bullet-char="l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38" style:num-suffix="n" text:bullet-char="n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3" text:style-name="ListLabel_20_39" style:num-suffix="u" text:bullet-char="u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40" style:num-suffix="l" text:bullet-char="l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41" style:num-suffix="n" text:bullet-char="n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42" style:num-suffix="u" text:bullet-char="u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43" style:num-suffix="l" text:bullet-char="l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44" style:num-suffix="n" text:bullet-char="n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45" style:num-suffix="u" text:bullet-char="u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l" text:bullet-char="l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47" style:num-suffix="n" text:bullet-char="n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3" text:style-name="ListLabel_20_48" style:num-suffix="u" text:bullet-char="u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49" style:num-suffix="l" text:bullet-char="l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5" text:style-name="ListLabel_20_50" style:num-suffix="n" text:bullet-char="n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6" text:style-name="ListLabel_20_51" style:num-suffix="u" text:bullet-char="u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52" style:num-suffix="l" text:bullet-char="l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8" text:style-name="ListLabel_20_53" style:num-suffix="n" text:bullet-char="n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9" text:style-name="ListLabel_20_54" style:num-suffix="u" text:bullet-char="u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lonna" style:page-layout-name="Mpm2" style:next-style-name="Standard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H44M45S</meta:editing-duration>
    <meta:editing-cycles>300</meta:editing-cycles>
    <meta:generator>LibreOffice/5.3.2.2$Windows_x86 LibreOffice_project/6cd4f1ef626f15116896b1d8e1398b56da0d0ee1</meta:generator>
    <dc:date>2017-06-25T20:19:15.572000000</dc:date>
    <meta:document-statistic meta:table-count="1" meta:image-count="0" meta:object-count="0" meta:page-count="27" meta:paragraph-count="905" meta:word-count="6953" meta:character-count="40946" meta:non-whitespace-character-count="35737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